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6.4965in"/>
    </style:style>
    <style:style style:name="Table1" style:family="table" style:master-page-name="MP0">
      <style:table-properties style:width="6.4965in" style:rel-width="100%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none" fo:background-color="#606060" style:writing-mode="lr-tb" style:vertical-align="middle" fo:padding-top="0.052in" fo:padding-left="0.052in" fo:padding-bottom="0.052in" fo:padding-right="0.052in"/>
    </style:style>
    <style:style style:name="P5" style:parent-style-name="Обычный" style:family="paragraph">
      <style:paragraph-properties fo:break-before="page" fo:text-align="center"/>
    </style:style>
    <style:style style:name="T6" style:parent-style-name="Основнойшрифтабзаца" style:family="text">
      <style:text-properties style:font-name="Arial" style:font-name-complex="Arial" fo:color="#000000"/>
    </style:style>
    <style:style style:name="T7" style:parent-style-name="s01" style:family="text">
      <style:text-properties fo:language="en" fo:country="US"/>
    </style:style>
    <style:style style:name="T8" style:parent-style-name="s11" style:family="text">
      <style:text-properties fo:language="en" fo:country="US"/>
    </style:style>
    <style:style style:name="P9" style:parent-style-name="СтандартныйHTML" style:family="paragraph">
      <style:text-properties fo:language="en" fo:country="US"/>
    </style:style>
    <style:style style:name="T10" style:parent-style-name="s01" style:family="text">
      <style:text-properties fo:language="en" fo:country="US"/>
    </style:style>
    <style:style style:name="T11" style:parent-style-name="s11" style:family="text">
      <style:text-properties fo:language="en" fo:country="US"/>
    </style:style>
    <style:style style:name="T12" style:parent-style-name="s01" style:family="text">
      <style:text-properties fo:language="en" fo:country="US"/>
    </style:style>
    <style:style style:name="T13" style:parent-style-name="s11" style:family="text">
      <style:text-properties fo:language="en" fo:country="US"/>
    </style:style>
    <style:style style:name="P14" style:parent-style-name="СтандартныйHTML" style:family="paragraph">
      <style:text-properties fo:language="en" fo:country="US"/>
    </style:style>
    <style:style style:name="T15" style:parent-style-name="s01" style:family="text">
      <style:text-properties fo:language="en" fo:country="US"/>
    </style:style>
    <style:style style:name="T16" style:parent-style-name="s11" style:family="text">
      <style:text-properties fo:language="en" fo:country="US"/>
    </style:style>
    <style:style style:name="T17" style:parent-style-name="Основнойшрифтабзаца" style:family="text">
      <style:text-properties fo:language="en" fo:country="US"/>
    </style:style>
    <style:style style:name="T18" style:parent-style-name="s01" style:family="text">
      <style:text-properties fo:language="en" fo:country="US"/>
    </style:style>
    <style:style style:name="T19" style:parent-style-name="s01" style:family="text">
      <style:text-properties fo:language="en" fo:country="US"/>
    </style:style>
    <style:style style:name="T20" style:parent-style-name="s11" style:family="text">
      <style:text-properties fo:language="en" fo:country="US"/>
    </style:style>
    <style:style style:name="P21" style:parent-style-name="СтандартныйHTML" style:family="paragraph">
      <style:text-properties fo:language="en" fo:country="US"/>
    </style:style>
    <style:style style:name="T22" style:parent-style-name="Основнойшрифтабзаца" style:family="text">
      <style:text-properties fo:language="en" fo:country="US"/>
    </style:style>
    <style:style style:name="T23" style:parent-style-name="s01" style:family="text">
      <style:text-properties fo:language="en" fo:country="US"/>
    </style:style>
    <style:style style:name="T24" style:parent-style-name="s11" style:family="text">
      <style:text-properties fo:language="en" fo:country="US"/>
    </style:style>
    <style:style style:name="P25" style:parent-style-name="СтандартныйHTML" style:family="paragraph">
      <style:text-properties fo:language="en" fo:country="US"/>
    </style:style>
    <style:style style:name="T26" style:parent-style-name="Основнойшрифтабзаца" style:family="text">
      <style:text-properties fo:language="en" fo:country="US"/>
    </style:style>
    <style:style style:name="T27" style:parent-style-name="s11" style:family="text">
      <style:text-properties fo:language="en" fo:country="US"/>
    </style:style>
    <style:style style:name="T28" style:parent-style-name="s01" style:family="text">
      <style:text-properties fo:language="en" fo:country="US"/>
    </style:style>
    <style:style style:name="T29" style:parent-style-name="s11" style:family="text">
      <style:text-properties fo:language="en" fo:country="US"/>
    </style:style>
    <style:style style:name="P30" style:parent-style-name="СтандартныйHTML" style:family="paragraph">
      <style:text-properties fo:language="en" fo:country="US"/>
    </style:style>
    <style:style style:name="T31" style:parent-style-name="Основнойшрифтабзаца" style:family="text">
      <style:text-properties fo:language="en" fo:country="US"/>
    </style:style>
    <style:style style:name="T32" style:parent-style-name="s11" style:family="text">
      <style:text-properties fo:language="en" fo:country="US"/>
    </style:style>
    <style:style style:name="T33" style:parent-style-name="s21" style:family="text">
      <style:text-properties fo:language="en" fo:country="US"/>
    </style:style>
    <style:style style:name="T34" style:parent-style-name="s21" style:family="text">
      <style:text-properties fo:language="en" fo:country="US"/>
    </style:style>
    <style:style style:name="T35" style:parent-style-name="s11" style:family="text">
      <style:text-properties fo:language="en" fo:country="US"/>
    </style:style>
    <style:style style:name="T36" style:parent-style-name="s31" style:family="text">
      <style:text-properties fo:language="en" fo:country="US"/>
    </style:style>
    <style:style style:name="T37" style:parent-style-name="s31" style:family="text">
      <style:text-properties fo:language="en" fo:country="US"/>
    </style:style>
    <style:style style:name="T38" style:parent-style-name="s31" style:family="text">
      <style:text-properties fo:language="en" fo:country="US"/>
    </style:style>
    <style:style style:name="T39" style:parent-style-name="s31" style:family="text">
      <style:text-properties fo:language="en" fo:country="US"/>
    </style:style>
    <style:style style:name="T40" style:parent-style-name="Основнойшрифтабзаца" style:family="text">
      <style:text-properties fo:language="en" fo:country="US"/>
    </style:style>
    <style:style style:name="T41" style:parent-style-name="s11" style:family="text">
      <style:text-properties fo:language="en" fo:country="US"/>
    </style:style>
    <style:style style:name="T42" style:parent-style-name="s41" style:family="text">
      <style:text-properties fo:language="en" fo:country="US"/>
    </style:style>
    <style:style style:name="T43" style:parent-style-name="s11" style:family="text">
      <style:text-properties fo:language="en" fo:country="US"/>
    </style:style>
    <style:style style:name="T44" style:parent-style-name="Основнойшрифтабзаца" style:family="text">
      <style:text-properties fo:language="en" fo:country="US"/>
    </style:style>
    <style:style style:name="T45" style:parent-style-name="s11" style:family="text">
      <style:text-properties fo:language="en" fo:country="US"/>
    </style:style>
    <style:style style:name="T46" style:parent-style-name="s21" style:family="text">
      <style:text-properties fo:language="en" fo:country="US"/>
    </style:style>
    <style:style style:name="T47" style:parent-style-name="s21" style:family="text">
      <style:text-properties fo:language="en" fo:country="US"/>
    </style:style>
    <style:style style:name="T48" style:parent-style-name="s11" style:family="text">
      <style:text-properties fo:language="en" fo:country="US"/>
    </style:style>
    <style:style style:name="T49" style:parent-style-name="s21" style:family="text">
      <style:text-properties fo:language="en" fo:country="US"/>
    </style:style>
    <style:style style:name="T50" style:parent-style-name="s21" style:family="text">
      <style:text-properties fo:language="en" fo:country="US"/>
    </style:style>
    <style:style style:name="T51" style:parent-style-name="s21" style:family="text">
      <style:text-properties fo:language="en" fo:country="US"/>
    </style:style>
    <style:style style:name="T52" style:parent-style-name="s11" style:family="text">
      <style:text-properties fo:language="en" fo:country="US"/>
    </style:style>
    <style:style style:name="T53" style:parent-style-name="s31" style:family="text">
      <style:text-properties fo:language="en" fo:country="US"/>
    </style:style>
    <style:style style:name="T54" style:parent-style-name="s31" style:family="text">
      <style:text-properties fo:language="en" fo:country="US"/>
    </style:style>
    <style:style style:name="T55" style:parent-style-name="s31" style:family="text">
      <style:text-properties fo:language="en" fo:country="US"/>
    </style:style>
    <style:style style:name="T56" style:parent-style-name="s31" style:family="text">
      <style:text-properties fo:language="en" fo:country="US"/>
    </style:style>
    <style:style style:name="T57" style:parent-style-name="s31" style:family="text">
      <style:text-properties fo:language="en" fo:country="US"/>
    </style:style>
    <style:style style:name="T58" style:parent-style-name="s31" style:family="text">
      <style:text-properties fo:language="en" fo:country="US"/>
    </style:style>
    <style:style style:name="T59" style:parent-style-name="Основнойшрифтабзаца" style:family="text">
      <style:text-properties fo:language="en" fo:country="US"/>
    </style:style>
    <style:style style:name="T60" style:parent-style-name="s11" style:family="text">
      <style:text-properties fo:language="en" fo:country="US"/>
    </style:style>
    <style:style style:name="T61" style:parent-style-name="s41" style:family="text">
      <style:text-properties fo:language="en" fo:country="US"/>
    </style:style>
    <style:style style:name="T62" style:parent-style-name="s11" style:family="text">
      <style:text-properties fo:language="en" fo:country="US"/>
    </style:style>
    <style:style style:name="T63" style:parent-style-name="Основнойшрифтабзаца" style:family="text">
      <style:text-properties fo:language="en" fo:country="US"/>
    </style:style>
    <style:style style:name="T64" style:parent-style-name="s11" style:family="text">
      <style:text-properties fo:language="en" fo:country="US"/>
    </style:style>
    <style:style style:name="T65" style:parent-style-name="s21" style:family="text">
      <style:text-properties fo:language="en" fo:country="US"/>
    </style:style>
    <style:style style:name="T66" style:parent-style-name="s21" style:family="text">
      <style:text-properties fo:language="en" fo:country="US"/>
    </style:style>
    <style:style style:name="T67" style:parent-style-name="s11" style:family="text">
      <style:text-properties fo:language="en" fo:country="US"/>
    </style:style>
    <style:style style:name="T68" style:parent-style-name="s21" style:family="text">
      <style:text-properties fo:language="en" fo:country="US"/>
    </style:style>
    <style:style style:name="T69" style:parent-style-name="s21" style:family="text">
      <style:text-properties fo:language="en" fo:country="US"/>
    </style:style>
    <style:style style:name="T70" style:parent-style-name="s21" style:family="text">
      <style:text-properties fo:language="en" fo:country="US"/>
    </style:style>
    <style:style style:name="T71" style:parent-style-name="s11" style:family="text">
      <style:text-properties fo:language="en" fo:country="US"/>
    </style:style>
    <style:style style:name="T72" style:parent-style-name="s31" style:family="text">
      <style:text-properties fo:language="en" fo:country="US"/>
    </style:style>
    <style:style style:name="T73" style:parent-style-name="s31" style:family="text">
      <style:text-properties fo:language="en" fo:country="US"/>
    </style:style>
    <style:style style:name="T74" style:parent-style-name="s31" style:family="text">
      <style:text-properties fo:language="en" fo:country="US"/>
    </style:style>
    <style:style style:name="T75" style:parent-style-name="s31" style:family="text">
      <style:text-properties fo:language="en" fo:country="US"/>
    </style:style>
    <style:style style:name="T76" style:parent-style-name="s31" style:family="text">
      <style:text-properties fo:language="en" fo:country="US"/>
    </style:style>
    <style:style style:name="T77" style:parent-style-name="s31" style:family="text">
      <style:text-properties fo:language="en" fo:country="US"/>
    </style:style>
    <style:style style:name="T78" style:parent-style-name="Основнойшрифтабзаца" style:family="text">
      <style:text-properties fo:language="en" fo:country="US"/>
    </style:style>
    <style:style style:name="T79" style:parent-style-name="s11" style:family="text">
      <style:text-properties fo:language="en" fo:country="US"/>
    </style:style>
    <style:style style:name="T80" style:parent-style-name="s41" style:family="text">
      <style:text-properties fo:language="en" fo:country="US"/>
    </style:style>
    <style:style style:name="T81" style:parent-style-name="s11" style:family="text">
      <style:text-properties fo:language="en" fo:country="US"/>
    </style:style>
    <style:style style:name="T82" style:parent-style-name="s11" style:family="text">
      <style:text-properties fo:language="en" fo:country="US"/>
    </style:style>
    <style:style style:name="T83" style:parent-style-name="Основнойшрифтабзаца" style:family="text">
      <style:text-properties fo:language="en" fo:country="US"/>
    </style:style>
    <style:style style:name="T84" style:parent-style-name="s11" style:family="text">
      <style:text-properties fo:language="en" fo:country="US"/>
    </style:style>
    <style:style style:name="T85" style:parent-style-name="s21" style:family="text">
      <style:text-properties fo:language="en" fo:country="US"/>
    </style:style>
    <style:style style:name="T86" style:parent-style-name="s21" style:family="text">
      <style:text-properties fo:language="en" fo:country="US"/>
    </style:style>
    <style:style style:name="T87" style:parent-style-name="s11" style:family="text">
      <style:text-properties fo:language="en" fo:country="US"/>
    </style:style>
    <style:style style:name="T88" style:parent-style-name="s21" style:family="text">
      <style:text-properties fo:language="en" fo:country="US"/>
    </style:style>
    <style:style style:name="T89" style:parent-style-name="s21" style:family="text">
      <style:text-properties fo:language="en" fo:country="US"/>
    </style:style>
    <style:style style:name="T90" style:parent-style-name="s21" style:family="text">
      <style:text-properties fo:language="en" fo:country="US"/>
    </style:style>
    <style:style style:name="T91" style:parent-style-name="s11" style:family="text">
      <style:text-properties fo:language="en" fo:country="US"/>
    </style:style>
    <style:style style:name="T92" style:parent-style-name="s31" style:family="text">
      <style:text-properties fo:language="en" fo:country="US"/>
    </style:style>
    <style:style style:name="T93" style:parent-style-name="s31" style:family="text">
      <style:text-properties fo:language="en" fo:country="US"/>
    </style:style>
    <style:style style:name="T94" style:parent-style-name="s31" style:family="text">
      <style:text-properties fo:language="en" fo:country="US"/>
    </style:style>
    <style:style style:name="T95" style:parent-style-name="s31" style:family="text">
      <style:text-properties fo:language="en" fo:country="US"/>
    </style:style>
    <style:style style:name="T96" style:parent-style-name="s31" style:family="text">
      <style:text-properties fo:language="en" fo:country="US"/>
    </style:style>
    <style:style style:name="T97" style:parent-style-name="s31" style:family="text">
      <style:text-properties fo:language="en" fo:country="US"/>
    </style:style>
    <style:style style:name="T98" style:parent-style-name="s31" style:family="text">
      <style:text-properties fo:language="en" fo:country="US"/>
    </style:style>
    <style:style style:name="T99" style:parent-style-name="s31" style:family="text">
      <style:text-properties fo:language="en" fo:country="US"/>
    </style:style>
    <style:style style:name="T100" style:parent-style-name="s31" style:family="text">
      <style:text-properties fo:language="en" fo:country="US"/>
    </style:style>
    <style:style style:name="T101" style:parent-style-name="Основнойшрифтабзаца" style:family="text">
      <style:text-properties fo:language="en" fo:country="US"/>
    </style:style>
    <style:style style:name="T102" style:parent-style-name="s11" style:family="text">
      <style:text-properties fo:language="en" fo:country="US"/>
    </style:style>
    <style:style style:name="T103" style:parent-style-name="s41" style:family="text">
      <style:text-properties fo:language="en" fo:country="US"/>
    </style:style>
    <style:style style:name="T104" style:parent-style-name="s11" style:family="text">
      <style:text-properties fo:language="en" fo:country="US"/>
    </style:style>
    <style:style style:name="T105" style:parent-style-name="Основнойшрифтабзаца" style:family="text">
      <style:text-properties fo:language="en" fo:country="US"/>
    </style:style>
    <style:style style:name="T106" style:parent-style-name="s11" style:family="text">
      <style:text-properties fo:language="en" fo:country="US"/>
    </style:style>
    <style:style style:name="T107" style:parent-style-name="s21" style:family="text">
      <style:text-properties fo:language="en" fo:country="US"/>
    </style:style>
    <style:style style:name="T108" style:parent-style-name="s21" style:family="text">
      <style:text-properties fo:language="en" fo:country="US"/>
    </style:style>
    <style:style style:name="T109" style:parent-style-name="s11" style:family="text">
      <style:text-properties fo:language="en" fo:country="US"/>
    </style:style>
    <style:style style:name="T110" style:parent-style-name="s21" style:family="text">
      <style:text-properties fo:language="en" fo:country="US"/>
    </style:style>
    <style:style style:name="T111" style:parent-style-name="s21" style:family="text">
      <style:text-properties fo:language="en" fo:country="US"/>
    </style:style>
    <style:style style:name="T112" style:parent-style-name="s21" style:family="text">
      <style:text-properties fo:language="en" fo:country="US"/>
    </style:style>
    <style:style style:name="T113" style:parent-style-name="s11" style:family="text">
      <style:text-properties fo:language="en" fo:country="US"/>
    </style:style>
    <style:style style:name="T114" style:parent-style-name="s31" style:family="text">
      <style:text-properties fo:language="en" fo:country="US"/>
    </style:style>
    <style:style style:name="T115" style:parent-style-name="s31" style:family="text">
      <style:text-properties fo:language="en" fo:country="US"/>
    </style:style>
    <style:style style:name="T116" style:parent-style-name="s31" style:family="text">
      <style:text-properties fo:language="en" fo:country="US"/>
    </style:style>
    <style:style style:name="T117" style:parent-style-name="s31" style:family="text">
      <style:text-properties fo:language="en" fo:country="US"/>
    </style:style>
    <style:style style:name="T118" style:parent-style-name="s31" style:family="text">
      <style:text-properties fo:language="en" fo:country="US"/>
    </style:style>
    <style:style style:name="T119" style:parent-style-name="s31" style:family="text">
      <style:text-properties fo:language="en" fo:country="US"/>
    </style:style>
    <style:style style:name="T120" style:parent-style-name="s31" style:family="text">
      <style:text-properties fo:language="en" fo:country="US"/>
    </style:style>
    <style:style style:name="T121" style:parent-style-name="Основнойшрифтабзаца" style:family="text">
      <style:text-properties fo:language="en" fo:country="US"/>
    </style:style>
    <style:style style:name="T122" style:parent-style-name="s11" style:family="text">
      <style:text-properties fo:language="en" fo:country="US"/>
    </style:style>
    <style:style style:name="T123" style:parent-style-name="s41" style:family="text">
      <style:text-properties fo:language="en" fo:country="US"/>
    </style:style>
    <style:style style:name="T124" style:parent-style-name="s11" style:family="text">
      <style:text-properties fo:language="en" fo:country="US"/>
    </style:style>
    <style:style style:name="T125" style:parent-style-name="Основнойшрифтабзаца" style:family="text">
      <style:text-properties fo:language="en" fo:country="US"/>
    </style:style>
    <style:style style:name="T126" style:parent-style-name="s11" style:family="text">
      <style:text-properties fo:language="en" fo:country="US"/>
    </style:style>
    <style:style style:name="T127" style:parent-style-name="s21" style:family="text">
      <style:text-properties fo:language="en" fo:country="US"/>
    </style:style>
    <style:style style:name="T128" style:parent-style-name="s21" style:family="text">
      <style:text-properties fo:language="en" fo:country="US"/>
    </style:style>
    <style:style style:name="T129" style:parent-style-name="s11" style:family="text">
      <style:text-properties fo:language="en" fo:country="US"/>
    </style:style>
    <style:style style:name="T130" style:parent-style-name="s21" style:family="text">
      <style:text-properties fo:language="en" fo:country="US"/>
    </style:style>
    <style:style style:name="T131" style:parent-style-name="s21" style:family="text">
      <style:text-properties fo:language="en" fo:country="US"/>
    </style:style>
    <style:style style:name="T132" style:parent-style-name="s21" style:family="text">
      <style:text-properties fo:language="en" fo:country="US"/>
    </style:style>
    <style:style style:name="T133" style:parent-style-name="s11" style:family="text">
      <style:text-properties fo:language="en" fo:country="US"/>
    </style:style>
    <style:style style:name="T134" style:parent-style-name="s31" style:family="text">
      <style:text-properties fo:language="en" fo:country="US"/>
    </style:style>
    <style:style style:name="T135" style:parent-style-name="s31" style:family="text">
      <style:text-properties fo:language="en" fo:country="US"/>
    </style:style>
    <style:style style:name="T136" style:parent-style-name="s31" style:family="text">
      <style:text-properties fo:language="en" fo:country="US"/>
    </style:style>
    <style:style style:name="T137" style:parent-style-name="s31" style:family="text">
      <style:text-properties fo:language="en" fo:country="US"/>
    </style:style>
    <style:style style:name="T138" style:parent-style-name="s31" style:family="text">
      <style:text-properties fo:language="en" fo:country="US"/>
    </style:style>
    <style:style style:name="T139" style:parent-style-name="s31" style:family="text">
      <style:text-properties fo:language="en" fo:country="US"/>
    </style:style>
    <style:style style:name="T140" style:parent-style-name="s31" style:family="text">
      <style:text-properties fo:language="en" fo:country="US"/>
    </style:style>
    <style:style style:name="T141" style:parent-style-name="s31" style:family="text">
      <style:text-properties fo:language="en" fo:country="US"/>
    </style:style>
    <style:style style:name="T142" style:parent-style-name="s31" style:family="text">
      <style:text-properties fo:language="en" fo:country="US"/>
    </style:style>
    <style:style style:name="T143" style:parent-style-name="Основнойшрифтабзаца" style:family="text">
      <style:text-properties fo:language="en" fo:country="US"/>
    </style:style>
    <style:style style:name="T144" style:parent-style-name="s11" style:family="text">
      <style:text-properties fo:language="en" fo:country="US"/>
    </style:style>
    <style:style style:name="T145" style:parent-style-name="s41" style:family="text">
      <style:text-properties fo:language="en" fo:country="US"/>
    </style:style>
    <style:style style:name="T146" style:parent-style-name="s11" style:family="text">
      <style:text-properties fo:language="en" fo:country="US"/>
    </style:style>
    <style:style style:name="T147" style:parent-style-name="Основнойшрифтабзаца" style:family="text">
      <style:text-properties fo:language="en" fo:country="US"/>
    </style:style>
    <style:style style:name="T148" style:parent-style-name="s11" style:family="text">
      <style:text-properties fo:language="en" fo:country="US"/>
    </style:style>
    <style:style style:name="T149" style:parent-style-name="s21" style:family="text">
      <style:text-properties fo:language="en" fo:country="US"/>
    </style:style>
    <style:style style:name="T150" style:parent-style-name="s21" style:family="text">
      <style:text-properties fo:language="en" fo:country="US"/>
    </style:style>
    <style:style style:name="T151" style:parent-style-name="s11" style:family="text">
      <style:text-properties fo:language="en" fo:country="US"/>
    </style:style>
    <style:style style:name="T152" style:parent-style-name="s21" style:family="text">
      <style:text-properties fo:language="en" fo:country="US"/>
    </style:style>
    <style:style style:name="T153" style:parent-style-name="s21" style:family="text">
      <style:text-properties fo:language="en" fo:country="US"/>
    </style:style>
    <style:style style:name="T154" style:parent-style-name="s21" style:family="text">
      <style:text-properties fo:language="en" fo:country="US"/>
    </style:style>
    <style:style style:name="T155" style:parent-style-name="s11" style:family="text">
      <style:text-properties fo:language="en" fo:country="US"/>
    </style:style>
    <style:style style:name="T156" style:parent-style-name="s31" style:family="text">
      <style:text-properties fo:language="en" fo:country="US"/>
    </style:style>
    <style:style style:name="T157" style:parent-style-name="s31" style:family="text">
      <style:text-properties fo:language="en" fo:country="US"/>
    </style:style>
    <style:style style:name="T158" style:parent-style-name="s31" style:family="text">
      <style:text-properties fo:language="en" fo:country="US"/>
    </style:style>
    <style:style style:name="T159" style:parent-style-name="s31" style:family="text">
      <style:text-properties fo:language="en" fo:country="US"/>
    </style:style>
    <style:style style:name="T160" style:parent-style-name="s31" style:family="text">
      <style:text-properties fo:language="en" fo:country="US"/>
    </style:style>
    <style:style style:name="T161" style:parent-style-name="s31" style:family="text">
      <style:text-properties fo:language="en" fo:country="US"/>
    </style:style>
    <style:style style:name="T162" style:parent-style-name="s31" style:family="text">
      <style:text-properties fo:language="en" fo:country="US"/>
    </style:style>
    <style:style style:name="T163" style:parent-style-name="s31" style:family="text">
      <style:text-properties fo:language="en" fo:country="US"/>
    </style:style>
    <style:style style:name="T164" style:parent-style-name="s31" style:family="text">
      <style:text-properties fo:language="en" fo:country="US"/>
    </style:style>
    <style:style style:name="T165" style:parent-style-name="Основнойшрифтабзаца" style:family="text">
      <style:text-properties fo:language="en" fo:country="US"/>
    </style:style>
    <style:style style:name="T166" style:parent-style-name="s11" style:family="text">
      <style:text-properties fo:language="en" fo:country="US"/>
    </style:style>
    <style:style style:name="T167" style:parent-style-name="s41" style:family="text">
      <style:text-properties fo:language="en" fo:country="US"/>
    </style:style>
    <style:style style:name="T168" style:parent-style-name="s11" style:family="text">
      <style:text-properties fo:language="en" fo:country="US"/>
    </style:style>
    <style:style style:name="T169" style:parent-style-name="Основнойшрифтабзаца" style:family="text">
      <style:text-properties fo:language="en" fo:country="US"/>
    </style:style>
    <style:style style:name="T170" style:parent-style-name="s11" style:family="text">
      <style:text-properties fo:language="en" fo:country="US"/>
    </style:style>
    <style:style style:name="T171" style:parent-style-name="s21" style:family="text">
      <style:text-properties fo:language="en" fo:country="US"/>
    </style:style>
    <style:style style:name="T172" style:parent-style-name="s21" style:family="text">
      <style:text-properties fo:language="en" fo:country="US"/>
    </style:style>
    <style:style style:name="T173" style:parent-style-name="s11" style:family="text">
      <style:text-properties fo:language="en" fo:country="US"/>
    </style:style>
    <style:style style:name="T174" style:parent-style-name="s21" style:family="text">
      <style:text-properties fo:language="en" fo:country="US"/>
    </style:style>
    <style:style style:name="T175" style:parent-style-name="s21" style:family="text">
      <style:text-properties fo:language="en" fo:country="US"/>
    </style:style>
    <style:style style:name="T176" style:parent-style-name="s21" style:family="text">
      <style:text-properties fo:language="en" fo:country="US"/>
    </style:style>
    <style:style style:name="T177" style:parent-style-name="s11" style:family="text">
      <style:text-properties fo:language="en" fo:country="US"/>
    </style:style>
    <style:style style:name="T178" style:parent-style-name="s31" style:family="text">
      <style:text-properties fo:language="en" fo:country="US"/>
    </style:style>
    <style:style style:name="T179" style:parent-style-name="s31" style:family="text">
      <style:text-properties fo:language="en" fo:country="US"/>
    </style:style>
    <style:style style:name="T180" style:parent-style-name="s31" style:family="text">
      <style:text-properties fo:language="en" fo:country="US"/>
    </style:style>
    <style:style style:name="T181" style:parent-style-name="s31" style:family="text">
      <style:text-properties fo:language="en" fo:country="US"/>
    </style:style>
    <style:style style:name="T182" style:parent-style-name="s31" style:family="text">
      <style:text-properties fo:language="en" fo:country="US"/>
    </style:style>
    <style:style style:name="T183" style:parent-style-name="s31" style:family="text">
      <style:text-properties fo:language="en" fo:country="US"/>
    </style:style>
    <style:style style:name="T184" style:parent-style-name="s31" style:family="text">
      <style:text-properties fo:language="en" fo:country="US"/>
    </style:style>
    <style:style style:name="T185" style:parent-style-name="s31" style:family="text">
      <style:text-properties fo:language="en" fo:country="US"/>
    </style:style>
    <style:style style:name="T186" style:parent-style-name="s31" style:family="text">
      <style:text-properties fo:language="en" fo:country="US"/>
    </style:style>
    <style:style style:name="P187" style:parent-style-name="СтандартныйHTML" style:family="paragraph">
      <style:text-properties fo:language="en" fo:country="US"/>
    </style:style>
    <style:style style:name="T188" style:parent-style-name="Основнойшрифтабзаца" style:family="text">
      <style:text-properties fo:language="en" fo:country="US"/>
    </style:style>
    <style:style style:name="T189" style:parent-style-name="s11" style:family="text">
      <style:text-properties fo:language="en" fo:country="US"/>
    </style:style>
    <style:style style:name="T190" style:parent-style-name="s21" style:family="text">
      <style:text-properties fo:language="en" fo:country="US"/>
    </style:style>
    <style:style style:name="T191" style:parent-style-name="s51" style:family="text">
      <style:text-properties fo:language="en" fo:country="US"/>
    </style:style>
    <style:style style:name="T192" style:parent-style-name="s21" style:family="text">
      <style:text-properties fo:language="en" fo:country="US"/>
    </style:style>
    <style:style style:name="T193" style:parent-style-name="s11" style:family="text">
      <style:text-properties fo:language="en" fo:country="US"/>
    </style:style>
    <style:style style:name="P194" style:parent-style-name="СтандартныйHTML" style:family="paragraph">
      <style:text-properties fo:language="en" fo:country="US"/>
    </style:style>
    <style:style style:name="T195" style:parent-style-name="Основнойшрифтабзаца" style:family="text">
      <style:text-properties fo:language="en" fo:country="US"/>
    </style:style>
    <style:style style:name="T196" style:parent-style-name="s11" style:family="text">
      <style:text-properties fo:language="en" fo:country="US"/>
    </style:style>
    <style:style style:name="T197" style:parent-style-name="s01" style:family="text">
      <style:text-properties fo:language="en" fo:country="US"/>
    </style:style>
    <style:style style:name="T198" style:parent-style-name="s11" style:family="text">
      <style:text-properties fo:language="en" fo:country="US"/>
    </style:style>
    <style:style style:name="P199" style:parent-style-name="СтандартныйHTML" style:family="paragraph">
      <style:text-properties fo:language="en" fo:country="US"/>
    </style:style>
    <style:style style:name="T200" style:parent-style-name="Основнойшрифтабзаца" style:family="text">
      <style:text-properties fo:language="en" fo:country="US"/>
    </style:style>
    <style:style style:name="T201" style:parent-style-name="s11" style:family="text">
      <style:text-properties fo:language="en" fo:country="US"/>
    </style:style>
    <style:style style:name="T202" style:parent-style-name="s21" style:family="text">
      <style:text-properties fo:language="en" fo:country="US"/>
    </style:style>
    <style:style style:name="T203" style:parent-style-name="s21" style:family="text">
      <style:text-properties fo:language="en" fo:country="US"/>
    </style:style>
    <style:style style:name="T204" style:parent-style-name="s11" style:family="text">
      <style:text-properties fo:language="en" fo:country="US"/>
    </style:style>
    <style:style style:name="T205" style:parent-style-name="s11" style:family="text">
      <style:text-properties fo:language="en" fo:country="US"/>
    </style:style>
    <style:style style:name="T206" style:parent-style-name="s31" style:family="text">
      <style:text-properties fo:language="en" fo:country="US"/>
    </style:style>
    <style:style style:name="T207" style:parent-style-name="s31" style:family="text">
      <style:text-properties fo:language="en" fo:country="US"/>
    </style:style>
    <style:style style:name="T208" style:parent-style-name="s31" style:family="text">
      <style:text-properties fo:language="en" fo:country="US"/>
    </style:style>
    <style:style style:name="T209" style:parent-style-name="s31" style:family="text">
      <style:text-properties fo:language="en" fo:country="US"/>
    </style:style>
    <style:style style:name="T210" style:parent-style-name="Основнойшрифтабзаца" style:family="text">
      <style:text-properties fo:language="en" fo:country="US"/>
    </style:style>
    <style:style style:name="T211" style:parent-style-name="s11" style:family="text">
      <style:text-properties fo:language="en" fo:country="US"/>
    </style:style>
    <style:style style:name="T212" style:parent-style-name="s41" style:family="text">
      <style:text-properties fo:language="en" fo:country="US"/>
    </style:style>
    <style:style style:name="T213" style:parent-style-name="s11" style:family="text">
      <style:text-properties fo:language="en" fo:country="US"/>
    </style:style>
    <style:style style:name="T214" style:parent-style-name="Основнойшрифтабзаца" style:family="text">
      <style:text-properties fo:language="en" fo:country="US"/>
    </style:style>
    <style:style style:name="T215" style:parent-style-name="s11" style:family="text">
      <style:text-properties fo:language="en" fo:country="US"/>
    </style:style>
    <style:style style:name="T216" style:parent-style-name="s21" style:family="text">
      <style:text-properties fo:language="en" fo:country="US"/>
    </style:style>
    <style:style style:name="T217" style:parent-style-name="s21" style:family="text">
      <style:text-properties fo:language="en" fo:country="US"/>
    </style:style>
    <style:style style:name="T218" style:parent-style-name="s11" style:family="text">
      <style:text-properties fo:language="en" fo:country="US"/>
    </style:style>
    <style:style style:name="T219" style:parent-style-name="s21" style:family="text">
      <style:text-properties fo:language="en" fo:country="US"/>
    </style:style>
    <style:style style:name="T220" style:parent-style-name="s21" style:family="text">
      <style:text-properties fo:language="en" fo:country="US"/>
    </style:style>
    <style:style style:name="T221" style:parent-style-name="s21" style:family="text">
      <style:text-properties fo:language="en" fo:country="US"/>
    </style:style>
    <style:style style:name="T222" style:parent-style-name="s11" style:family="text">
      <style:text-properties fo:language="en" fo:country="US"/>
    </style:style>
    <style:style style:name="T223" style:parent-style-name="s31" style:family="text">
      <style:text-properties fo:language="en" fo:country="US"/>
    </style:style>
    <style:style style:name="T224" style:parent-style-name="s31" style:family="text">
      <style:text-properties fo:language="en" fo:country="US"/>
    </style:style>
    <style:style style:name="T225" style:parent-style-name="s31" style:family="text">
      <style:text-properties fo:language="en" fo:country="US"/>
    </style:style>
    <style:style style:name="T226" style:parent-style-name="s31" style:family="text">
      <style:text-properties fo:language="en" fo:country="US"/>
    </style:style>
    <style:style style:name="T227" style:parent-style-name="s31" style:family="text">
      <style:text-properties fo:language="en" fo:country="US"/>
    </style:style>
    <style:style style:name="T228" style:parent-style-name="s31" style:family="text">
      <style:text-properties fo:language="en" fo:country="US"/>
    </style:style>
    <style:style style:name="T229" style:parent-style-name="Основнойшрифтабзаца" style:family="text">
      <style:text-properties fo:language="en" fo:country="US"/>
    </style:style>
    <style:style style:name="T230" style:parent-style-name="s11" style:family="text">
      <style:text-properties fo:language="en" fo:country="US"/>
    </style:style>
    <style:style style:name="T231" style:parent-style-name="s41" style:family="text">
      <style:text-properties fo:language="en" fo:country="US"/>
    </style:style>
    <style:style style:name="T232" style:parent-style-name="s11" style:family="text">
      <style:text-properties fo:language="en" fo:country="US"/>
    </style:style>
    <style:style style:name="T233" style:parent-style-name="Основнойшрифтабзаца" style:family="text">
      <style:text-properties fo:language="en" fo:country="US"/>
    </style:style>
    <style:style style:name="T234" style:parent-style-name="s11" style:family="text">
      <style:text-properties fo:language="en" fo:country="US"/>
    </style:style>
    <style:style style:name="T235" style:parent-style-name="s21" style:family="text">
      <style:text-properties fo:language="en" fo:country="US"/>
    </style:style>
    <style:style style:name="T236" style:parent-style-name="s21" style:family="text">
      <style:text-properties fo:language="en" fo:country="US"/>
    </style:style>
    <style:style style:name="T237" style:parent-style-name="s11" style:family="text">
      <style:text-properties fo:language="en" fo:country="US"/>
    </style:style>
    <style:style style:name="T238" style:parent-style-name="s21" style:family="text">
      <style:text-properties fo:language="en" fo:country="US"/>
    </style:style>
    <style:style style:name="T239" style:parent-style-name="s21" style:family="text">
      <style:text-properties fo:language="en" fo:country="US"/>
    </style:style>
    <style:style style:name="T240" style:parent-style-name="s21" style:family="text">
      <style:text-properties fo:language="en" fo:country="US"/>
    </style:style>
    <style:style style:name="T241" style:parent-style-name="s11" style:family="text">
      <style:text-properties fo:language="en" fo:country="US"/>
    </style:style>
    <style:style style:name="T242" style:parent-style-name="s31" style:family="text">
      <style:text-properties fo:language="en" fo:country="US"/>
    </style:style>
    <style:style style:name="T243" style:parent-style-name="s31" style:family="text">
      <style:text-properties fo:language="en" fo:country="US"/>
    </style:style>
    <style:style style:name="T244" style:parent-style-name="s31" style:family="text">
      <style:text-properties fo:language="en" fo:country="US"/>
    </style:style>
    <style:style style:name="T245" style:parent-style-name="s31" style:family="text">
      <style:text-properties fo:language="en" fo:country="US"/>
    </style:style>
    <style:style style:name="T246" style:parent-style-name="s31" style:family="text">
      <style:text-properties fo:language="en" fo:country="US"/>
    </style:style>
    <style:style style:name="T247" style:parent-style-name="s31" style:family="text">
      <style:text-properties fo:language="en" fo:country="US"/>
    </style:style>
    <style:style style:name="T248" style:parent-style-name="Основнойшрифтабзаца" style:family="text">
      <style:text-properties fo:language="en" fo:country="US"/>
    </style:style>
    <style:style style:name="T249" style:parent-style-name="s11" style:family="text">
      <style:text-properties fo:language="en" fo:country="US"/>
    </style:style>
    <style:style style:name="T250" style:parent-style-name="s41" style:family="text">
      <style:text-properties fo:language="en" fo:country="US"/>
    </style:style>
    <style:style style:name="T251" style:parent-style-name="s11" style:family="text">
      <style:text-properties fo:language="en" fo:country="US"/>
    </style:style>
    <style:style style:name="T252" style:parent-style-name="Основнойшрифтабзаца" style:family="text">
      <style:text-properties fo:language="en" fo:country="US"/>
    </style:style>
    <style:style style:name="T253" style:parent-style-name="s11" style:family="text">
      <style:text-properties fo:language="en" fo:country="US"/>
    </style:style>
    <style:style style:name="T254" style:parent-style-name="s21" style:family="text">
      <style:text-properties fo:language="en" fo:country="US"/>
    </style:style>
    <style:style style:name="T255" style:parent-style-name="s21" style:family="text">
      <style:text-properties fo:language="en" fo:country="US"/>
    </style:style>
    <style:style style:name="T256" style:parent-style-name="s11" style:family="text">
      <style:text-properties fo:language="en" fo:country="US"/>
    </style:style>
    <style:style style:name="T257" style:parent-style-name="s21" style:family="text">
      <style:text-properties fo:language="en" fo:country="US"/>
    </style:style>
    <style:style style:name="T258" style:parent-style-name="s21" style:family="text">
      <style:text-properties fo:language="en" fo:country="US"/>
    </style:style>
    <style:style style:name="T259" style:parent-style-name="s21" style:family="text">
      <style:text-properties fo:language="en" fo:country="US"/>
    </style:style>
    <style:style style:name="T260" style:parent-style-name="s11" style:family="text">
      <style:text-properties fo:language="en" fo:country="US"/>
    </style:style>
    <style:style style:name="T261" style:parent-style-name="s31" style:family="text">
      <style:text-properties fo:language="en" fo:country="US"/>
    </style:style>
    <style:style style:name="T262" style:parent-style-name="s31" style:family="text">
      <style:text-properties fo:language="en" fo:country="US"/>
    </style:style>
    <style:style style:name="T263" style:parent-style-name="s31" style:family="text">
      <style:text-properties fo:language="en" fo:country="US"/>
    </style:style>
    <style:style style:name="T264" style:parent-style-name="s31" style:family="text">
      <style:text-properties fo:language="en" fo:country="US"/>
    </style:style>
    <style:style style:name="T265" style:parent-style-name="s31" style:family="text">
      <style:text-properties fo:language="en" fo:country="US"/>
    </style:style>
    <style:style style:name="T266" style:parent-style-name="s31" style:family="text">
      <style:text-properties fo:language="en" fo:country="US"/>
    </style:style>
    <style:style style:name="T267" style:parent-style-name="s31" style:family="text">
      <style:text-properties fo:language="en" fo:country="US"/>
    </style:style>
    <style:style style:name="T268" style:parent-style-name="s31" style:family="text">
      <style:text-properties fo:language="en" fo:country="US"/>
    </style:style>
    <style:style style:name="T269" style:parent-style-name="s31" style:family="text">
      <style:text-properties fo:language="en" fo:country="US"/>
    </style:style>
    <style:style style:name="T270" style:parent-style-name="Основнойшрифтабзаца" style:family="text">
      <style:text-properties fo:language="en" fo:country="US"/>
    </style:style>
    <style:style style:name="T271" style:parent-style-name="Основнойшрифтабзаца" style:family="text">
      <style:text-properties fo:language="en" fo:country="US"/>
    </style:style>
    <style:style style:name="T272" style:parent-style-name="s11" style:family="text">
      <style:text-properties fo:language="en" fo:country="US"/>
    </style:style>
    <style:style style:name="T273" style:parent-style-name="s41" style:family="text">
      <style:text-properties fo:language="en" fo:country="US"/>
    </style:style>
    <style:style style:name="T274" style:parent-style-name="s11" style:family="text">
      <style:text-properties fo:language="en" fo:country="US"/>
    </style:style>
    <style:style style:name="T275" style:parent-style-name="Основнойшрифтабзаца" style:family="text">
      <style:text-properties fo:language="en" fo:country="US"/>
    </style:style>
    <style:style style:name="T276" style:parent-style-name="s11" style:family="text">
      <style:text-properties fo:language="en" fo:country="US"/>
    </style:style>
    <style:style style:name="T277" style:parent-style-name="s21" style:family="text">
      <style:text-properties fo:language="en" fo:country="US"/>
    </style:style>
    <style:style style:name="T278" style:parent-style-name="s21" style:family="text">
      <style:text-properties fo:language="en" fo:country="US"/>
    </style:style>
    <style:style style:name="T279" style:parent-style-name="s11" style:family="text">
      <style:text-properties fo:language="en" fo:country="US"/>
    </style:style>
    <style:style style:name="T280" style:parent-style-name="s21" style:family="text">
      <style:text-properties fo:language="en" fo:country="US"/>
    </style:style>
    <style:style style:name="T281" style:parent-style-name="s21" style:family="text">
      <style:text-properties fo:language="en" fo:country="US"/>
    </style:style>
    <style:style style:name="T282" style:parent-style-name="s21" style:family="text">
      <style:text-properties fo:language="en" fo:country="US"/>
    </style:style>
    <style:style style:name="T283" style:parent-style-name="s11" style:family="text">
      <style:text-properties fo:language="en" fo:country="US"/>
    </style:style>
    <style:style style:name="T284" style:parent-style-name="s31" style:family="text">
      <style:text-properties fo:language="en" fo:country="US"/>
    </style:style>
    <style:style style:name="T285" style:parent-style-name="s31" style:family="text">
      <style:text-properties fo:language="en" fo:country="US"/>
    </style:style>
    <style:style style:name="T286" style:parent-style-name="s31" style:family="text">
      <style:text-properties fo:language="en" fo:country="US"/>
    </style:style>
    <style:style style:name="T287" style:parent-style-name="s31" style:family="text">
      <style:text-properties fo:language="en" fo:country="US"/>
    </style:style>
    <style:style style:name="T288" style:parent-style-name="s31" style:family="text">
      <style:text-properties fo:language="en" fo:country="US"/>
    </style:style>
    <style:style style:name="T289" style:parent-style-name="s31" style:family="text">
      <style:text-properties fo:language="en" fo:country="US"/>
    </style:style>
    <style:style style:name="T290" style:parent-style-name="s31" style:family="text">
      <style:text-properties fo:language="en" fo:country="US"/>
    </style:style>
    <style:style style:name="T291" style:parent-style-name="Основнойшрифтабзаца" style:family="text">
      <style:text-properties fo:language="en" fo:country="US"/>
    </style:style>
    <style:style style:name="T292" style:parent-style-name="s11" style:family="text">
      <style:text-properties fo:language="en" fo:country="US"/>
    </style:style>
    <style:style style:name="T293" style:parent-style-name="s41" style:family="text">
      <style:text-properties fo:language="en" fo:country="US"/>
    </style:style>
    <style:style style:name="T294" style:parent-style-name="s11" style:family="text">
      <style:text-properties fo:language="en" fo:country="US"/>
    </style:style>
    <style:style style:name="T295" style:parent-style-name="Основнойшрифтабзаца" style:family="text">
      <style:text-properties fo:language="en" fo:country="US"/>
    </style:style>
    <style:style style:name="T296" style:parent-style-name="s11" style:family="text">
      <style:text-properties fo:language="en" fo:country="US"/>
    </style:style>
    <style:style style:name="T297" style:parent-style-name="s21" style:family="text">
      <style:text-properties fo:language="en" fo:country="US"/>
    </style:style>
    <style:style style:name="T298" style:parent-style-name="s21" style:family="text">
      <style:text-properties fo:language="en" fo:country="US"/>
    </style:style>
    <style:style style:name="T299" style:parent-style-name="s11" style:family="text">
      <style:text-properties fo:language="en" fo:country="US"/>
    </style:style>
    <style:style style:name="T300" style:parent-style-name="s21" style:family="text">
      <style:text-properties fo:language="en" fo:country="US"/>
    </style:style>
    <style:style style:name="T301" style:parent-style-name="s21" style:family="text">
      <style:text-properties fo:language="en" fo:country="US"/>
    </style:style>
    <style:style style:name="T302" style:parent-style-name="s21" style:family="text">
      <style:text-properties fo:language="en" fo:country="US"/>
    </style:style>
    <style:style style:name="T303" style:parent-style-name="s11" style:family="text">
      <style:text-properties fo:language="en" fo:country="US"/>
    </style:style>
    <style:style style:name="T304" style:parent-style-name="s31" style:family="text">
      <style:text-properties fo:language="en" fo:country="US"/>
    </style:style>
    <style:style style:name="T305" style:parent-style-name="s31" style:family="text">
      <style:text-properties fo:language="en" fo:country="US"/>
    </style:style>
    <style:style style:name="T306" style:parent-style-name="s31" style:family="text">
      <style:text-properties fo:language="en" fo:country="US"/>
    </style:style>
    <style:style style:name="T307" style:parent-style-name="s31" style:family="text">
      <style:text-properties fo:language="en" fo:country="US"/>
    </style:style>
    <style:style style:name="T308" style:parent-style-name="s31" style:family="text">
      <style:text-properties fo:language="en" fo:country="US"/>
    </style:style>
    <style:style style:name="T309" style:parent-style-name="s31" style:family="text">
      <style:text-properties fo:language="en" fo:country="US"/>
    </style:style>
    <style:style style:name="T310" style:parent-style-name="s31" style:family="text">
      <style:text-properties fo:language="en" fo:country="US"/>
    </style:style>
    <style:style style:name="T311" style:parent-style-name="s31" style:family="text">
      <style:text-properties fo:language="en" fo:country="US"/>
    </style:style>
    <style:style style:name="T312" style:parent-style-name="s31" style:family="text">
      <style:text-properties fo:language="en" fo:country="US"/>
    </style:style>
    <style:style style:name="T313" style:parent-style-name="Основнойшрифтабзаца" style:family="text">
      <style:text-properties fo:language="en" fo:country="US"/>
    </style:style>
    <style:style style:name="T314" style:parent-style-name="s11" style:family="text">
      <style:text-properties fo:language="en" fo:country="US"/>
    </style:style>
    <style:style style:name="T315" style:parent-style-name="s41" style:family="text">
      <style:text-properties fo:language="en" fo:country="US"/>
    </style:style>
    <style:style style:name="T316" style:parent-style-name="s11" style:family="text">
      <style:text-properties fo:language="en" fo:country="US"/>
    </style:style>
    <style:style style:name="T317" style:parent-style-name="Основнойшрифтабзаца" style:family="text">
      <style:text-properties fo:language="en" fo:country="US"/>
    </style:style>
    <style:style style:name="T318" style:parent-style-name="s11" style:family="text">
      <style:text-properties fo:language="en" fo:country="US"/>
    </style:style>
    <style:style style:name="T319" style:parent-style-name="s21" style:family="text">
      <style:text-properties fo:language="en" fo:country="US"/>
    </style:style>
    <style:style style:name="T320" style:parent-style-name="s21" style:family="text">
      <style:text-properties fo:language="en" fo:country="US"/>
    </style:style>
    <style:style style:name="T321" style:parent-style-name="s11" style:family="text">
      <style:text-properties fo:language="en" fo:country="US"/>
    </style:style>
    <style:style style:name="T322" style:parent-style-name="s21" style:family="text">
      <style:text-properties fo:language="en" fo:country="US"/>
    </style:style>
    <style:style style:name="T323" style:parent-style-name="s21" style:family="text">
      <style:text-properties fo:language="en" fo:country="US"/>
    </style:style>
    <style:style style:name="T324" style:parent-style-name="s21" style:family="text">
      <style:text-properties fo:language="en" fo:country="US"/>
    </style:style>
    <style:style style:name="T325" style:parent-style-name="s11" style:family="text">
      <style:text-properties fo:language="en" fo:country="US"/>
    </style:style>
    <style:style style:name="T326" style:parent-style-name="s31" style:family="text">
      <style:text-properties fo:language="en" fo:country="US"/>
    </style:style>
    <style:style style:name="T327" style:parent-style-name="s31" style:family="text">
      <style:text-properties fo:language="en" fo:country="US"/>
    </style:style>
    <style:style style:name="T328" style:parent-style-name="s31" style:family="text">
      <style:text-properties fo:language="en" fo:country="US"/>
    </style:style>
    <style:style style:name="T329" style:parent-style-name="s31" style:family="text">
      <style:text-properties fo:language="en" fo:country="US"/>
    </style:style>
    <style:style style:name="T330" style:parent-style-name="s31" style:family="text">
      <style:text-properties fo:language="en" fo:country="US"/>
    </style:style>
    <style:style style:name="T331" style:parent-style-name="s31" style:family="text">
      <style:text-properties fo:language="en" fo:country="US"/>
    </style:style>
    <style:style style:name="T332" style:parent-style-name="s31" style:family="text">
      <style:text-properties fo:language="en" fo:country="US"/>
    </style:style>
    <style:style style:name="T333" style:parent-style-name="s31" style:family="text">
      <style:text-properties fo:language="en" fo:country="US"/>
    </style:style>
    <style:style style:name="T334" style:parent-style-name="s31" style:family="text">
      <style:text-properties fo:language="en" fo:country="US"/>
    </style:style>
    <style:style style:name="T335" style:parent-style-name="Основнойшрифтабзаца" style:family="text">
      <style:text-properties fo:language="en" fo:country="US"/>
    </style:style>
    <style:style style:name="T336" style:parent-style-name="s11" style:family="text">
      <style:text-properties fo:language="en" fo:country="US"/>
    </style:style>
    <style:style style:name="T337" style:parent-style-name="s41" style:family="text">
      <style:text-properties fo:language="en" fo:country="US"/>
    </style:style>
    <style:style style:name="T338" style:parent-style-name="s11" style:family="text">
      <style:text-properties fo:language="en" fo:country="US"/>
    </style:style>
    <style:style style:name="T339" style:parent-style-name="Основнойшрифтабзаца" style:family="text">
      <style:text-properties fo:language="en" fo:country="US"/>
    </style:style>
    <style:style style:name="T340" style:parent-style-name="s11" style:family="text">
      <style:text-properties fo:language="en" fo:country="US"/>
    </style:style>
    <style:style style:name="T341" style:parent-style-name="s21" style:family="text">
      <style:text-properties fo:language="en" fo:country="US"/>
    </style:style>
    <style:style style:name="T342" style:parent-style-name="s21" style:family="text">
      <style:text-properties fo:language="en" fo:country="US"/>
    </style:style>
    <style:style style:name="T343" style:parent-style-name="s11" style:family="text">
      <style:text-properties fo:language="en" fo:country="US"/>
    </style:style>
    <style:style style:name="T344" style:parent-style-name="s21" style:family="text">
      <style:text-properties fo:language="en" fo:country="US"/>
    </style:style>
    <style:style style:name="T345" style:parent-style-name="s21" style:family="text">
      <style:text-properties fo:language="en" fo:country="US"/>
    </style:style>
    <style:style style:name="T346" style:parent-style-name="s21" style:family="text">
      <style:text-properties fo:language="en" fo:country="US"/>
    </style:style>
    <style:style style:name="T347" style:parent-style-name="s11" style:family="text">
      <style:text-properties fo:language="en" fo:country="US"/>
    </style:style>
    <style:style style:name="T348" style:parent-style-name="s31" style:family="text">
      <style:text-properties fo:language="en" fo:country="US"/>
    </style:style>
    <style:style style:name="T349" style:parent-style-name="s31" style:family="text">
      <style:text-properties fo:language="en" fo:country="US"/>
    </style:style>
    <style:style style:name="T350" style:parent-style-name="s31" style:family="text">
      <style:text-properties fo:language="en" fo:country="US"/>
    </style:style>
    <style:style style:name="T351" style:parent-style-name="s31" style:family="text">
      <style:text-properties fo:language="en" fo:country="US"/>
    </style:style>
    <style:style style:name="T352" style:parent-style-name="s31" style:family="text">
      <style:text-properties fo:language="en" fo:country="US"/>
    </style:style>
    <style:style style:name="T353" style:parent-style-name="s31" style:family="text">
      <style:text-properties fo:language="en" fo:country="US"/>
    </style:style>
    <style:style style:name="T354" style:parent-style-name="s31" style:family="text">
      <style:text-properties fo:language="en" fo:country="US"/>
    </style:style>
    <style:style style:name="T355" style:parent-style-name="s31" style:family="text">
      <style:text-properties fo:language="en" fo:country="US"/>
    </style:style>
    <style:style style:name="T356" style:parent-style-name="s31" style:family="text">
      <style:text-properties fo:language="en" fo:country="US"/>
    </style:style>
    <style:style style:name="P357" style:parent-style-name="СтандартныйHTML" style:family="paragraph">
      <style:text-properties fo:language="en" fo:country="US"/>
    </style:style>
    <style:style style:name="P358" style:parent-style-name="СтандартныйHTML" style:family="paragraph">
      <style:text-properties fo:language="en" fo:country="US"/>
    </style:style>
    <style:style style:name="P359" style:parent-style-name="СтандартныйHTML" style:family="paragraph">
      <style:text-properties fo:language="en" fo:country="US"/>
    </style:style>
    <style:style style:name="P360" style:parent-style-name="СтандартныйHTML" style:family="paragraph">
      <style:text-properties fo:language="en" fo:country="US"/>
    </style:style>
    <style:style style:name="T361" style:parent-style-name="Основнойшрифтабзаца" style:family="text">
      <style:text-properties fo:language="en" fo:country="US"/>
    </style:style>
    <style:style style:name="P362" style:parent-style-name="Обычный" style:family="paragraph">
      <style:paragraph-properties fo:break-before="page" fo:margin-bottom="0.1111in" fo:line-height="106%"/>
    </style:style>
    <style:style style:name="TableColumn364" style:family="table-column">
      <style:table-column-properties style:column-width="6.4965in"/>
    </style:style>
    <style:style style:name="Table363" style:family="table">
      <style:table-properties style:width="6.4965in" style:rel-width="100%" fo:margin-left="0in" table:align="left"/>
    </style:style>
    <style:style style:name="TableRow365" style:family="table-row">
      <style:table-row-properties/>
    </style:style>
    <style:style style:name="TableCell366" style:family="table-cell">
      <style:table-cell-properties fo:border="none" fo:background-color="#606060" style:writing-mode="lr-tb" style:vertical-align="middle" fo:padding-top="0.052in" fo:padding-left="0.052in" fo:padding-bottom="0.052in" fo:padding-right="0.052in"/>
    </style:style>
    <style:style style:name="P367" style:parent-style-name="Обычный" style:family="paragraph">
      <style:paragraph-properties fo:text-align="center"/>
    </style:style>
    <style:style style:name="T368" style:parent-style-name="Основнойшрифтабзаца" style:family="text">
      <style:text-properties style:font-name="Arial" style:font-name-complex="Arial" fo:color="#000000"/>
    </style:style>
    <style:style style:name="T369" style:parent-style-name="s01" style:family="text">
      <style:text-properties fo:language="en" fo:country="US"/>
    </style:style>
    <style:style style:name="T370" style:parent-style-name="s11" style:family="text">
      <style:text-properties fo:language="en" fo:country="US"/>
    </style:style>
    <style:style style:name="P371" style:parent-style-name="СтандартныйHTML" style:family="paragraph">
      <style:text-properties fo:language="en" fo:country="US"/>
    </style:style>
    <style:style style:name="T372" style:parent-style-name="s01" style:family="text">
      <style:text-properties fo:language="en" fo:country="US"/>
    </style:style>
    <style:style style:name="T373" style:parent-style-name="s11" style:family="text">
      <style:text-properties fo:language="en" fo:country="US"/>
    </style:style>
    <style:style style:name="T374" style:parent-style-name="s01" style:family="text">
      <style:text-properties fo:language="en" fo:country="US"/>
    </style:style>
    <style:style style:name="T375" style:parent-style-name="s11" style:family="text">
      <style:text-properties fo:language="en" fo:country="US"/>
    </style:style>
    <style:style style:name="P376" style:parent-style-name="СтандартныйHTML" style:family="paragraph">
      <style:text-properties fo:language="en" fo:country="US"/>
    </style:style>
    <style:style style:name="T377" style:parent-style-name="s01" style:family="text">
      <style:text-properties fo:language="en" fo:country="US"/>
    </style:style>
    <style:style style:name="T378" style:parent-style-name="s11" style:family="text">
      <style:text-properties fo:language="en" fo:country="US"/>
    </style:style>
    <style:style style:name="T379" style:parent-style-name="Основнойшрифтабзаца" style:family="text">
      <style:text-properties fo:language="en" fo:country="US"/>
    </style:style>
    <style:style style:name="T380" style:parent-style-name="s01" style:family="text">
      <style:text-properties fo:language="en" fo:country="US"/>
    </style:style>
    <style:style style:name="T381" style:parent-style-name="s11" style:family="text">
      <style:text-properties fo:language="en" fo:country="US"/>
    </style:style>
    <style:style style:name="P382" style:parent-style-name="СтандартныйHTML" style:family="paragraph">
      <style:text-properties fo:language="en" fo:country="US"/>
    </style:style>
    <style:style style:name="T383" style:parent-style-name="Основнойшрифтабзаца" style:family="text">
      <style:text-properties fo:language="en" fo:country="US"/>
    </style:style>
    <style:style style:name="T384" style:parent-style-name="s01" style:family="text">
      <style:text-properties fo:language="en" fo:country="US"/>
    </style:style>
    <style:style style:name="T385" style:parent-style-name="s11" style:family="text">
      <style:text-properties fo:language="en" fo:country="US"/>
    </style:style>
    <style:style style:name="T386" style:parent-style-name="Основнойшрифтабзаца" style:family="text">
      <style:text-properties fo:language="en" fo:country="US"/>
    </style:style>
    <style:style style:name="T387" style:parent-style-name="s11" style:family="text">
      <style:text-properties fo:language="en" fo:country="US"/>
    </style:style>
    <style:style style:name="T388" style:parent-style-name="s11" style:family="text">
      <style:text-properties fo:language="en" fo:country="US"/>
    </style:style>
    <style:style style:name="T389" style:parent-style-name="s01" style:family="text">
      <style:text-properties fo:language="en" fo:country="US"/>
    </style:style>
    <style:style style:name="T390" style:parent-style-name="s11" style:family="text">
      <style:text-properties fo:language="en" fo:country="US"/>
    </style:style>
    <style:style style:name="T391" style:parent-style-name="Основнойшрифтабзаца" style:family="text">
      <style:text-properties fo:language="en" fo:country="US"/>
    </style:style>
    <style:style style:name="T392" style:parent-style-name="s11" style:family="text">
      <style:text-properties fo:language="en" fo:country="US"/>
    </style:style>
    <style:style style:name="T393" style:parent-style-name="s21" style:family="text">
      <style:text-properties fo:language="en" fo:country="US"/>
    </style:style>
    <style:style style:name="T394" style:parent-style-name="s11" style:family="text">
      <style:text-properties fo:language="en" fo:country="US"/>
    </style:style>
    <style:style style:name="T395" style:parent-style-name="s21" style:family="text">
      <style:text-properties fo:language="en" fo:country="US"/>
    </style:style>
    <style:style style:name="T396" style:parent-style-name="s11" style:family="text">
      <style:text-properties fo:language="en" fo:country="US"/>
    </style:style>
    <style:style style:name="T397" style:parent-style-name="s21" style:family="text">
      <style:text-properties fo:language="en" fo:country="US"/>
    </style:style>
    <style:style style:name="T398" style:parent-style-name="s11" style:family="text">
      <style:text-properties fo:language="en" fo:country="US"/>
    </style:style>
    <style:style style:name="T399" style:parent-style-name="Основнойшрифтабзаца" style:family="text">
      <style:text-properties fo:language="en" fo:country="US"/>
    </style:style>
    <style:style style:name="T400" style:parent-style-name="s11" style:family="text">
      <style:text-properties fo:language="en" fo:country="US"/>
    </style:style>
    <style:style style:name="P401" style:parent-style-name="СтандартныйHTML" style:family="paragraph">
      <style:text-properties fo:language="en" fo:country="US"/>
    </style:style>
    <style:style style:name="T402" style:parent-style-name="Основнойшрифтабзаца" style:family="text">
      <style:text-properties fo:language="en" fo:country="US"/>
    </style:style>
    <style:style style:name="T403" style:parent-style-name="s11" style:family="text">
      <style:text-properties fo:language="en" fo:country="US"/>
    </style:style>
    <style:style style:name="T404" style:parent-style-name="s31" style:family="text">
      <style:text-properties fo:language="en" fo:country="US"/>
    </style:style>
    <style:style style:name="T405" style:parent-style-name="s31" style:family="text">
      <style:text-properties fo:language="en" fo:country="US"/>
    </style:style>
    <style:style style:name="T406" style:parent-style-name="s31" style:family="text">
      <style:text-properties fo:language="en" fo:country="US"/>
    </style:style>
    <style:style style:name="T407" style:parent-style-name="s31" style:family="text">
      <style:text-properties fo:language="en" fo:country="US"/>
    </style:style>
    <style:style style:name="T408" style:parent-style-name="Основнойшрифтабзаца" style:family="text">
      <style:text-properties fo:language="en" fo:country="US"/>
    </style:style>
    <style:style style:name="T409" style:parent-style-name="s11" style:family="text">
      <style:text-properties fo:language="en" fo:country="US"/>
    </style:style>
    <style:style style:name="T410" style:parent-style-name="s21" style:family="text">
      <style:text-properties fo:language="en" fo:country="US"/>
    </style:style>
    <style:style style:name="T411" style:parent-style-name="s11" style:family="text">
      <style:text-properties fo:language="en" fo:country="US"/>
    </style:style>
    <style:style style:name="T412" style:parent-style-name="Основнойшрифтабзаца" style:family="text">
      <style:text-properties fo:language="en" fo:country="US"/>
    </style:style>
    <style:style style:name="T413" style:parent-style-name="s11" style:family="text">
      <style:text-properties fo:language="en" fo:country="US"/>
    </style:style>
    <style:style style:name="T414" style:parent-style-name="s41" style:family="text">
      <style:text-properties fo:language="en" fo:country="US"/>
    </style:style>
    <style:style style:name="T415" style:parent-style-name="s51" style:family="text">
      <style:text-properties fo:language="en" fo:country="US"/>
    </style:style>
    <style:style style:name="T416" style:parent-style-name="s41" style:family="text">
      <style:text-properties fo:language="en" fo:country="US"/>
    </style:style>
    <style:style style:name="T417" style:parent-style-name="s51" style:family="text">
      <style:text-properties fo:language="en" fo:country="US"/>
    </style:style>
    <style:style style:name="T418" style:parent-style-name="s41" style:family="text">
      <style:text-properties fo:language="en" fo:country="US"/>
    </style:style>
    <style:style style:name="T419" style:parent-style-name="s11" style:family="text">
      <style:text-properties fo:language="en" fo:country="US"/>
    </style:style>
    <style:style style:name="T420" style:parent-style-name="s31" style:family="text">
      <style:text-properties fo:language="en" fo:country="US"/>
    </style:style>
    <style:style style:name="T421" style:parent-style-name="s31" style:family="text">
      <style:text-properties fo:language="en" fo:country="US"/>
    </style:style>
    <style:style style:name="T422" style:parent-style-name="s31" style:family="text">
      <style:text-properties fo:language="en" fo:country="US"/>
    </style:style>
    <style:style style:name="T423" style:parent-style-name="Основнойшрифтабзаца" style:family="text">
      <style:text-properties fo:language="en" fo:country="US"/>
    </style:style>
    <style:style style:name="T424" style:parent-style-name="s11" style:family="text">
      <style:text-properties fo:language="en" fo:country="US"/>
    </style:style>
    <style:style style:name="T425" style:parent-style-name="s21" style:family="text">
      <style:text-properties fo:language="en" fo:country="US"/>
    </style:style>
    <style:style style:name="T426" style:parent-style-name="s11" style:family="text">
      <style:text-properties fo:language="en" fo:country="US"/>
    </style:style>
    <style:style style:name="T427" style:parent-style-name="Основнойшрифтабзаца" style:family="text">
      <style:text-properties fo:language="en" fo:country="US"/>
    </style:style>
    <style:style style:name="T428" style:parent-style-name="s11" style:family="text">
      <style:text-properties fo:language="en" fo:country="US"/>
    </style:style>
    <style:style style:name="T429" style:parent-style-name="s41" style:family="text">
      <style:text-properties fo:language="en" fo:country="US"/>
    </style:style>
    <style:style style:name="T430" style:parent-style-name="s51" style:family="text">
      <style:text-properties fo:language="en" fo:country="US"/>
    </style:style>
    <style:style style:name="T431" style:parent-style-name="s41" style:family="text">
      <style:text-properties fo:language="en" fo:country="US"/>
    </style:style>
    <style:style style:name="T432" style:parent-style-name="s51" style:family="text">
      <style:text-properties fo:language="en" fo:country="US"/>
    </style:style>
    <style:style style:name="T433" style:parent-style-name="s41" style:family="text">
      <style:text-properties fo:language="en" fo:country="US"/>
    </style:style>
    <style:style style:name="T434" style:parent-style-name="s11" style:family="text">
      <style:text-properties fo:language="en" fo:country="US"/>
    </style:style>
    <style:style style:name="T435" style:parent-style-name="s31" style:family="text">
      <style:text-properties fo:language="en" fo:country="US"/>
    </style:style>
    <style:style style:name="T436" style:parent-style-name="s31" style:family="text">
      <style:text-properties fo:language="en" fo:country="US"/>
    </style:style>
    <style:style style:name="T437" style:parent-style-name="s31" style:family="text">
      <style:text-properties fo:language="en" fo:country="US"/>
    </style:style>
    <style:style style:name="T438" style:parent-style-name="Основнойшрифтабзаца" style:family="text">
      <style:text-properties fo:language="en" fo:country="US"/>
    </style:style>
    <style:style style:name="T439" style:parent-style-name="s11" style:family="text">
      <style:text-properties fo:language="en" fo:country="US"/>
    </style:style>
    <style:style style:name="T440" style:parent-style-name="s21" style:family="text">
      <style:text-properties fo:language="en" fo:country="US"/>
    </style:style>
    <style:style style:name="T441" style:parent-style-name="s11" style:family="text">
      <style:text-properties fo:language="en" fo:country="US"/>
    </style:style>
    <style:style style:name="T442" style:parent-style-name="Основнойшрифтабзаца" style:family="text">
      <style:text-properties fo:language="en" fo:country="US"/>
    </style:style>
    <style:style style:name="T443" style:parent-style-name="s11" style:family="text">
      <style:text-properties fo:language="en" fo:country="US"/>
    </style:style>
    <style:style style:name="T444" style:parent-style-name="s11" style:family="text">
      <style:text-properties fo:language="en" fo:country="US"/>
    </style:style>
    <style:style style:name="T445" style:parent-style-name="s41" style:family="text">
      <style:text-properties fo:language="en" fo:country="US"/>
    </style:style>
    <style:style style:name="T446" style:parent-style-name="s51" style:family="text">
      <style:text-properties fo:language="en" fo:country="US"/>
    </style:style>
    <style:style style:name="T447" style:parent-style-name="s41" style:family="text">
      <style:text-properties fo:language="en" fo:country="US"/>
    </style:style>
    <style:style style:name="T448" style:parent-style-name="s51" style:family="text">
      <style:text-properties fo:language="en" fo:country="US"/>
    </style:style>
    <style:style style:name="T449" style:parent-style-name="s41" style:family="text">
      <style:text-properties fo:language="en" fo:country="US"/>
    </style:style>
    <style:style style:name="T450" style:parent-style-name="s11" style:family="text">
      <style:text-properties fo:language="en" fo:country="US"/>
    </style:style>
    <style:style style:name="T451" style:parent-style-name="s31" style:family="text">
      <style:text-properties fo:language="en" fo:country="US"/>
    </style:style>
    <style:style style:name="T452" style:parent-style-name="s31" style:family="text">
      <style:text-properties fo:language="en" fo:country="US"/>
    </style:style>
    <style:style style:name="T453" style:parent-style-name="s31" style:family="text">
      <style:text-properties fo:language="en" fo:country="US"/>
    </style:style>
    <style:style style:name="T454" style:parent-style-name="Основнойшрифтабзаца" style:family="text">
      <style:text-properties fo:language="en" fo:country="US"/>
    </style:style>
    <style:style style:name="T455" style:parent-style-name="s11" style:family="text">
      <style:text-properties fo:language="en" fo:country="US"/>
    </style:style>
    <style:style style:name="T456" style:parent-style-name="s21" style:family="text">
      <style:text-properties fo:language="en" fo:country="US"/>
    </style:style>
    <style:style style:name="T457" style:parent-style-name="s11" style:family="text">
      <style:text-properties fo:language="en" fo:country="US"/>
    </style:style>
    <style:style style:name="T458" style:parent-style-name="Основнойшрифтабзаца" style:family="text">
      <style:text-properties fo:language="en" fo:country="US"/>
    </style:style>
    <style:style style:name="T459" style:parent-style-name="s11" style:family="text">
      <style:text-properties fo:language="en" fo:country="US"/>
    </style:style>
    <style:style style:name="T460" style:parent-style-name="s41" style:family="text">
      <style:text-properties fo:language="en" fo:country="US"/>
    </style:style>
    <style:style style:name="T461" style:parent-style-name="s51" style:family="text">
      <style:text-properties fo:language="en" fo:country="US"/>
    </style:style>
    <style:style style:name="T462" style:parent-style-name="s41" style:family="text">
      <style:text-properties fo:language="en" fo:country="US"/>
    </style:style>
    <style:style style:name="T463" style:parent-style-name="s11" style:family="text">
      <style:text-properties fo:language="en" fo:country="US"/>
    </style:style>
    <style:style style:name="T464" style:parent-style-name="s11" style:family="text">
      <style:text-properties fo:language="en" fo:country="US"/>
    </style:style>
    <style:style style:name="T465" style:parent-style-name="s31" style:family="text">
      <style:text-properties fo:language="en" fo:country="US"/>
    </style:style>
    <style:style style:name="T466" style:parent-style-name="s31" style:family="text">
      <style:text-properties fo:language="en" fo:country="US"/>
    </style:style>
    <style:style style:name="T467" style:parent-style-name="s31" style:family="text">
      <style:text-properties fo:language="en" fo:country="US"/>
    </style:style>
    <style:style style:name="T468" style:parent-style-name="s31" style:family="text">
      <style:text-properties fo:language="en" fo:country="US"/>
    </style:style>
    <style:style style:name="T469" style:parent-style-name="s31" style:family="text">
      <style:text-properties fo:language="en" fo:country="US"/>
    </style:style>
    <style:style style:name="T470" style:parent-style-name="Основнойшрифтабзаца" style:family="text">
      <style:text-properties fo:language="en" fo:country="US"/>
    </style:style>
    <style:style style:name="T471" style:parent-style-name="s11" style:family="text">
      <style:text-properties fo:language="en" fo:country="US"/>
    </style:style>
    <style:style style:name="T472" style:parent-style-name="s21" style:family="text">
      <style:text-properties fo:language="en" fo:country="US"/>
    </style:style>
    <style:style style:name="T473" style:parent-style-name="s11" style:family="text">
      <style:text-properties fo:language="en" fo:country="US"/>
    </style:style>
    <style:style style:name="T474" style:parent-style-name="Основнойшрифтабзаца" style:family="text">
      <style:text-properties fo:language="en" fo:country="US"/>
    </style:style>
    <style:style style:name="T475" style:parent-style-name="s11" style:family="text">
      <style:text-properties fo:language="en" fo:country="US"/>
    </style:style>
    <style:style style:name="T476" style:parent-style-name="s41" style:family="text">
      <style:text-properties fo:language="en" fo:country="US"/>
    </style:style>
    <style:style style:name="T477" style:parent-style-name="s51" style:family="text">
      <style:text-properties fo:language="en" fo:country="US"/>
    </style:style>
    <style:style style:name="T478" style:parent-style-name="s41" style:family="text">
      <style:text-properties fo:language="en" fo:country="US"/>
    </style:style>
    <style:style style:name="T479" style:parent-style-name="s51" style:family="text">
      <style:text-properties fo:language="en" fo:country="US"/>
    </style:style>
    <style:style style:name="T480" style:parent-style-name="s41" style:family="text">
      <style:text-properties fo:language="en" fo:country="US"/>
    </style:style>
    <style:style style:name="T481" style:parent-style-name="s11" style:family="text">
      <style:text-properties fo:language="en" fo:country="US"/>
    </style:style>
    <style:style style:name="T482" style:parent-style-name="s31" style:family="text">
      <style:text-properties fo:language="en" fo:country="US"/>
    </style:style>
    <style:style style:name="T483" style:parent-style-name="s31" style:family="text">
      <style:text-properties fo:language="en" fo:country="US"/>
    </style:style>
    <style:style style:name="T484" style:parent-style-name="s31" style:family="text">
      <style:text-properties fo:language="en" fo:country="US"/>
    </style:style>
    <style:style style:name="T485" style:parent-style-name="s31" style:family="text">
      <style:text-properties fo:language="en" fo:country="US"/>
    </style:style>
    <style:style style:name="T486" style:parent-style-name="Основнойшрифтабзаца" style:family="text">
      <style:text-properties fo:language="en" fo:country="US"/>
    </style:style>
    <style:style style:name="T487" style:parent-style-name="s11" style:family="text">
      <style:text-properties fo:language="en" fo:country="US"/>
    </style:style>
    <style:style style:name="T488" style:parent-style-name="s21" style:family="text">
      <style:text-properties fo:language="en" fo:country="US"/>
    </style:style>
    <style:style style:name="T489" style:parent-style-name="s11" style:family="text">
      <style:text-properties fo:language="en" fo:country="US"/>
    </style:style>
    <style:style style:name="T490" style:parent-style-name="Основнойшрифтабзаца" style:family="text">
      <style:text-properties fo:language="en" fo:country="US"/>
    </style:style>
    <style:style style:name="T491" style:parent-style-name="s11" style:family="text">
      <style:text-properties fo:language="en" fo:country="US"/>
    </style:style>
    <style:style style:name="T492" style:parent-style-name="s41" style:family="text">
      <style:text-properties fo:language="en" fo:country="US"/>
    </style:style>
    <style:style style:name="T493" style:parent-style-name="s51" style:family="text">
      <style:text-properties fo:language="en" fo:country="US"/>
    </style:style>
    <style:style style:name="T494" style:parent-style-name="s41" style:family="text">
      <style:text-properties fo:language="en" fo:country="US"/>
    </style:style>
    <style:style style:name="T495" style:parent-style-name="s51" style:family="text">
      <style:text-properties fo:language="en" fo:country="US"/>
    </style:style>
    <style:style style:name="T496" style:parent-style-name="s41" style:family="text">
      <style:text-properties fo:language="en" fo:country="US"/>
    </style:style>
    <style:style style:name="T497" style:parent-style-name="s11" style:family="text">
      <style:text-properties fo:language="en" fo:country="US"/>
    </style:style>
    <style:style style:name="T498" style:parent-style-name="s31" style:family="text">
      <style:text-properties fo:language="en" fo:country="US"/>
    </style:style>
    <style:style style:name="T499" style:parent-style-name="s31" style:family="text">
      <style:text-properties fo:language="en" fo:country="US"/>
    </style:style>
    <style:style style:name="T500" style:parent-style-name="s31" style:family="text">
      <style:text-properties fo:language="en" fo:country="US"/>
    </style:style>
    <style:style style:name="T501" style:parent-style-name="s31" style:family="text">
      <style:text-properties fo:language="en" fo:country="US"/>
    </style:style>
    <style:style style:name="T502" style:parent-style-name="Основнойшрифтабзаца" style:family="text">
      <style:text-properties fo:language="en" fo:country="US"/>
    </style:style>
    <style:style style:name="T503" style:parent-style-name="s11" style:family="text">
      <style:text-properties fo:language="en" fo:country="US"/>
    </style:style>
    <style:style style:name="T504" style:parent-style-name="s21" style:family="text">
      <style:text-properties fo:language="en" fo:country="US"/>
    </style:style>
    <style:style style:name="T505" style:parent-style-name="s11" style:family="text">
      <style:text-properties fo:language="en" fo:country="US"/>
    </style:style>
    <style:style style:name="T506" style:parent-style-name="Основнойшрифтабзаца" style:family="text">
      <style:text-properties fo:language="en" fo:country="US"/>
    </style:style>
    <style:style style:name="T507" style:parent-style-name="s11" style:family="text">
      <style:text-properties fo:language="en" fo:country="US"/>
    </style:style>
    <style:style style:name="T508" style:parent-style-name="s41" style:family="text">
      <style:text-properties fo:language="en" fo:country="US"/>
    </style:style>
    <style:style style:name="T509" style:parent-style-name="s51" style:family="text">
      <style:text-properties fo:language="en" fo:country="US"/>
    </style:style>
    <style:style style:name="T510" style:parent-style-name="s41" style:family="text">
      <style:text-properties fo:language="en" fo:country="US"/>
    </style:style>
    <style:style style:name="T511" style:parent-style-name="s51" style:family="text">
      <style:text-properties fo:language="en" fo:country="US"/>
    </style:style>
    <style:style style:name="T512" style:parent-style-name="s41" style:family="text">
      <style:text-properties fo:language="en" fo:country="US"/>
    </style:style>
    <style:style style:name="T513" style:parent-style-name="s11" style:family="text">
      <style:text-properties fo:language="en" fo:country="US"/>
    </style:style>
    <style:style style:name="T514" style:parent-style-name="s31" style:family="text">
      <style:text-properties fo:language="en" fo:country="US"/>
    </style:style>
    <style:style style:name="T515" style:parent-style-name="s31" style:family="text">
      <style:text-properties fo:language="en" fo:country="US"/>
    </style:style>
    <style:style style:name="T516" style:parent-style-name="s31" style:family="text">
      <style:text-properties fo:language="en" fo:country="US"/>
    </style:style>
    <style:style style:name="T517" style:parent-style-name="s31" style:family="text">
      <style:text-properties fo:language="en" fo:country="US"/>
    </style:style>
    <style:style style:name="T518" style:parent-style-name="Основнойшрифтабзаца" style:family="text">
      <style:text-properties fo:language="en" fo:country="US"/>
    </style:style>
    <style:style style:name="T519" style:parent-style-name="s11" style:family="text">
      <style:text-properties fo:language="en" fo:country="US"/>
    </style:style>
    <style:style style:name="T520" style:parent-style-name="s11" style:family="text">
      <style:text-properties fo:language="en" fo:country="US"/>
    </style:style>
    <style:style style:name="T521" style:parent-style-name="s21" style:family="text">
      <style:text-properties fo:language="en" fo:country="US"/>
    </style:style>
    <style:style style:name="T522" style:parent-style-name="s11" style:family="text">
      <style:text-properties fo:language="en" fo:country="US"/>
    </style:style>
    <style:style style:name="T523" style:parent-style-name="Основнойшрифтабзаца" style:family="text">
      <style:text-properties fo:language="en" fo:country="US"/>
    </style:style>
    <style:style style:name="T524" style:parent-style-name="s11" style:family="text">
      <style:text-properties fo:language="en" fo:country="US"/>
    </style:style>
    <style:style style:name="T525" style:parent-style-name="s41" style:family="text">
      <style:text-properties fo:language="en" fo:country="US"/>
    </style:style>
    <style:style style:name="T526" style:parent-style-name="s51" style:family="text">
      <style:text-properties fo:language="en" fo:country="US"/>
    </style:style>
    <style:style style:name="T527" style:parent-style-name="s41" style:family="text">
      <style:text-properties fo:language="en" fo:country="US"/>
    </style:style>
    <style:style style:name="T528" style:parent-style-name="s51" style:family="text">
      <style:text-properties fo:language="en" fo:country="US"/>
    </style:style>
    <style:style style:name="T529" style:parent-style-name="s41" style:family="text">
      <style:text-properties fo:language="en" fo:country="US"/>
    </style:style>
    <style:style style:name="T530" style:parent-style-name="s11" style:family="text">
      <style:text-properties fo:language="en" fo:country="US"/>
    </style:style>
    <style:style style:name="T531" style:parent-style-name="s31" style:family="text">
      <style:text-properties fo:language="en" fo:country="US"/>
    </style:style>
    <style:style style:name="T532" style:parent-style-name="s31" style:family="text">
      <style:text-properties fo:language="en" fo:country="US"/>
    </style:style>
    <style:style style:name="T533" style:parent-style-name="s31" style:family="text">
      <style:text-properties fo:language="en" fo:country="US"/>
    </style:style>
    <style:style style:name="T534" style:parent-style-name="Основнойшрифтабзаца" style:family="text">
      <style:text-properties fo:language="en" fo:country="US"/>
    </style:style>
    <style:style style:name="T535" style:parent-style-name="s11" style:family="text">
      <style:text-properties fo:language="en" fo:country="US"/>
    </style:style>
    <style:style style:name="T536" style:parent-style-name="s21" style:family="text">
      <style:text-properties fo:language="en" fo:country="US"/>
    </style:style>
    <style:style style:name="T537" style:parent-style-name="s11" style:family="text">
      <style:text-properties fo:language="en" fo:country="US"/>
    </style:style>
    <style:style style:name="T538" style:parent-style-name="Основнойшрифтабзаца" style:family="text">
      <style:text-properties fo:language="en" fo:country="US"/>
    </style:style>
    <style:style style:name="T539" style:parent-style-name="s11" style:family="text">
      <style:text-properties fo:language="en" fo:country="US"/>
    </style:style>
    <style:style style:name="T540" style:parent-style-name="s41" style:family="text">
      <style:text-properties fo:language="en" fo:country="US"/>
    </style:style>
    <style:style style:name="T541" style:parent-style-name="s51" style:family="text">
      <style:text-properties fo:language="en" fo:country="US"/>
    </style:style>
    <style:style style:name="T542" style:parent-style-name="s41" style:family="text">
      <style:text-properties fo:language="en" fo:country="US"/>
    </style:style>
    <style:style style:name="T543" style:parent-style-name="s51" style:family="text">
      <style:text-properties fo:language="en" fo:country="US"/>
    </style:style>
    <style:style style:name="T544" style:parent-style-name="s41" style:family="text">
      <style:text-properties fo:language="en" fo:country="US"/>
    </style:style>
    <style:style style:name="T545" style:parent-style-name="s11" style:family="text">
      <style:text-properties fo:language="en" fo:country="US"/>
    </style:style>
    <style:style style:name="T546" style:parent-style-name="s31" style:family="text">
      <style:text-properties fo:language="en" fo:country="US"/>
    </style:style>
    <style:style style:name="T547" style:parent-style-name="s31" style:family="text">
      <style:text-properties fo:language="en" fo:country="US"/>
    </style:style>
    <style:style style:name="T548" style:parent-style-name="s31" style:family="text">
      <style:text-properties fo:language="en" fo:country="US"/>
    </style:style>
    <style:style style:name="T549" style:parent-style-name="s31" style:family="text">
      <style:text-properties fo:language="en" fo:country="US"/>
    </style:style>
    <style:style style:name="T550" style:parent-style-name="s31" style:family="text">
      <style:text-properties fo:language="en" fo:country="US"/>
    </style:style>
    <style:style style:name="T551" style:parent-style-name="s31" style:family="text">
      <style:text-properties fo:language="en" fo:country="US"/>
    </style:style>
    <style:style style:name="T552" style:parent-style-name="Основнойшрифтабзаца" style:family="text">
      <style:text-properties fo:language="en" fo:country="US"/>
    </style:style>
    <style:style style:name="T553" style:parent-style-name="s11" style:family="text">
      <style:text-properties fo:language="en" fo:country="US"/>
    </style:style>
    <style:style style:name="T554" style:parent-style-name="Основнойшрифтабзаца" style:family="text">
      <style:text-properties fo:language="en" fo:country="US"/>
    </style:style>
    <style:style style:name="T555" style:parent-style-name="s11" style:family="text">
      <style:text-properties fo:language="en" fo:country="US"/>
    </style:style>
    <style:style style:name="T556" style:parent-style-name="s41" style:family="text">
      <style:text-properties fo:language="en" fo:country="US"/>
    </style:style>
    <style:style style:name="T557" style:parent-style-name="s51" style:family="text">
      <style:text-properties fo:language="en" fo:country="US"/>
    </style:style>
    <style:style style:name="T558" style:parent-style-name="s41" style:family="text">
      <style:text-properties fo:language="en" fo:country="US"/>
    </style:style>
    <style:style style:name="T559" style:parent-style-name="s11" style:family="text">
      <style:text-properties fo:language="en" fo:country="US"/>
    </style:style>
    <style:style style:name="T560" style:parent-style-name="s31" style:family="text">
      <style:text-properties fo:language="en" fo:country="US"/>
    </style:style>
    <style:style style:name="T561" style:parent-style-name="s31" style:family="text">
      <style:text-properties fo:language="en" fo:country="US"/>
    </style:style>
    <style:style style:name="T562" style:parent-style-name="s31" style:family="text">
      <style:text-properties fo:language="en" fo:country="US"/>
    </style:style>
    <style:style style:name="T563" style:parent-style-name="s31" style:family="text">
      <style:text-properties fo:language="en" fo:country="US"/>
    </style:style>
    <style:style style:name="T564" style:parent-style-name="s31" style:family="text">
      <style:text-properties fo:language="en" fo:country="US"/>
    </style:style>
    <style:style style:name="T565" style:parent-style-name="s31" style:family="text">
      <style:text-properties fo:language="en" fo:country="US"/>
    </style:style>
    <style:style style:name="T566" style:parent-style-name="Основнойшрифтабзаца" style:family="text">
      <style:text-properties fo:language="en" fo:country="US"/>
    </style:style>
    <style:style style:name="T567" style:parent-style-name="s11" style:family="text">
      <style:text-properties fo:language="en" fo:country="US"/>
    </style:style>
    <style:style style:name="T568" style:parent-style-name="Основнойшрифтабзаца" style:family="text">
      <style:text-properties fo:language="en" fo:country="US"/>
    </style:style>
    <style:style style:name="T569" style:parent-style-name="s11" style:family="text">
      <style:text-properties fo:language="en" fo:country="US"/>
    </style:style>
    <style:style style:name="T570" style:parent-style-name="s11" style:family="text">
      <style:text-properties fo:language="en" fo:country="US"/>
    </style:style>
    <style:style style:name="T571" style:parent-style-name="s41" style:family="text">
      <style:text-properties fo:language="en" fo:country="US"/>
    </style:style>
    <style:style style:name="T572" style:parent-style-name="s51" style:family="text">
      <style:text-properties fo:language="en" fo:country="US"/>
    </style:style>
    <style:style style:name="T573" style:parent-style-name="s41" style:family="text">
      <style:text-properties fo:language="en" fo:country="US"/>
    </style:style>
    <style:style style:name="T574" style:parent-style-name="s11" style:family="text">
      <style:text-properties fo:language="en" fo:country="US"/>
    </style:style>
    <style:style style:name="T575" style:parent-style-name="s31" style:family="text">
      <style:text-properties fo:language="en" fo:country="US"/>
    </style:style>
    <style:style style:name="T576" style:parent-style-name="s31" style:family="text">
      <style:text-properties fo:language="en" fo:country="US"/>
    </style:style>
    <style:style style:name="T577" style:parent-style-name="s31" style:family="text">
      <style:text-properties fo:language="en" fo:country="US"/>
    </style:style>
    <style:style style:name="T578" style:parent-style-name="s31" style:family="text">
      <style:text-properties fo:language="en" fo:country="US"/>
    </style:style>
    <style:style style:name="T579" style:parent-style-name="s31" style:family="text">
      <style:text-properties fo:language="en" fo:country="US"/>
    </style:style>
    <style:style style:name="T580" style:parent-style-name="Основнойшрифтабзаца" style:family="text">
      <style:text-properties fo:language="en" fo:country="US"/>
    </style:style>
    <style:style style:name="P581" style:parent-style-name="Обычный" style:family="paragraph">
      <style:paragraph-properties fo:break-before="page" fo:margin-bottom="0.1111in" fo:line-height="106%"/>
    </style:style>
    <style:style style:name="TableColumn583" style:family="table-column">
      <style:table-column-properties style:column-width="6.4965in"/>
    </style:style>
    <style:style style:name="Table582" style:family="table">
      <style:table-properties style:width="6.4965in" style:rel-width="100%" fo:margin-left="0in" table:align="left"/>
    </style:style>
    <style:style style:name="TableRow584" style:family="table-row">
      <style:table-row-properties/>
    </style:style>
    <style:style style:name="TableCell585" style:family="table-cell">
      <style:table-cell-properties fo:border="none" fo:background-color="#606060" style:writing-mode="lr-tb" style:vertical-align="middle" fo:padding-top="0.052in" fo:padding-left="0.052in" fo:padding-bottom="0.052in" fo:padding-right="0.052in"/>
    </style:style>
    <style:style style:name="P586" style:parent-style-name="Обычный" style:family="paragraph">
      <style:paragraph-properties fo:text-align="center"/>
    </style:style>
    <style:style style:name="T587" style:parent-style-name="Основнойшрифтабзаца" style:family="text">
      <style:text-properties style:font-name="Arial" style:font-name-complex="Arial" fo:color="#000000"/>
    </style:style>
    <style:style style:name="T588" style:parent-style-name="s01" style:family="text">
      <style:text-properties fo:language="en" fo:country="US"/>
    </style:style>
    <style:style style:name="T589" style:parent-style-name="s11" style:family="text">
      <style:text-properties fo:language="en" fo:country="US"/>
    </style:style>
    <style:style style:name="P590" style:parent-style-name="СтандартныйHTML" style:family="paragraph">
      <style:text-properties fo:language="en" fo:country="US"/>
    </style:style>
    <style:style style:name="T591" style:parent-style-name="s01" style:family="text">
      <style:text-properties fo:language="en" fo:country="US"/>
    </style:style>
    <style:style style:name="T592" style:parent-style-name="s11" style:family="text">
      <style:text-properties fo:language="en" fo:country="US"/>
    </style:style>
    <style:style style:name="T593" style:parent-style-name="s01" style:family="text">
      <style:text-properties fo:language="en" fo:country="US"/>
    </style:style>
    <style:style style:name="T594" style:parent-style-name="s11" style:family="text">
      <style:text-properties fo:language="en" fo:country="US"/>
    </style:style>
    <style:style style:name="T595" style:parent-style-name="s01" style:family="text">
      <style:text-properties fo:language="en" fo:country="US"/>
    </style:style>
    <style:style style:name="T596" style:parent-style-name="s11" style:family="text">
      <style:text-properties fo:language="en" fo:country="US"/>
    </style:style>
    <style:style style:name="T597" style:parent-style-name="s01" style:family="text">
      <style:text-properties fo:language="en" fo:country="US"/>
    </style:style>
    <style:style style:name="T598" style:parent-style-name="s11" style:family="text">
      <style:text-properties fo:language="en" fo:country="US"/>
    </style:style>
    <style:style style:name="T599" style:parent-style-name="s01" style:family="text">
      <style:text-properties fo:language="en" fo:country="US"/>
    </style:style>
    <style:style style:name="T600" style:parent-style-name="s11" style:family="text">
      <style:text-properties fo:language="en" fo:country="US"/>
    </style:style>
    <style:style style:name="T601" style:parent-style-name="s01" style:family="text">
      <style:text-properties fo:language="en" fo:country="US"/>
    </style:style>
    <style:style style:name="T602" style:parent-style-name="s11" style:family="text">
      <style:text-properties fo:language="en" fo:country="US"/>
    </style:style>
    <style:style style:name="P603" style:parent-style-name="СтандартныйHTML" style:family="paragraph">
      <style:text-properties fo:language="en" fo:country="US"/>
    </style:style>
    <style:style style:name="T604" style:parent-style-name="s01" style:family="text">
      <style:text-properties fo:language="en" fo:country="US"/>
    </style:style>
    <style:style style:name="T605" style:parent-style-name="s11" style:family="text">
      <style:text-properties fo:language="en" fo:country="US"/>
    </style:style>
    <style:style style:name="T606" style:parent-style-name="Основнойшрифтабзаца" style:family="text">
      <style:text-properties fo:language="en" fo:country="US"/>
    </style:style>
    <style:style style:name="T607" style:parent-style-name="s01" style:family="text">
      <style:text-properties fo:language="en" fo:country="US"/>
    </style:style>
    <style:style style:name="T608" style:parent-style-name="s11" style:family="text">
      <style:text-properties fo:language="en" fo:country="US"/>
    </style:style>
    <style:style style:name="P609" style:parent-style-name="СтандартныйHTML" style:family="paragraph">
      <style:text-properties fo:language="en" fo:country="US"/>
    </style:style>
    <style:style style:name="P610" style:parent-style-name="СтандартныйHTML" style:family="paragraph">
      <style:text-properties fo:language="en" fo:country="US"/>
    </style:style>
    <style:style style:name="T611" style:parent-style-name="Основнойшрифтабзаца" style:family="text">
      <style:text-properties fo:language="en" fo:country="US"/>
    </style:style>
    <style:style style:name="T612" style:parent-style-name="s11" style:family="text">
      <style:text-properties fo:language="en" fo:country="US"/>
    </style:style>
    <style:style style:name="T613" style:parent-style-name="s01" style:family="text">
      <style:text-properties fo:language="en" fo:country="US"/>
    </style:style>
    <style:style style:name="T614" style:parent-style-name="s11" style:family="text">
      <style:text-properties fo:language="en" fo:country="US"/>
    </style:style>
    <style:style style:name="T615" style:parent-style-name="Основнойшрифтабзаца" style:family="text">
      <style:text-properties fo:language="en" fo:country="US"/>
    </style:style>
    <style:style style:name="T616" style:parent-style-name="s11" style:family="text">
      <style:text-properties fo:language="en" fo:country="US"/>
    </style:style>
    <style:style style:name="T617" style:parent-style-name="s01" style:family="text">
      <style:text-properties fo:language="en" fo:country="US"/>
    </style:style>
    <style:style style:name="T618" style:parent-style-name="s11" style:family="text">
      <style:text-properties fo:language="en" fo:country="US"/>
    </style:style>
    <style:style style:name="T619" style:parent-style-name="Основнойшрифтабзаца" style:family="text">
      <style:text-properties fo:language="en" fo:country="US"/>
    </style:style>
    <style:style style:name="T620" style:parent-style-name="s01" style:family="text">
      <style:text-properties fo:language="en" fo:country="US"/>
    </style:style>
    <style:style style:name="T621" style:parent-style-name="s11" style:family="text">
      <style:text-properties fo:language="en" fo:country="US"/>
    </style:style>
    <style:style style:name="T622" style:parent-style-name="s01" style:family="text">
      <style:text-properties fo:language="en" fo:country="US"/>
    </style:style>
    <style:style style:name="T623" style:parent-style-name="s11" style:family="text">
      <style:text-properties fo:language="en" fo:country="US"/>
    </style:style>
    <style:style style:name="T624" style:parent-style-name="s21" style:family="text">
      <style:text-properties fo:language="en" fo:country="US"/>
    </style:style>
    <style:style style:name="T625" style:parent-style-name="s11" style:family="text">
      <style:text-properties fo:language="en" fo:country="US"/>
    </style:style>
    <style:style style:name="T626" style:parent-style-name="s21" style:family="text">
      <style:text-properties fo:language="en" fo:country="US"/>
    </style:style>
    <style:style style:name="T627" style:parent-style-name="s11" style:family="text">
      <style:text-properties fo:language="en" fo:country="US"/>
    </style:style>
    <style:style style:name="T628" style:parent-style-name="s21" style:family="text">
      <style:text-properties fo:language="en" fo:country="US"/>
    </style:style>
    <style:style style:name="T629" style:parent-style-name="s11" style:family="text">
      <style:text-properties fo:language="en" fo:country="US"/>
    </style:style>
    <style:style style:name="T630" style:parent-style-name="Основнойшрифтабзаца" style:family="text">
      <style:text-properties fo:language="en" fo:country="US"/>
    </style:style>
    <style:style style:name="T631" style:parent-style-name="s11" style:family="text">
      <style:text-properties fo:language="en" fo:country="US"/>
    </style:style>
    <style:style style:name="T632" style:parent-style-name="s01" style:family="text">
      <style:text-properties fo:language="en" fo:country="US"/>
    </style:style>
    <style:style style:name="T633" style:parent-style-name="s11" style:family="text">
      <style:text-properties fo:language="en" fo:country="US"/>
    </style:style>
    <style:style style:name="T634" style:parent-style-name="Основнойшрифтабзаца" style:family="text">
      <style:text-properties fo:language="en" fo:country="US"/>
    </style:style>
    <style:style style:name="T635" style:parent-style-name="s11" style:family="text">
      <style:text-properties fo:language="en" fo:country="US"/>
    </style:style>
    <style:style style:name="P636" style:parent-style-name="СтандартныйHTML" style:family="paragraph">
      <style:text-properties fo:language="en" fo:country="US"/>
    </style:style>
    <style:style style:name="T637" style:parent-style-name="Основнойшрифтабзаца" style:family="text">
      <style:text-properties fo:language="en" fo:country="US"/>
    </style:style>
    <style:style style:name="T638" style:parent-style-name="s31" style:family="text">
      <style:text-properties fo:language="en" fo:country="US"/>
    </style:style>
    <style:style style:name="T639" style:parent-style-name="s31" style:family="text">
      <style:text-properties fo:language="en" fo:country="US"/>
    </style:style>
    <style:style style:name="P640" style:parent-style-name="СтандартныйHTML" style:family="paragraph">
      <style:text-properties fo:language="en" fo:country="US"/>
    </style:style>
    <style:style style:name="T641" style:parent-style-name="Основнойшрифтабзаца" style:family="text">
      <style:text-properties fo:language="en" fo:country="US"/>
    </style:style>
    <style:style style:name="T642" style:parent-style-name="s11" style:family="text">
      <style:text-properties fo:language="en" fo:country="US"/>
    </style:style>
    <style:style style:name="T643" style:parent-style-name="Основнойшрифтабзаца" style:family="text">
      <style:text-properties fo:language="en" fo:country="US"/>
    </style:style>
    <style:style style:name="T644" style:parent-style-name="s11" style:family="text">
      <style:text-properties fo:language="en" fo:country="US"/>
    </style:style>
    <style:style style:name="T645" style:parent-style-name="s11" style:family="text">
      <style:text-properties fo:language="en" fo:country="US"/>
    </style:style>
    <style:style style:name="T646" style:parent-style-name="s31" style:family="text">
      <style:text-properties fo:language="en" fo:country="US"/>
    </style:style>
    <style:style style:name="T647" style:parent-style-name="s31" style:family="text">
      <style:text-properties fo:language="en" fo:country="US"/>
    </style:style>
    <style:style style:name="T648" style:parent-style-name="s31" style:family="text">
      <style:text-properties fo:language="en" fo:country="US"/>
    </style:style>
    <style:style style:name="T649" style:parent-style-name="s31" style:family="text">
      <style:text-properties fo:language="en" fo:country="US"/>
    </style:style>
    <style:style style:name="T650" style:parent-style-name="s31" style:family="text">
      <style:text-properties fo:language="en" fo:country="US"/>
    </style:style>
    <style:style style:name="T651" style:parent-style-name="s31" style:family="text">
      <style:text-properties fo:language="en" fo:country="US"/>
    </style:style>
    <style:style style:name="T652" style:parent-style-name="s31" style:family="text">
      <style:text-properties fo:language="en" fo:country="US"/>
    </style:style>
    <style:style style:name="T653" style:parent-style-name="s31" style:family="text">
      <style:text-properties fo:language="en" fo:country="US"/>
    </style:style>
    <style:style style:name="T654" style:parent-style-name="s31" style:family="text">
      <style:text-properties fo:language="en" fo:country="US"/>
    </style:style>
    <style:style style:name="T655" style:parent-style-name="s31" style:family="text">
      <style:text-properties fo:language="en" fo:country="US"/>
    </style:style>
    <style:style style:name="T656" style:parent-style-name="s31" style:family="text">
      <style:text-properties fo:language="en" fo:country="US"/>
    </style:style>
    <style:style style:name="T657" style:parent-style-name="s31" style:family="text">
      <style:text-properties fo:language="en" fo:country="US"/>
    </style:style>
    <style:style style:name="T658" style:parent-style-name="Основнойшрифтабзаца" style:family="text">
      <style:text-properties fo:language="en" fo:country="US"/>
    </style:style>
    <style:style style:name="T659" style:parent-style-name="s31" style:family="text">
      <style:text-properties fo:language="en" fo:country="US"/>
    </style:style>
    <style:style style:name="T660" style:parent-style-name="s31" style:family="text">
      <style:text-properties fo:language="en" fo:country="US"/>
    </style:style>
    <style:style style:name="T661" style:parent-style-name="s31" style:family="text">
      <style:text-properties fo:language="en" fo:country="US"/>
    </style:style>
    <style:style style:name="T662" style:parent-style-name="s31" style:family="text">
      <style:text-properties fo:language="en" fo:country="US"/>
    </style:style>
    <style:style style:name="T663" style:parent-style-name="Основнойшрифтабзаца" style:family="text">
      <style:text-properties fo:language="en" fo:country="US"/>
    </style:style>
    <style:style style:name="T664" style:parent-style-name="s11" style:family="text">
      <style:text-properties fo:language="en" fo:country="US"/>
    </style:style>
    <style:style style:name="T665" style:parent-style-name="s31" style:family="text">
      <style:text-properties fo:language="en" fo:country="US"/>
    </style:style>
    <style:style style:name="T666" style:parent-style-name="s31" style:family="text">
      <style:text-properties fo:language="en" fo:country="US"/>
    </style:style>
    <style:style style:name="T667" style:parent-style-name="s31" style:family="text">
      <style:text-properties fo:language="en" fo:country="US"/>
    </style:style>
    <style:style style:name="T668" style:parent-style-name="s31" style:family="text">
      <style:text-properties fo:language="en" fo:country="US"/>
    </style:style>
    <style:style style:name="T669" style:parent-style-name="s31" style:family="text">
      <style:text-properties fo:language="en" fo:country="US"/>
    </style:style>
    <style:style style:name="T670" style:parent-style-name="s31" style:family="text">
      <style:text-properties fo:language="en" fo:country="US"/>
    </style:style>
    <style:style style:name="T671" style:parent-style-name="Основнойшрифтабзаца" style:family="text">
      <style:text-properties fo:language="en" fo:country="US"/>
    </style:style>
    <style:style style:name="T672" style:parent-style-name="s11" style:family="text">
      <style:text-properties fo:language="en" fo:country="US"/>
    </style:style>
    <style:style style:name="T673" style:parent-style-name="s31" style:family="text">
      <style:text-properties fo:language="en" fo:country="US"/>
    </style:style>
    <style:style style:name="T674" style:parent-style-name="s31" style:family="text">
      <style:text-properties fo:language="en" fo:country="US"/>
    </style:style>
    <style:style style:name="T675" style:parent-style-name="s31" style:family="text">
      <style:text-properties fo:language="en" fo:country="US"/>
    </style:style>
    <style:style style:name="T676" style:parent-style-name="s31" style:family="text">
      <style:text-properties fo:language="en" fo:country="US"/>
    </style:style>
    <style:style style:name="T677" style:parent-style-name="Основнойшрифтабзаца" style:family="text">
      <style:text-properties fo:language="en" fo:country="US"/>
    </style:style>
    <style:style style:name="T678" style:parent-style-name="s11" style:family="text">
      <style:text-properties fo:language="en" fo:country="US"/>
    </style:style>
    <style:style style:name="T679" style:parent-style-name="s11" style:family="text">
      <style:text-properties fo:language="en" fo:country="US"/>
    </style:style>
    <style:style style:name="T680" style:parent-style-name="s31" style:family="text">
      <style:text-properties fo:language="en" fo:country="US"/>
    </style:style>
    <style:style style:name="T681" style:parent-style-name="s31" style:family="text">
      <style:text-properties fo:language="en" fo:country="US"/>
    </style:style>
    <style:style style:name="T682" style:parent-style-name="s31" style:family="text">
      <style:text-properties fo:language="en" fo:country="US"/>
    </style:style>
    <style:style style:name="T683" style:parent-style-name="s31" style:family="text">
      <style:text-properties fo:language="en" fo:country="US"/>
    </style:style>
    <style:style style:name="T684" style:parent-style-name="Основнойшрифтабзаца" style:family="text">
      <style:text-properties fo:language="en" fo:country="US"/>
    </style:style>
    <style:style style:name="T685" style:parent-style-name="s31" style:family="text">
      <style:text-properties fo:language="en" fo:country="US"/>
    </style:style>
    <style:style style:name="T686" style:parent-style-name="s31" style:family="text">
      <style:text-properties fo:language="en" fo:country="US"/>
    </style:style>
    <style:style style:name="P687" style:parent-style-name="СтандартныйHTML" style:family="paragraph">
      <style:text-properties fo:language="en" fo:country="US"/>
    </style:style>
    <style:style style:name="T688" style:parent-style-name="Основнойшрифтабзаца" style:family="text">
      <style:text-properties fo:language="en" fo:country="US"/>
    </style:style>
    <style:style style:name="T689" style:parent-style-name="s31" style:family="text">
      <style:text-properties fo:language="en" fo:country="US"/>
    </style:style>
    <style:style style:name="T690" style:parent-style-name="Основнойшрифтабзаца" style:family="text">
      <style:text-properties fo:language="en" fo:country="US"/>
    </style:style>
    <style:style style:name="T691" style:parent-style-name="s31" style:family="text">
      <style:text-properties fo:language="en" fo:country="US"/>
    </style:style>
    <style:style style:name="T692" style:parent-style-name="s31" style:family="text">
      <style:text-properties fo:language="en" fo:country="US"/>
    </style:style>
    <style:style style:name="T693" style:parent-style-name="Основнойшрифтабзаца" style:family="text">
      <style:text-properties fo:language="en" fo:country="US"/>
    </style:style>
    <style:style style:name="T694" style:parent-style-name="s31" style:family="text">
      <style:text-properties fo:language="en" fo:country="US"/>
    </style:style>
    <style:style style:name="T695" style:parent-style-name="Основнойшрифтабзаца" style:family="text">
      <style:text-properties fo:language="en" fo:country="US"/>
    </style:style>
    <style:style style:name="T696" style:parent-style-name="s31" style:family="text">
      <style:text-properties fo:language="en" fo:country="US"/>
    </style:style>
    <style:style style:name="T697" style:parent-style-name="Основнойшрифтабзаца" style:family="text">
      <style:text-properties fo:language="en" fo:country="US"/>
    </style:style>
    <style:style style:name="T698" style:parent-style-name="Основнойшрифтабзаца" style:family="text">
      <style:text-properties fo:language="en" fo:country="US"/>
    </style:style>
    <style:style style:name="T699" style:parent-style-name="s31" style:family="text">
      <style:text-properties fo:language="en" fo:country="US"/>
    </style:style>
    <style:style style:name="T700" style:parent-style-name="Основнойшрифтабзаца" style:family="text">
      <style:text-properties fo:language="en" fo:country="US"/>
    </style:style>
    <style:style style:name="T701" style:parent-style-name="s31" style:family="text">
      <style:text-properties fo:language="en" fo:country="US"/>
    </style:style>
    <style:style style:name="T702" style:parent-style-name="Основнойшрифтабзаца" style:family="text">
      <style:text-properties fo:language="en" fo:country="US"/>
    </style:style>
    <style:style style:name="T703" style:parent-style-name="Основнойшрифтабзаца" style:family="text">
      <style:text-properties fo:language="en" fo:country="US"/>
    </style:style>
    <style:style style:name="T704" style:parent-style-name="s31" style:family="text">
      <style:text-properties fo:language="en" fo:country="US"/>
    </style:style>
    <style:style style:name="T705" style:parent-style-name="Основнойшрифтабзаца" style:family="text">
      <style:text-properties fo:language="en" fo:country="US"/>
    </style:style>
    <style:style style:name="T706" style:parent-style-name="s31" style:family="text">
      <style:text-properties fo:language="en" fo:country="US"/>
    </style:style>
    <style:style style:name="T707" style:parent-style-name="Основнойшрифтабзаца" style:family="text">
      <style:text-properties fo:language="en" fo:country="US"/>
    </style:style>
    <style:style style:name="T708" style:parent-style-name="Основнойшрифтабзаца" style:family="text">
      <style:text-properties fo:language="en" fo:country="US"/>
    </style:style>
    <style:style style:name="T709" style:parent-style-name="s31" style:family="text">
      <style:text-properties fo:language="en" fo:country="US"/>
    </style:style>
    <style:style style:name="T710" style:parent-style-name="Основнойшрифтабзаца" style:family="text">
      <style:text-properties fo:language="en" fo:country="US"/>
    </style:style>
    <style:style style:name="T711" style:parent-style-name="s31" style:family="text">
      <style:text-properties fo:language="en" fo:country="US"/>
    </style:style>
    <style:style style:name="T712" style:parent-style-name="Основнойшрифтабзаца" style:family="text">
      <style:text-properties fo:language="en" fo:country="US"/>
    </style:style>
    <style:style style:name="T713" style:parent-style-name="Основнойшрифтабзаца" style:family="text">
      <style:text-properties fo:language="en" fo:country="US"/>
    </style:style>
    <style:style style:name="T714" style:parent-style-name="s31" style:family="text">
      <style:text-properties fo:language="en" fo:country="US"/>
    </style:style>
    <style:style style:name="T715" style:parent-style-name="Основнойшрифтабзаца" style:family="text">
      <style:text-properties fo:language="en" fo:country="US"/>
    </style:style>
    <style:style style:name="T716" style:parent-style-name="s31" style:family="text">
      <style:text-properties fo:language="en" fo:country="US"/>
    </style:style>
    <style:style style:name="T717" style:parent-style-name="Основнойшрифтабзаца" style:family="text">
      <style:text-properties fo:language="en" fo:country="US"/>
    </style:style>
    <style:style style:name="T718" style:parent-style-name="Основнойшрифтабзаца" style:family="text">
      <style:text-properties fo:language="en" fo:country="US"/>
    </style:style>
    <style:style style:name="T719" style:parent-style-name="s31" style:family="text">
      <style:text-properties fo:language="en" fo:country="US"/>
    </style:style>
    <style:style style:name="T720" style:parent-style-name="Основнойшрифтабзаца" style:family="text">
      <style:text-properties fo:language="en" fo:country="US"/>
    </style:style>
    <style:style style:name="T721" style:parent-style-name="s31" style:family="text">
      <style:text-properties fo:language="en" fo:country="US"/>
    </style:style>
    <style:style style:name="T722" style:parent-style-name="s31" style:family="text">
      <style:text-properties fo:language="en" fo:country="US"/>
    </style:style>
    <style:style style:name="T723" style:parent-style-name="s31" style:family="text">
      <style:text-properties fo:language="en" fo:country="US"/>
    </style:style>
    <style:style style:name="T724" style:parent-style-name="s31" style:family="text">
      <style:text-properties fo:language="en" fo:country="US"/>
    </style:style>
    <style:style style:name="T725" style:parent-style-name="s31" style:family="text">
      <style:text-properties fo:language="en" fo:country="US"/>
    </style:style>
    <style:style style:name="T726" style:parent-style-name="s31" style:family="text">
      <style:text-properties fo:language="en" fo:country="US"/>
    </style:style>
    <style:style style:name="T727" style:parent-style-name="s31" style:family="text">
      <style:text-properties fo:language="en" fo:country="US"/>
    </style:style>
    <style:style style:name="T728" style:parent-style-name="s31" style:family="text">
      <style:text-properties fo:language="en" fo:country="US"/>
    </style:style>
    <style:style style:name="T729" style:parent-style-name="s31" style:family="text">
      <style:text-properties fo:language="en" fo:country="US"/>
    </style:style>
    <style:style style:name="T730" style:parent-style-name="s31" style:family="text">
      <style:text-properties fo:language="en" fo:country="US"/>
    </style:style>
    <style:style style:name="T731" style:parent-style-name="s31" style:family="text">
      <style:text-properties fo:language="en" fo:country="US"/>
    </style:style>
    <style:style style:name="T732" style:parent-style-name="s31" style:family="text">
      <style:text-properties fo:language="en" fo:country="US"/>
    </style:style>
    <style:style style:name="T733" style:parent-style-name="s31" style:family="text">
      <style:text-properties fo:language="en" fo:country="US"/>
    </style:style>
    <style:style style:name="T734" style:parent-style-name="Основнойшрифтабзаца" style:family="text">
      <style:text-properties fo:language="en" fo:country="US"/>
    </style:style>
    <style:style style:name="P735" style:parent-style-name="Обычный" style:family="paragraph">
      <style:paragraph-properties fo:break-before="page" fo:margin-bottom="0.1111in" fo:line-height="106%"/>
    </style:style>
    <style:style style:name="TableColumn737" style:family="table-column">
      <style:table-column-properties style:column-width="6.4965in"/>
    </style:style>
    <style:style style:name="Table736" style:family="table">
      <style:table-properties style:width="6.4965in" style:rel-width="100%" fo:margin-left="0in" table:align="left"/>
    </style:style>
    <style:style style:name="TableRow738" style:family="table-row">
      <style:table-row-properties/>
    </style:style>
    <style:style style:name="TableCell739" style:family="table-cell">
      <style:table-cell-properties fo:border="none" fo:background-color="#606060" style:writing-mode="lr-tb" style:vertical-align="middle" fo:padding-top="0.052in" fo:padding-left="0.052in" fo:padding-bottom="0.052in" fo:padding-right="0.052in"/>
    </style:style>
    <style:style style:name="P740" style:parent-style-name="Обычный" style:family="paragraph">
      <style:paragraph-properties fo:text-align="center"/>
    </style:style>
    <style:style style:name="T741" style:parent-style-name="Основнойшрифтабзаца" style:family="text">
      <style:text-properties style:font-name="Arial" style:font-name-complex="Arial" fo:color="#000000"/>
    </style:style>
    <style:style style:name="T742" style:parent-style-name="s01" style:family="text">
      <style:text-properties fo:language="en" fo:country="US"/>
    </style:style>
    <style:style style:name="T743" style:parent-style-name="s11" style:family="text">
      <style:text-properties fo:language="en" fo:country="US"/>
    </style:style>
    <style:style style:name="P744" style:parent-style-name="СтандартныйHTML" style:family="paragraph">
      <style:text-properties fo:language="en" fo:country="US"/>
    </style:style>
    <style:style style:name="T745" style:parent-style-name="s21" style:family="text">
      <style:text-properties fo:language="en" fo:country="US"/>
    </style:style>
    <style:style style:name="P746" style:parent-style-name="СтандартныйHTML" style:family="paragraph">
      <style:text-properties fo:language="en" fo:country="US"/>
    </style:style>
    <style:style style:name="P747" style:parent-style-name="СтандартныйHTML" style:family="paragraph">
      <style:text-properties fo:language="en" fo:country="US"/>
    </style:style>
    <style:style style:name="P748" style:parent-style-name="СтандартныйHTML" style:family="paragraph">
      <style:text-properties fo:language="en" fo:country="US"/>
    </style:style>
    <style:style style:name="P749" style:parent-style-name="СтандартныйHTML" style:family="paragraph">
      <style:text-properties fo:language="en" fo:country="US"/>
    </style:style>
    <style:style style:name="P750" style:parent-style-name="СтандартныйHTML" style:family="paragraph">
      <style:text-properties fo:language="en" fo:country="US"/>
    </style:style>
    <style:style style:name="T751" style:parent-style-name="s01" style:family="text">
      <style:text-properties fo:language="en" fo:country="US"/>
    </style:style>
    <style:style style:name="T752" style:parent-style-name="s11" style:family="text">
      <style:text-properties fo:language="en" fo:country="US"/>
    </style:style>
    <style:style style:name="P753" style:parent-style-name="СтандартныйHTML" style:family="paragraph">
      <style:text-properties fo:language="en" fo:country="US"/>
    </style:style>
    <style:style style:name="T754" style:parent-style-name="Основнойшрифтабзаца" style:family="text">
      <style:text-properties fo:language="en" fo:country="US"/>
    </style:style>
    <style:style style:name="T755" style:parent-style-name="s01" style:family="text">
      <style:text-properties fo:language="en" fo:country="US"/>
    </style:style>
    <style:style style:name="T756" style:parent-style-name="s11" style:family="text">
      <style:text-properties fo:language="en" fo:country="US"/>
    </style:style>
    <style:style style:name="T757" style:parent-style-name="s01" style:family="text">
      <style:text-properties fo:language="en" fo:country="US"/>
    </style:style>
    <style:style style:name="T758" style:parent-style-name="s11" style:family="text">
      <style:text-properties fo:language="en" fo:country="US"/>
    </style:style>
    <style:style style:name="T759" style:parent-style-name="s31" style:family="text">
      <style:text-properties fo:language="en" fo:country="US"/>
    </style:style>
    <style:style style:name="T760" style:parent-style-name="s11" style:family="text">
      <style:text-properties fo:language="en" fo:country="US"/>
    </style:style>
    <style:style style:name="P761" style:parent-style-name="СтандартныйHTML" style:family="paragraph">
      <style:text-properties fo:language="en" fo:country="US"/>
    </style:style>
    <style:style style:name="T762" style:parent-style-name="Основнойшрифтабзаца" style:family="text">
      <style:text-properties fo:language="en" fo:country="US"/>
    </style:style>
    <style:style style:name="T763" style:parent-style-name="s01" style:family="text">
      <style:text-properties fo:language="en" fo:country="US"/>
    </style:style>
    <style:style style:name="T764" style:parent-style-name="s11" style:family="text">
      <style:text-properties fo:language="en" fo:country="US"/>
    </style:style>
    <style:style style:name="T765" style:parent-style-name="Основнойшрифтабзаца" style:family="text">
      <style:text-properties fo:language="en" fo:country="US"/>
    </style:style>
    <style:style style:name="T766" style:parent-style-name="s11" style:family="text">
      <style:text-properties fo:language="en" fo:country="US"/>
    </style:style>
    <style:style style:name="T767" style:parent-style-name="s31" style:family="text">
      <style:text-properties fo:language="en" fo:country="US"/>
    </style:style>
    <style:style style:name="T768" style:parent-style-name="s11" style:family="text">
      <style:text-properties fo:language="en" fo:country="US"/>
    </style:style>
    <style:style style:name="T769" style:parent-style-name="Основнойшрифтабзаца" style:family="text">
      <style:text-properties fo:language="en" fo:country="US"/>
    </style:style>
    <style:style style:name="T770" style:parent-style-name="s11" style:family="text">
      <style:text-properties fo:language="en" fo:country="US"/>
    </style:style>
    <style:style style:name="P771" style:parent-style-name="СтандартныйHTML" style:family="paragraph">
      <style:text-properties fo:language="en" fo:country="US"/>
    </style:style>
    <style:style style:name="T772" style:parent-style-name="Основнойшрифтабзаца" style:family="text">
      <style:text-properties fo:language="en" fo:country="US"/>
    </style:style>
    <style:style style:name="T773" style:parent-style-name="s01" style:family="text">
      <style:text-properties fo:language="en" fo:country="US"/>
    </style:style>
    <style:style style:name="T774" style:parent-style-name="s11" style:family="text">
      <style:text-properties fo:language="en" fo:country="US"/>
    </style:style>
    <style:style style:name="T775" style:parent-style-name="Основнойшрифтабзаца" style:family="text">
      <style:text-properties fo:language="en" fo:country="US"/>
    </style:style>
    <style:style style:name="T776" style:parent-style-name="s11" style:family="text">
      <style:text-properties fo:language="en" fo:country="US"/>
    </style:style>
    <style:style style:name="T777" style:parent-style-name="Основнойшрифтабзаца" style:family="text">
      <style:text-properties fo:language="en" fo:country="US"/>
    </style:style>
    <style:style style:name="T778" style:parent-style-name="s11" style:family="text">
      <style:text-properties fo:language="en" fo:country="US"/>
    </style:style>
    <style:style style:name="T779" style:parent-style-name="s11" style:family="text">
      <style:text-properties fo:language="en" fo:country="US"/>
    </style:style>
    <style:style style:name="T780" style:parent-style-name="s31" style:family="text">
      <style:text-properties fo:language="en" fo:country="US"/>
    </style:style>
    <style:style style:name="T781" style:parent-style-name="s11" style:family="text">
      <style:text-properties fo:language="en" fo:country="US"/>
    </style:style>
    <style:style style:name="T782" style:parent-style-name="Основнойшрифтабзаца" style:family="text">
      <style:text-properties fo:language="en" fo:country="US"/>
    </style:style>
    <style:style style:name="T783" style:parent-style-name="s11" style:family="text">
      <style:text-properties fo:language="en" fo:country="US"/>
    </style:style>
    <style:style style:name="P784" style:parent-style-name="СтандартныйHTML" style:family="paragraph">
      <style:text-properties fo:language="en" fo:country="US"/>
    </style:style>
    <style:style style:name="T785" style:parent-style-name="Основнойшрифтабзаца" style:family="text">
      <style:text-properties fo:language="en" fo:country="US"/>
    </style:style>
    <style:style style:name="T786" style:parent-style-name="s01" style:family="text">
      <style:text-properties fo:language="en" fo:country="US"/>
    </style:style>
    <style:style style:name="T787" style:parent-style-name="s11" style:family="text">
      <style:text-properties fo:language="en" fo:country="US"/>
    </style:style>
    <style:style style:name="P788" style:parent-style-name="СтандартныйHTML" style:family="paragraph">
      <style:text-properties fo:language="en" fo:country="US"/>
    </style:style>
    <style:style style:name="T789" style:parent-style-name="Основнойшрифтабзаца" style:family="text">
      <style:text-properties fo:language="en" fo:country="US"/>
    </style:style>
    <style:style style:name="T790" style:parent-style-name="s01" style:family="text">
      <style:text-properties fo:language="en" fo:country="US"/>
    </style:style>
    <style:style style:name="T791" style:parent-style-name="s11" style:family="text">
      <style:text-properties fo:language="en" fo:country="US"/>
    </style:style>
    <style:style style:name="T792" style:parent-style-name="Основнойшрифтабзаца" style:family="text">
      <style:text-properties fo:language="en" fo:country="US"/>
    </style:style>
    <style:style style:name="T793" style:parent-style-name="s01" style:family="text">
      <style:text-properties fo:language="en" fo:country="US"/>
    </style:style>
    <style:style style:name="T794" style:parent-style-name="s11" style:family="text">
      <style:text-properties fo:language="en" fo:country="US"/>
    </style:style>
    <style:style style:name="T795" style:parent-style-name="Основнойшрифтабзаца" style:family="text">
      <style:text-properties fo:language="en" fo:country="US"/>
    </style:style>
    <style:style style:name="T796" style:parent-style-name="s01" style:family="text">
      <style:text-properties fo:language="en" fo:country="US"/>
    </style:style>
    <style:style style:name="T797" style:parent-style-name="s11" style:family="text">
      <style:text-properties fo:language="en" fo:country="US"/>
    </style:style>
    <style:style style:name="T798" style:parent-style-name="Основнойшрифтабзаца" style:family="text">
      <style:text-properties fo:language="en" fo:country="US"/>
    </style:style>
    <style:style style:name="T799" style:parent-style-name="s11" style:family="text">
      <style:text-properties fo:language="en" fo:country="US"/>
    </style:style>
    <style:style style:name="T800" style:parent-style-name="Основнойшрифтабзаца" style:family="text">
      <style:text-properties fo:language="en" fo:country="US"/>
    </style:style>
    <style:style style:name="T801" style:parent-style-name="s11" style:family="text">
      <style:text-properties fo:language="en" fo:country="US"/>
    </style:style>
    <style:style style:name="T802" style:parent-style-name="Основнойшрифтабзаца" style:family="text">
      <style:text-properties fo:language="en" fo:country="US"/>
    </style:style>
    <style:style style:name="T803" style:parent-style-name="s11" style:family="text">
      <style:text-properties fo:language="en" fo:country="US"/>
    </style:style>
    <style:style style:name="T804" style:parent-style-name="Основнойшрифтабзаца" style:family="text">
      <style:text-properties fo:language="en" fo:country="US"/>
    </style:style>
    <style:style style:name="T805" style:parent-style-name="s11" style:family="text">
      <style:text-properties fo:language="en" fo:country="US"/>
    </style:style>
    <style:style style:name="T806" style:parent-style-name="s31" style:family="text">
      <style:text-properties fo:language="en" fo:country="US"/>
    </style:style>
    <style:style style:name="T807" style:parent-style-name="s11" style:family="text">
      <style:text-properties fo:language="en" fo:country="US"/>
    </style:style>
    <style:style style:name="T808" style:parent-style-name="Основнойшрифтабзаца" style:family="text">
      <style:text-properties fo:language="en" fo:country="US"/>
    </style:style>
    <style:style style:name="T809" style:parent-style-name="s01" style:family="text">
      <style:text-properties fo:language="en" fo:country="US"/>
    </style:style>
    <style:style style:name="T810" style:parent-style-name="s01" style:family="text">
      <style:text-properties fo:language="en" fo:country="US"/>
    </style:style>
    <style:style style:name="T811" style:parent-style-name="s11" style:family="text">
      <style:text-properties fo:language="en" fo:country="US"/>
    </style:style>
    <style:style style:name="T812" style:parent-style-name="Основнойшрифтабзаца" style:family="text">
      <style:text-properties fo:language="en" fo:country="US"/>
    </style:style>
    <style:style style:name="T813" style:parent-style-name="s11" style:family="text">
      <style:text-properties fo:language="en" fo:country="US"/>
    </style:style>
    <style:style style:name="P814" style:parent-style-name="СтандартныйHTML" style:family="paragraph">
      <style:text-properties fo:language="en" fo:country="US"/>
    </style:style>
    <style:style style:name="T815" style:parent-style-name="Основнойшрифтабзаца" style:family="text">
      <style:text-properties fo:language="en" fo:country="US"/>
    </style:style>
    <style:style style:name="T816" style:parent-style-name="s01" style:family="text">
      <style:text-properties fo:language="en" fo:country="US"/>
    </style:style>
    <style:style style:name="T817" style:parent-style-name="s11" style:family="text">
      <style:text-properties fo:language="en" fo:country="US"/>
    </style:style>
    <style:style style:name="T818" style:parent-style-name="Основнойшрифтабзаца" style:family="text">
      <style:text-properties fo:language="en" fo:country="US"/>
    </style:style>
    <style:style style:name="T819" style:parent-style-name="s01" style:family="text">
      <style:text-properties fo:language="en" fo:country="US"/>
    </style:style>
    <style:style style:name="T820" style:parent-style-name="s11" style:family="text">
      <style:text-properties fo:language="en" fo:country="US"/>
    </style:style>
    <style:style style:name="T821" style:parent-style-name="s01" style:family="text">
      <style:text-properties fo:language="en" fo:country="US"/>
    </style:style>
    <style:style style:name="T822" style:parent-style-name="s11" style:family="text">
      <style:text-properties fo:language="en" fo:country="US"/>
    </style:style>
    <style:style style:name="T823" style:parent-style-name="s31" style:family="text">
      <style:text-properties fo:language="en" fo:country="US"/>
    </style:style>
    <style:style style:name="T824" style:parent-style-name="s11" style:family="text">
      <style:text-properties fo:language="en" fo:country="US"/>
    </style:style>
    <style:style style:name="T825" style:parent-style-name="Основнойшрифтабзаца" style:family="text">
      <style:text-properties fo:language="en" fo:country="US"/>
    </style:style>
    <style:style style:name="T826" style:parent-style-name="s11" style:family="text">
      <style:text-properties fo:language="en" fo:country="US"/>
    </style:style>
    <style:style style:name="T827" style:parent-style-name="Основнойшрифтабзаца" style:family="text">
      <style:text-properties fo:language="en" fo:country="US"/>
    </style:style>
    <style:style style:name="T828" style:parent-style-name="s01" style:family="text">
      <style:text-properties fo:language="en" fo:country="US"/>
    </style:style>
    <style:style style:name="T829" style:parent-style-name="s11" style:family="text">
      <style:text-properties fo:language="en" fo:country="US"/>
    </style:style>
    <style:style style:name="T830" style:parent-style-name="Основнойшрифтабзаца" style:family="text">
      <style:text-properties fo:language="en" fo:country="US"/>
    </style:style>
    <style:style style:name="T831" style:parent-style-name="s11" style:family="text">
      <style:text-properties fo:language="en" fo:country="US"/>
    </style:style>
    <style:style style:name="T832" style:parent-style-name="s31" style:family="text">
      <style:text-properties fo:language="en" fo:country="US"/>
    </style:style>
    <style:style style:name="T833" style:parent-style-name="s11" style:family="text">
      <style:text-properties fo:language="en" fo:country="US"/>
    </style:style>
    <style:style style:name="T834" style:parent-style-name="Основнойшрифтабзаца" style:family="text">
      <style:text-properties fo:language="en" fo:country="US"/>
    </style:style>
    <style:style style:name="T835" style:parent-style-name="s11" style:family="text">
      <style:text-properties fo:language="en" fo:country="US"/>
    </style:style>
    <style:style style:name="T836" style:parent-style-name="Основнойшрифтабзаца" style:family="text">
      <style:text-properties fo:language="en" fo:country="US"/>
    </style:style>
    <style:style style:name="T837" style:parent-style-name="s01" style:family="text">
      <style:text-properties fo:language="en" fo:country="US"/>
    </style:style>
    <style:style style:name="T838" style:parent-style-name="s11" style:family="text">
      <style:text-properties fo:language="en" fo:country="US"/>
    </style:style>
    <style:style style:name="T839" style:parent-style-name="Основнойшрифтабзаца" style:family="text">
      <style:text-properties fo:language="en" fo:country="US"/>
    </style:style>
    <style:style style:name="T840" style:parent-style-name="s11" style:family="text">
      <style:text-properties fo:language="en" fo:country="US"/>
    </style:style>
    <style:style style:name="T841" style:parent-style-name="Основнойшрифтабзаца" style:family="text">
      <style:text-properties fo:language="en" fo:country="US"/>
    </style:style>
    <style:style style:name="T842" style:parent-style-name="s11" style:family="text">
      <style:text-properties fo:language="en" fo:country="US"/>
    </style:style>
    <style:style style:name="T843" style:parent-style-name="Основнойшрифтабзаца" style:family="text">
      <style:text-properties fo:language="en" fo:country="US"/>
    </style:style>
    <style:style style:name="T844" style:parent-style-name="s01" style:family="text">
      <style:text-properties fo:language="en" fo:country="US"/>
    </style:style>
    <style:style style:name="T845" style:parent-style-name="s11" style:family="text">
      <style:text-properties fo:language="en" fo:country="US"/>
    </style:style>
    <style:style style:name="T846" style:parent-style-name="Основнойшрифтабзаца" style:family="text">
      <style:text-properties fo:language="en" fo:country="US"/>
    </style:style>
    <style:style style:name="T847" style:parent-style-name="s11" style:family="text">
      <style:text-properties fo:language="en" fo:country="US"/>
    </style:style>
    <style:style style:name="P848" style:parent-style-name="СтандартныйHTML" style:family="paragraph">
      <style:text-properties fo:language="en" fo:country="US"/>
    </style:style>
    <style:style style:name="T849" style:parent-style-name="Основнойшрифтабзаца" style:family="text">
      <style:text-properties fo:language="en" fo:country="US"/>
    </style:style>
    <style:style style:name="T850" style:parent-style-name="s01" style:family="text">
      <style:text-properties fo:language="en" fo:country="US"/>
    </style:style>
    <style:style style:name="T851" style:parent-style-name="s11" style:family="text">
      <style:text-properties fo:language="en" fo:country="US"/>
    </style:style>
    <style:style style:name="T852" style:parent-style-name="s21" style:family="text">
      <style:text-properties fo:language="en" fo:country="US"/>
    </style:style>
    <style:style style:name="T853" style:parent-style-name="s21" style:family="text">
      <style:text-properties fo:language="en" fo:country="US"/>
    </style:style>
    <style:style style:name="P854" style:parent-style-name="СтандартныйHTML" style:family="paragraph">
      <style:text-properties fo:language="en" fo:country="US"/>
    </style:style>
    <style:style style:name="T855" style:parent-style-name="Основнойшрифтабзаца" style:family="text">
      <style:text-properties fo:language="en" fo:country="US"/>
    </style:style>
    <style:style style:name="T856" style:parent-style-name="s11" style:family="text">
      <style:text-properties fo:language="en" fo:country="US"/>
    </style:style>
    <style:style style:name="T857" style:parent-style-name="s01" style:family="text">
      <style:text-properties fo:language="en" fo:country="US"/>
    </style:style>
    <style:style style:name="T858" style:parent-style-name="s11" style:family="text">
      <style:text-properties fo:language="en" fo:country="US"/>
    </style:style>
    <style:style style:name="T859" style:parent-style-name="s41" style:family="text">
      <style:text-properties fo:language="en" fo:country="US"/>
    </style:style>
    <style:style style:name="T860" style:parent-style-name="s11" style:family="text">
      <style:text-properties fo:language="en" fo:country="US"/>
    </style:style>
    <style:style style:name="P861" style:parent-style-name="СтандартныйHTML" style:family="paragraph">
      <style:text-properties fo:language="en" fo:country="US"/>
    </style:style>
    <style:style style:name="T862" style:parent-style-name="Основнойшрифтабзаца" style:family="text">
      <style:text-properties fo:language="en" fo:country="US"/>
    </style:style>
    <style:style style:name="T863" style:parent-style-name="s01" style:family="text">
      <style:text-properties fo:language="en" fo:country="US"/>
    </style:style>
    <style:style style:name="T864" style:parent-style-name="s11" style:family="text">
      <style:text-properties fo:language="en" fo:country="US"/>
    </style:style>
    <style:style style:name="T865" style:parent-style-name="s31" style:family="text">
      <style:text-properties fo:language="en" fo:country="US"/>
    </style:style>
    <style:style style:name="T866" style:parent-style-name="s11" style:family="text">
      <style:text-properties fo:language="en" fo:country="US"/>
    </style:style>
    <style:style style:name="T867" style:parent-style-name="Основнойшрифтабзаца" style:family="text">
      <style:text-properties fo:language="en" fo:country="US"/>
    </style:style>
    <style:style style:name="T868" style:parent-style-name="s11" style:family="text">
      <style:text-properties fo:language="en" fo:country="US"/>
    </style:style>
    <style:style style:name="P869" style:parent-style-name="СтандартныйHTML" style:family="paragraph">
      <style:text-properties fo:language="en" fo:country="US"/>
    </style:style>
    <style:style style:name="T870" style:parent-style-name="Основнойшрифтабзаца" style:family="text">
      <style:text-properties fo:language="en" fo:country="US"/>
    </style:style>
    <style:style style:name="T871" style:parent-style-name="s01" style:family="text">
      <style:text-properties fo:language="en" fo:country="US"/>
    </style:style>
    <style:style style:name="T872" style:parent-style-name="s11" style:family="text">
      <style:text-properties fo:language="en" fo:country="US"/>
    </style:style>
    <style:style style:name="T873" style:parent-style-name="s01" style:family="text">
      <style:text-properties fo:language="en" fo:country="US"/>
    </style:style>
    <style:style style:name="T874" style:parent-style-name="s11" style:family="text">
      <style:text-properties fo:language="en" fo:country="US"/>
    </style:style>
    <style:style style:name="T875" style:parent-style-name="s31" style:family="text">
      <style:text-properties fo:language="en" fo:country="US"/>
    </style:style>
    <style:style style:name="T876" style:parent-style-name="s11" style:family="text">
      <style:text-properties fo:language="en" fo:country="US"/>
    </style:style>
    <style:style style:name="T877" style:parent-style-name="s31" style:family="text">
      <style:text-properties fo:language="en" fo:country="US"/>
    </style:style>
    <style:style style:name="T878" style:parent-style-name="s11" style:family="text">
      <style:text-properties fo:language="en" fo:country="US"/>
    </style:style>
    <style:style style:name="T879" style:parent-style-name="Основнойшрифтабзаца" style:family="text">
      <style:text-properties fo:language="en" fo:country="US"/>
    </style:style>
    <style:style style:name="T880" style:parent-style-name="s11" style:family="text">
      <style:text-properties fo:language="en" fo:country="US"/>
    </style:style>
    <style:style style:name="T881" style:parent-style-name="Основнойшрифтабзаца" style:family="text">
      <style:text-properties fo:language="en" fo:country="US"/>
    </style:style>
    <style:style style:name="T882" style:parent-style-name="s11" style:family="text">
      <style:text-properties fo:language="en" fo:country="US"/>
    </style:style>
    <style:style style:name="T883" style:parent-style-name="s41" style:family="text">
      <style:text-properties fo:language="en" fo:country="US"/>
    </style:style>
    <style:style style:name="T884" style:parent-style-name="s11" style:family="text">
      <style:text-properties fo:language="en" fo:country="US"/>
    </style:style>
    <style:style style:name="T885" style:parent-style-name="Основнойшрифтабзаца" style:family="text">
      <style:text-properties fo:language="en" fo:country="US"/>
    </style:style>
    <style:style style:name="T886" style:parent-style-name="s11" style:family="text">
      <style:text-properties fo:language="en" fo:country="US"/>
    </style:style>
    <style:style style:name="T887" style:parent-style-name="Основнойшрифтабзаца" style:family="text">
      <style:text-properties fo:language="en" fo:country="US"/>
    </style:style>
    <style:style style:name="T888" style:parent-style-name="s11" style:family="text">
      <style:text-properties fo:language="en" fo:country="US"/>
    </style:style>
    <style:style style:name="T889" style:parent-style-name="s31" style:family="text">
      <style:text-properties fo:language="en" fo:country="US"/>
    </style:style>
    <style:style style:name="T890" style:parent-style-name="s11" style:family="text">
      <style:text-properties fo:language="en" fo:country="US"/>
    </style:style>
    <style:style style:name="T891" style:parent-style-name="s41" style:family="text">
      <style:text-properties fo:language="en" fo:country="US"/>
    </style:style>
    <style:style style:name="T892" style:parent-style-name="s11" style:family="text">
      <style:text-properties fo:language="en" fo:country="US"/>
    </style:style>
    <style:style style:name="T893" style:parent-style-name="Основнойшрифтабзаца" style:family="text">
      <style:text-properties fo:language="en" fo:country="US"/>
    </style:style>
    <style:style style:name="T894" style:parent-style-name="s01" style:family="text">
      <style:text-properties fo:language="en" fo:country="US"/>
    </style:style>
    <style:style style:name="T895" style:parent-style-name="s11" style:family="text">
      <style:text-properties fo:language="en" fo:country="US"/>
    </style:style>
    <style:style style:name="T896" style:parent-style-name="Основнойшрифтабзаца" style:family="text">
      <style:text-properties fo:language="en" fo:country="US"/>
    </style:style>
    <style:style style:name="T897" style:parent-style-name="s11" style:family="text">
      <style:text-properties fo:language="en" fo:country="US"/>
    </style:style>
    <style:style style:name="T898" style:parent-style-name="Основнойшрифтабзаца" style:family="text">
      <style:text-properties fo:language="en" fo:country="US"/>
    </style:style>
    <style:style style:name="T899" style:parent-style-name="s01" style:family="text">
      <style:text-properties fo:language="en" fo:country="US"/>
    </style:style>
    <style:style style:name="T900" style:parent-style-name="s11" style:family="text">
      <style:text-properties fo:language="en" fo:country="US"/>
    </style:style>
    <style:style style:name="T901" style:parent-style-name="Основнойшрифтабзаца" style:family="text">
      <style:text-properties fo:language="en" fo:country="US"/>
    </style:style>
    <style:style style:name="T902" style:parent-style-name="s11" style:family="text">
      <style:text-properties fo:language="en" fo:country="US"/>
    </style:style>
    <style:style style:name="T903" style:parent-style-name="s41" style:family="text">
      <style:text-properties fo:language="en" fo:country="US"/>
    </style:style>
    <style:style style:name="T904" style:parent-style-name="s11" style:family="text">
      <style:text-properties fo:language="en" fo:country="US"/>
    </style:style>
    <style:style style:name="T905" style:parent-style-name="Основнойшрифтабзаца" style:family="text">
      <style:text-properties fo:language="en" fo:country="US"/>
    </style:style>
    <style:style style:name="P906" style:parent-style-name="Обычный" style:family="paragraph">
      <style:paragraph-properties fo:break-before="page" fo:margin-bottom="0.1111in" fo:line-height="106%"/>
    </style:style>
    <style:style style:name="TableColumn908" style:family="table-column">
      <style:table-column-properties style:column-width="6.4965in"/>
    </style:style>
    <style:style style:name="Table907" style:family="table">
      <style:table-properties style:width="6.4965in" style:rel-width="100%" fo:margin-left="0in" table:align="left"/>
    </style:style>
    <style:style style:name="TableRow909" style:family="table-row">
      <style:table-row-properties/>
    </style:style>
    <style:style style:name="TableCell910" style:family="table-cell">
      <style:table-cell-properties fo:border="none" fo:background-color="#606060" style:writing-mode="lr-tb" style:vertical-align="middle" fo:padding-top="0.052in" fo:padding-left="0.052in" fo:padding-bottom="0.052in" fo:padding-right="0.052in"/>
    </style:style>
    <style:style style:name="P911" style:parent-style-name="Обычный" style:family="paragraph">
      <style:paragraph-properties fo:text-align="center"/>
    </style:style>
    <style:style style:name="T912" style:parent-style-name="Основнойшрифтабзаца" style:family="text">
      <style:text-properties style:font-name="Arial" style:font-name-complex="Arial" fo:color="#000000"/>
    </style:style>
    <style:style style:name="T913" style:parent-style-name="s01" style:family="text">
      <style:text-properties fo:language="en" fo:country="US"/>
    </style:style>
    <style:style style:name="T914" style:parent-style-name="s11" style:family="text">
      <style:text-properties fo:language="en" fo:country="US"/>
    </style:style>
    <style:style style:name="P915" style:parent-style-name="СтандартныйHTML" style:family="paragraph">
      <style:text-properties fo:language="en" fo:country="US"/>
    </style:style>
    <style:style style:name="T916" style:parent-style-name="s21" style:family="text">
      <style:text-properties fo:language="en" fo:country="US"/>
    </style:style>
    <style:style style:name="P917" style:parent-style-name="СтандартныйHTML" style:family="paragraph">
      <style:text-properties fo:language="en" fo:country="US"/>
    </style:style>
    <style:style style:name="T918" style:parent-style-name="s01" style:family="text">
      <style:text-properties fo:language="en" fo:country="US"/>
    </style:style>
    <style:style style:name="T919" style:parent-style-name="s11" style:family="text">
      <style:text-properties fo:language="en" fo:country="US"/>
    </style:style>
    <style:style style:name="T920" style:parent-style-name="s11" style:family="text">
      <style:text-properties fo:language="en" fo:country="US"/>
    </style:style>
    <style:style style:name="P921" style:parent-style-name="СтандартныйHTML" style:family="paragraph">
      <style:text-properties fo:language="en" fo:country="US"/>
    </style:style>
    <style:style style:name="T922" style:parent-style-name="Основнойшрифтабзаца" style:family="text">
      <style:text-properties fo:language="en" fo:country="US"/>
    </style:style>
    <style:style style:name="T923" style:parent-style-name="s01" style:family="text">
      <style:text-properties fo:language="en" fo:country="US"/>
    </style:style>
    <style:style style:name="T924" style:parent-style-name="s11" style:family="text">
      <style:text-properties fo:language="en" fo:country="US"/>
    </style:style>
    <style:style style:name="T925" style:parent-style-name="s01" style:family="text">
      <style:text-properties fo:language="en" fo:country="US"/>
    </style:style>
    <style:style style:name="T926" style:parent-style-name="s11" style:family="text">
      <style:text-properties fo:language="en" fo:country="US"/>
    </style:style>
    <style:style style:name="P927" style:parent-style-name="СтандартныйHTML" style:family="paragraph">
      <style:text-properties fo:language="en" fo:country="US"/>
    </style:style>
    <style:style style:name="T928" style:parent-style-name="Основнойшрифтабзаца" style:family="text">
      <style:text-properties fo:language="en" fo:country="US"/>
    </style:style>
    <style:style style:name="T929" style:parent-style-name="s01" style:family="text">
      <style:text-properties fo:language="en" fo:country="US"/>
    </style:style>
    <style:style style:name="T930" style:parent-style-name="s11" style:family="text">
      <style:text-properties fo:language="en" fo:country="US"/>
    </style:style>
    <style:style style:name="T931" style:parent-style-name="Основнойшрифтабзаца" style:family="text">
      <style:text-properties fo:language="en" fo:country="US"/>
    </style:style>
    <style:style style:name="T932" style:parent-style-name="s01" style:family="text">
      <style:text-properties fo:language="en" fo:country="US"/>
    </style:style>
    <style:style style:name="T933" style:parent-style-name="s11" style:family="text">
      <style:text-properties fo:language="en" fo:country="US"/>
    </style:style>
    <style:style style:name="T934" style:parent-style-name="s01" style:family="text">
      <style:text-properties fo:language="en" fo:country="US"/>
    </style:style>
    <style:style style:name="T935" style:parent-style-name="s11" style:family="text">
      <style:text-properties fo:language="en" fo:country="US"/>
    </style:style>
    <style:style style:name="T936" style:parent-style-name="Основнойшрифтабзаца" style:family="text">
      <style:text-properties fo:language="en" fo:country="US"/>
    </style:style>
    <style:style style:name="T937" style:parent-style-name="s11" style:family="text">
      <style:text-properties fo:language="en" fo:country="US"/>
    </style:style>
    <style:style style:name="P938" style:parent-style-name="СтандартныйHTML" style:family="paragraph">
      <style:text-properties fo:language="en" fo:country="US"/>
    </style:style>
    <style:style style:name="T939" style:parent-style-name="Основнойшрифтабзаца" style:family="text">
      <style:text-properties fo:language="en" fo:country="US"/>
    </style:style>
    <style:style style:name="T940" style:parent-style-name="s01" style:family="text">
      <style:text-properties fo:language="en" fo:country="US"/>
    </style:style>
    <style:style style:name="T941" style:parent-style-name="s11" style:family="text">
      <style:text-properties fo:language="en" fo:country="US"/>
    </style:style>
    <style:style style:name="T942" style:parent-style-name="Основнойшрифтабзаца" style:family="text">
      <style:text-properties fo:language="en" fo:country="US"/>
    </style:style>
    <style:style style:name="T943" style:parent-style-name="s01" style:family="text">
      <style:text-properties fo:language="en" fo:country="US"/>
    </style:style>
    <style:style style:name="T944" style:parent-style-name="s11" style:family="text">
      <style:text-properties fo:language="en" fo:country="US"/>
    </style:style>
    <style:style style:name="T945" style:parent-style-name="s01" style:family="text">
      <style:text-properties fo:language="en" fo:country="US"/>
    </style:style>
    <style:style style:name="T946" style:parent-style-name="s11" style:family="text">
      <style:text-properties fo:language="en" fo:country="US"/>
    </style:style>
    <style:style style:name="T947" style:parent-style-name="Основнойшрифтабзаца" style:family="text">
      <style:text-properties fo:language="en" fo:country="US"/>
    </style:style>
    <style:style style:name="T948" style:parent-style-name="s11" style:family="text">
      <style:text-properties fo:language="en" fo:country="US"/>
    </style:style>
    <style:style style:name="P949" style:parent-style-name="СтандартныйHTML" style:family="paragraph">
      <style:text-properties fo:language="en" fo:country="US"/>
    </style:style>
    <style:style style:name="T950" style:parent-style-name="Основнойшрифтабзаца" style:family="text">
      <style:text-properties fo:language="en" fo:country="US"/>
    </style:style>
    <style:style style:name="T951" style:parent-style-name="s01" style:family="text">
      <style:text-properties fo:language="en" fo:country="US"/>
    </style:style>
    <style:style style:name="T952" style:parent-style-name="s11" style:family="text">
      <style:text-properties fo:language="en" fo:country="US"/>
    </style:style>
    <style:style style:name="T953" style:parent-style-name="s21" style:family="text">
      <style:text-properties fo:language="en" fo:country="US"/>
    </style:style>
    <style:style style:name="T954" style:parent-style-name="s21" style:family="text">
      <style:text-properties fo:language="en" fo:country="US"/>
    </style:style>
    <style:style style:name="T955" style:parent-style-name="Основнойшрифтабзаца" style:family="text">
      <style:text-properties fo:language="en" fo:country="US"/>
    </style:style>
    <style:style style:name="P956" style:parent-style-name="Обычный" style:family="paragraph">
      <style:paragraph-properties fo:break-before="page" fo:margin-bottom="0.1111in" fo:line-height="106%"/>
    </style:style>
    <style:style style:name="TableColumn958" style:family="table-column">
      <style:table-column-properties style:column-width="6.4965in"/>
    </style:style>
    <style:style style:name="Table957" style:family="table">
      <style:table-properties style:width="6.4965in" style:rel-width="100%" fo:margin-left="0in" table:align="left"/>
    </style:style>
    <style:style style:name="TableRow959" style:family="table-row">
      <style:table-row-properties/>
    </style:style>
    <style:style style:name="TableCell960" style:family="table-cell">
      <style:table-cell-properties fo:border="none" fo:background-color="#606060" style:writing-mode="lr-tb" style:vertical-align="middle" fo:padding-top="0.052in" fo:padding-left="0.052in" fo:padding-bottom="0.052in" fo:padding-right="0.052in"/>
    </style:style>
    <style:style style:name="P961" style:parent-style-name="Обычный" style:family="paragraph">
      <style:paragraph-properties fo:text-align="center"/>
    </style:style>
    <style:style style:name="T962" style:parent-style-name="Основнойшрифтабзаца" style:family="text">
      <style:text-properties style:font-name="Arial" style:font-name-complex="Arial" fo:color="#000000"/>
    </style:style>
    <style:style style:name="T963" style:parent-style-name="s01" style:family="text">
      <style:text-properties fo:language="en" fo:country="US"/>
    </style:style>
    <style:style style:name="T964" style:parent-style-name="s11" style:family="text">
      <style:text-properties fo:language="en" fo:country="US"/>
    </style:style>
    <style:style style:name="P965" style:parent-style-name="СтандартныйHTML" style:family="paragraph">
      <style:text-properties fo:language="en" fo:country="US"/>
    </style:style>
    <style:style style:name="T966" style:parent-style-name="s01" style:family="text">
      <style:text-properties fo:language="en" fo:country="US"/>
    </style:style>
    <style:style style:name="T967" style:parent-style-name="s11" style:family="text">
      <style:text-properties fo:language="en" fo:country="US"/>
    </style:style>
    <style:style style:name="P968" style:parent-style-name="СтандартныйHTML" style:family="paragraph">
      <style:text-properties fo:language="en" fo:country="US"/>
    </style:style>
    <style:style style:name="P969" style:parent-style-name="СтандартныйHTML" style:family="paragraph">
      <style:text-properties fo:language="en" fo:country="US"/>
    </style:style>
    <style:style style:name="T970" style:parent-style-name="s01" style:family="text">
      <style:text-properties fo:language="en" fo:country="US"/>
    </style:style>
    <style:style style:name="T971" style:parent-style-name="s11" style:family="text">
      <style:text-properties fo:language="en" fo:country="US"/>
    </style:style>
    <style:style style:name="T972" style:parent-style-name="s11" style:family="text">
      <style:text-properties fo:language="en" fo:country="US"/>
    </style:style>
    <style:style style:name="P973" style:parent-style-name="СтандартныйHTML" style:family="paragraph">
      <style:text-properties fo:language="en" fo:country="US"/>
    </style:style>
    <style:style style:name="T974" style:parent-style-name="Основнойшрифтабзаца" style:family="text">
      <style:text-properties fo:language="en" fo:country="US"/>
    </style:style>
    <style:style style:name="T975" style:parent-style-name="s01" style:family="text">
      <style:text-properties fo:language="en" fo:country="US"/>
    </style:style>
    <style:style style:name="T976" style:parent-style-name="s11" style:family="text">
      <style:text-properties fo:language="en" fo:country="US"/>
    </style:style>
    <style:style style:name="T977" style:parent-style-name="s01" style:family="text">
      <style:text-properties fo:language="en" fo:country="US"/>
    </style:style>
    <style:style style:name="T978" style:parent-style-name="s11" style:family="text">
      <style:text-properties fo:language="en" fo:country="US"/>
    </style:style>
    <style:style style:name="P979" style:parent-style-name="СтандартныйHTML" style:family="paragraph">
      <style:text-properties fo:language="en" fo:country="US"/>
    </style:style>
    <style:style style:name="T980" style:parent-style-name="Основнойшрифтабзаца" style:family="text">
      <style:text-properties fo:language="en" fo:country="US"/>
    </style:style>
    <style:style style:name="T981" style:parent-style-name="s01" style:family="text">
      <style:text-properties fo:language="en" fo:country="US"/>
    </style:style>
    <style:style style:name="T982" style:parent-style-name="s11" style:family="text">
      <style:text-properties fo:language="en" fo:country="US"/>
    </style:style>
    <style:style style:name="T983" style:parent-style-name="Основнойшрифтабзаца" style:family="text">
      <style:text-properties fo:language="en" fo:country="US"/>
    </style:style>
    <style:style style:name="T984" style:parent-style-name="s01" style:family="text">
      <style:text-properties fo:language="en" fo:country="US"/>
    </style:style>
    <style:style style:name="T985" style:parent-style-name="s11" style:family="text">
      <style:text-properties fo:language="en" fo:country="US"/>
    </style:style>
    <style:style style:name="T986" style:parent-style-name="s01" style:family="text">
      <style:text-properties fo:language="en" fo:country="US"/>
    </style:style>
    <style:style style:name="T987" style:parent-style-name="s11" style:family="text">
      <style:text-properties fo:language="en" fo:country="US"/>
    </style:style>
    <style:style style:name="T988" style:parent-style-name="Основнойшрифтабзаца" style:family="text">
      <style:text-properties fo:language="en" fo:country="US"/>
    </style:style>
    <style:style style:name="T989" style:parent-style-name="s11" style:family="text">
      <style:text-properties fo:language="en" fo:country="US"/>
    </style:style>
    <style:style style:name="T990" style:parent-style-name="s01" style:family="text">
      <style:text-properties fo:language="en" fo:country="US"/>
    </style:style>
    <style:style style:name="T991" style:parent-style-name="s11" style:family="text">
      <style:text-properties fo:language="en" fo:country="US"/>
    </style:style>
    <style:style style:name="T992" style:parent-style-name="Основнойшрифтабзаца" style:family="text">
      <style:text-properties fo:language="en" fo:country="US"/>
    </style:style>
    <style:style style:name="T993" style:parent-style-name="s11" style:family="text">
      <style:text-properties fo:language="en" fo:country="US"/>
    </style:style>
    <style:style style:name="T994" style:parent-style-name="Основнойшрифтабзаца" style:family="text">
      <style:text-properties fo:language="en" fo:country="US"/>
    </style:style>
    <style:style style:name="T995" style:parent-style-name="s01" style:family="text">
      <style:text-properties fo:language="en" fo:country="US"/>
    </style:style>
    <style:style style:name="T996" style:parent-style-name="s11" style:family="text">
      <style:text-properties fo:language="en" fo:country="US"/>
    </style:style>
    <style:style style:name="T997" style:parent-style-name="Основнойшрифтабзаца" style:family="text">
      <style:text-properties fo:language="en" fo:country="US"/>
    </style:style>
    <style:style style:name="T998" style:parent-style-name="s11" style:family="text">
      <style:text-properties fo:language="en" fo:country="US"/>
    </style:style>
    <style:style style:name="T999" style:parent-style-name="Основнойшрифтабзаца" style:family="text">
      <style:text-properties fo:language="en" fo:country="US"/>
    </style:style>
    <style:style style:name="T1000" style:parent-style-name="s01" style:family="text">
      <style:text-properties fo:language="en" fo:country="US"/>
    </style:style>
    <style:style style:name="T1001" style:parent-style-name="s11" style:family="text">
      <style:text-properties fo:language="en" fo:country="US"/>
    </style:style>
    <style:style style:name="T1002" style:parent-style-name="s01" style:family="text">
      <style:text-properties fo:language="en" fo:country="US"/>
    </style:style>
    <style:style style:name="T1003" style:parent-style-name="s11" style:family="text">
      <style:text-properties fo:language="en" fo:country="US"/>
    </style:style>
    <style:style style:name="T1004" style:parent-style-name="Основнойшрифтабзаца" style:family="text">
      <style:text-properties fo:language="en" fo:country="US"/>
    </style:style>
    <style:style style:name="T1005" style:parent-style-name="s01" style:family="text">
      <style:text-properties fo:language="en" fo:country="US"/>
    </style:style>
    <style:style style:name="T1006" style:parent-style-name="s11" style:family="text">
      <style:text-properties fo:language="en" fo:country="US"/>
    </style:style>
    <style:style style:name="T1007" style:parent-style-name="s11" style:family="text">
      <style:text-properties fo:language="en" fo:country="US"/>
    </style:style>
    <style:style style:name="T1008" style:parent-style-name="s01" style:family="text">
      <style:text-properties fo:language="en" fo:country="US"/>
    </style:style>
    <style:style style:name="T1009" style:parent-style-name="s11" style:family="text">
      <style:text-properties fo:language="en" fo:country="US"/>
    </style:style>
    <style:style style:name="T1010" style:parent-style-name="Основнойшрифтабзаца" style:family="text">
      <style:text-properties fo:language="en" fo:country="US"/>
    </style:style>
    <style:style style:name="T1011" style:parent-style-name="s11" style:family="text">
      <style:text-properties fo:language="en" fo:country="US"/>
    </style:style>
    <style:style style:name="T1012" style:parent-style-name="s01" style:family="text">
      <style:text-properties fo:language="en" fo:country="US"/>
    </style:style>
    <style:style style:name="T1013" style:parent-style-name="s11" style:family="text">
      <style:text-properties fo:language="en" fo:country="US"/>
    </style:style>
    <style:style style:name="T1014" style:parent-style-name="Основнойшрифтабзаца" style:family="text">
      <style:text-properties fo:language="en" fo:country="US"/>
    </style:style>
    <style:style style:name="T1015" style:parent-style-name="s01" style:family="text">
      <style:text-properties fo:language="en" fo:country="US"/>
    </style:style>
    <style:style style:name="T1016" style:parent-style-name="s11" style:family="text">
      <style:text-properties fo:language="en" fo:country="US"/>
    </style:style>
    <style:style style:name="T1017" style:parent-style-name="Основнойшрифтабзаца" style:family="text">
      <style:text-properties fo:language="en" fo:country="US"/>
    </style:style>
    <style:style style:name="T1018" style:parent-style-name="s11" style:family="text">
      <style:text-properties fo:language="en" fo:country="US"/>
    </style:style>
    <style:style style:name="T1019" style:parent-style-name="Основнойшрифтабзаца" style:family="text">
      <style:text-properties fo:language="en" fo:country="US"/>
    </style:style>
    <style:style style:name="T1020" style:parent-style-name="s11" style:family="text">
      <style:text-properties fo:language="en" fo:country="US"/>
    </style:style>
    <style:style style:name="T1021" style:parent-style-name="Основнойшрифтабзаца" style:family="text">
      <style:text-properties fo:language="en" fo:country="US"/>
    </style:style>
    <style:style style:name="T1022" style:parent-style-name="s11" style:family="text">
      <style:text-properties fo:language="en" fo:country="US"/>
    </style:style>
    <style:style style:name="T1023" style:parent-style-name="Основнойшрифтабзаца" style:family="text">
      <style:text-properties fo:language="en" fo:country="US"/>
    </style:style>
    <style:style style:name="T1024" style:parent-style-name="s11" style:family="text">
      <style:text-properties fo:language="en" fo:country="US"/>
    </style:style>
    <style:style style:name="T1025" style:parent-style-name="Основнойшрифтабзаца" style:family="text">
      <style:text-properties fo:language="en" fo:country="US"/>
    </style:style>
    <style:style style:name="T1026" style:parent-style-name="s01" style:family="text">
      <style:text-properties fo:language="en" fo:country="US"/>
    </style:style>
    <style:style style:name="T1027" style:parent-style-name="s11" style:family="text">
      <style:text-properties fo:language="en" fo:country="US"/>
    </style:style>
    <style:style style:name="T1028" style:parent-style-name="Основнойшрифтабзаца" style:family="text">
      <style:text-properties fo:language="en" fo:country="US"/>
    </style:style>
    <style:style style:name="T1029" style:parent-style-name="s11" style:family="text">
      <style:text-properties fo:language="en" fo:country="US"/>
    </style:style>
    <style:style style:name="P1030" style:parent-style-name="СтандартныйHTML" style:family="paragraph">
      <style:text-properties fo:language="en" fo:country="US"/>
    </style:style>
    <style:style style:name="T1031" style:parent-style-name="Основнойшрифтабзаца" style:family="text">
      <style:text-properties fo:language="en" fo:country="US"/>
    </style:style>
    <style:style style:name="T1032" style:parent-style-name="s01" style:family="text">
      <style:text-properties fo:language="en" fo:country="US"/>
    </style:style>
    <style:style style:name="T1033" style:parent-style-name="s11" style:family="text">
      <style:text-properties fo:language="en" fo:country="US"/>
    </style:style>
    <style:style style:name="T1034" style:parent-style-name="s11" style:family="text">
      <style:text-properties fo:language="en" fo:country="US"/>
    </style:style>
    <style:style style:name="T1035" style:parent-style-name="Основнойшрифтабзаца" style:family="text">
      <style:text-properties fo:language="en" fo:country="US"/>
    </style:style>
    <style:style style:name="T1036" style:parent-style-name="s01" style:family="text">
      <style:text-properties fo:language="en" fo:country="US"/>
    </style:style>
    <style:style style:name="T1037" style:parent-style-name="s11" style:family="text">
      <style:text-properties fo:language="en" fo:country="US"/>
    </style:style>
    <style:style style:name="T1038" style:parent-style-name="Основнойшрифтабзаца" style:family="text">
      <style:text-properties fo:language="en" fo:country="US"/>
    </style:style>
    <style:style style:name="T1039" style:parent-style-name="s01" style:family="text">
      <style:text-properties fo:language="en" fo:country="US"/>
    </style:style>
    <style:style style:name="T1040" style:parent-style-name="s11" style:family="text">
      <style:text-properties fo:language="en" fo:country="US"/>
    </style:style>
    <style:style style:name="T1041" style:parent-style-name="Основнойшрифтабзаца" style:family="text">
      <style:text-properties fo:language="en" fo:country="US"/>
    </style:style>
    <style:style style:name="T1042" style:parent-style-name="s11" style:family="text">
      <style:text-properties fo:language="en" fo:country="US"/>
    </style:style>
    <style:style style:name="T1043" style:parent-style-name="Основнойшрифтабзаца" style:family="text">
      <style:text-properties fo:language="en" fo:country="US"/>
    </style:style>
    <style:style style:name="T1044" style:parent-style-name="s01" style:family="text">
      <style:text-properties fo:language="en" fo:country="US"/>
    </style:style>
    <style:style style:name="T1045" style:parent-style-name="s11" style:family="text">
      <style:text-properties fo:language="en" fo:country="US"/>
    </style:style>
    <style:style style:name="T1046" style:parent-style-name="Основнойшрифтабзаца" style:family="text">
      <style:text-properties fo:language="en" fo:country="US"/>
    </style:style>
    <style:style style:name="T1047" style:parent-style-name="s01" style:family="text">
      <style:text-properties fo:language="en" fo:country="US"/>
    </style:style>
    <style:style style:name="T1048" style:parent-style-name="s11" style:family="text">
      <style:text-properties fo:language="en" fo:country="US"/>
    </style:style>
    <style:style style:name="T1049" style:parent-style-name="Основнойшрифтабзаца" style:family="text">
      <style:text-properties fo:language="en" fo:country="US"/>
    </style:style>
    <style:style style:name="T1050" style:parent-style-name="s01" style:family="text">
      <style:text-properties fo:language="en" fo:country="US"/>
    </style:style>
    <style:style style:name="T1051" style:parent-style-name="s11" style:family="text">
      <style:text-properties fo:language="en" fo:country="US"/>
    </style:style>
    <style:style style:name="T1052" style:parent-style-name="Основнойшрифтабзаца" style:family="text">
      <style:text-properties fo:language="en" fo:country="US"/>
    </style:style>
    <style:style style:name="T1053" style:parent-style-name="s11" style:family="text">
      <style:text-properties fo:language="en" fo:country="US"/>
    </style:style>
    <style:style style:name="T1054" style:parent-style-name="Основнойшрифтабзаца" style:family="text">
      <style:text-properties fo:language="en" fo:country="US"/>
    </style:style>
    <style:style style:name="T1055" style:parent-style-name="s11" style:family="text">
      <style:text-properties fo:language="en" fo:country="US"/>
    </style:style>
    <style:style style:name="T1056" style:parent-style-name="Основнойшрифтабзаца" style:family="text">
      <style:text-properties fo:language="en" fo:country="US"/>
    </style:style>
    <style:style style:name="T1057" style:parent-style-name="s01" style:family="text">
      <style:text-properties fo:language="en" fo:country="US"/>
    </style:style>
    <style:style style:name="T1058" style:parent-style-name="s11" style:family="text">
      <style:text-properties fo:language="en" fo:country="US"/>
    </style:style>
    <style:style style:name="T1059" style:parent-style-name="Основнойшрифтабзаца" style:family="text">
      <style:text-properties fo:language="en" fo:country="US"/>
    </style:style>
    <style:style style:name="T1060" style:parent-style-name="s11" style:family="text">
      <style:text-properties fo:language="en" fo:country="US"/>
    </style:style>
    <style:style style:name="P1061" style:parent-style-name="СтандартныйHTML" style:family="paragraph">
      <style:text-properties fo:language="en" fo:country="US"/>
    </style:style>
    <style:style style:name="P1062" style:parent-style-name="СтандартныйHTML" style:family="paragraph">
      <style:text-properties fo:language="en" fo:country="US"/>
    </style:style>
    <style:style style:name="T1063" style:parent-style-name="Основнойшрифтабзаца" style:family="text">
      <style:text-properties fo:language="en" fo:country="US"/>
    </style:style>
    <style:style style:name="T1064" style:parent-style-name="s01" style:family="text">
      <style:text-properties fo:language="en" fo:country="US"/>
    </style:style>
    <style:style style:name="T1065" style:parent-style-name="s11" style:family="text">
      <style:text-properties fo:language="en" fo:country="US"/>
    </style:style>
    <style:style style:name="T1066" style:parent-style-name="Основнойшрифтабзаца" style:family="text">
      <style:text-properties fo:language="en" fo:country="US"/>
    </style:style>
    <style:style style:name="T1067" style:parent-style-name="s11" style:family="text">
      <style:text-properties fo:language="en" fo:country="US"/>
    </style:style>
    <style:style style:name="T1068" style:parent-style-name="Основнойшрифтабзаца" style:family="text">
      <style:text-properties fo:language="en" fo:country="US"/>
    </style:style>
    <style:style style:name="T1069" style:parent-style-name="s01" style:family="text">
      <style:text-properties fo:language="en" fo:country="US"/>
    </style:style>
    <style:style style:name="T1070" style:parent-style-name="s11" style:family="text">
      <style:text-properties fo:language="en" fo:country="US"/>
    </style:style>
    <style:style style:name="T1071" style:parent-style-name="s01" style:family="text">
      <style:text-properties fo:language="en" fo:country="US"/>
    </style:style>
    <style:style style:name="T1072" style:parent-style-name="s11" style:family="text">
      <style:text-properties fo:language="en" fo:country="US"/>
    </style:style>
    <style:style style:name="T1073" style:parent-style-name="s01" style:family="text">
      <style:text-properties fo:language="en" fo:country="US"/>
    </style:style>
    <style:style style:name="T1074" style:parent-style-name="s11" style:family="text">
      <style:text-properties fo:language="en" fo:country="US"/>
    </style:style>
    <style:style style:name="T1075" style:parent-style-name="Основнойшрифтабзаца" style:family="text">
      <style:text-properties fo:language="en" fo:country="US"/>
    </style:style>
    <style:style style:name="T1076" style:parent-style-name="s01" style:family="text">
      <style:text-properties fo:language="en" fo:country="US"/>
    </style:style>
    <style:style style:name="T1077" style:parent-style-name="s11" style:family="text">
      <style:text-properties fo:language="en" fo:country="US"/>
    </style:style>
    <style:style style:name="T1078" style:parent-style-name="Основнойшрифтабзаца" style:family="text">
      <style:text-properties fo:language="en" fo:country="US"/>
    </style:style>
    <style:style style:name="T1079" style:parent-style-name="s01" style:family="text">
      <style:text-properties fo:language="en" fo:country="US"/>
    </style:style>
    <style:style style:name="T1080" style:parent-style-name="s11" style:family="text">
      <style:text-properties fo:language="en" fo:country="US"/>
    </style:style>
    <style:style style:name="T1081" style:parent-style-name="Основнойшрифтабзаца" style:family="text">
      <style:text-properties fo:language="en" fo:country="US"/>
    </style:style>
    <style:style style:name="T1082" style:parent-style-name="s01" style:family="text">
      <style:text-properties fo:language="en" fo:country="US"/>
    </style:style>
    <style:style style:name="T1083" style:parent-style-name="s11" style:family="text">
      <style:text-properties fo:language="en" fo:country="US"/>
    </style:style>
    <style:style style:name="T1084" style:parent-style-name="Основнойшрифтабзаца" style:family="text">
      <style:text-properties fo:language="en" fo:country="US"/>
    </style:style>
    <style:style style:name="T1085" style:parent-style-name="s11" style:family="text">
      <style:text-properties fo:language="en" fo:country="US"/>
    </style:style>
    <style:style style:name="T1086" style:parent-style-name="Основнойшрифтабзаца" style:family="text">
      <style:text-properties fo:language="en" fo:country="US"/>
    </style:style>
    <style:style style:name="T1087" style:parent-style-name="s01" style:family="text">
      <style:text-properties fo:language="en" fo:country="US"/>
    </style:style>
    <style:style style:name="T1088" style:parent-style-name="s11" style:family="text">
      <style:text-properties fo:language="en" fo:country="US"/>
    </style:style>
    <style:style style:name="T1089" style:parent-style-name="s01" style:family="text">
      <style:text-properties fo:language="en" fo:country="US"/>
    </style:style>
    <style:style style:name="T1090" style:parent-style-name="s11" style:family="text">
      <style:text-properties fo:language="en" fo:country="US"/>
    </style:style>
    <style:style style:name="T1091" style:parent-style-name="Основнойшрифтабзаца" style:family="text">
      <style:text-properties fo:language="en" fo:country="US"/>
    </style:style>
    <style:style style:name="T1092" style:parent-style-name="s11" style:family="text">
      <style:text-properties fo:language="en" fo:country="US"/>
    </style:style>
    <style:style style:name="T1093" style:parent-style-name="Основнойшрифтабзаца" style:family="text">
      <style:text-properties fo:language="en" fo:country="US"/>
    </style:style>
    <style:style style:name="T1094" style:parent-style-name="s01" style:family="text">
      <style:text-properties fo:language="en" fo:country="US"/>
    </style:style>
    <style:style style:name="T1095" style:parent-style-name="s11" style:family="text">
      <style:text-properties fo:language="en" fo:country="US"/>
    </style:style>
    <style:style style:name="T1096" style:parent-style-name="Основнойшрифтабзаца" style:family="text">
      <style:text-properties fo:language="en" fo:country="US"/>
    </style:style>
    <style:style style:name="T1097" style:parent-style-name="s11" style:family="text">
      <style:text-properties fo:language="en" fo:country="US"/>
    </style:style>
    <style:style style:name="T1098" style:parent-style-name="Основнойшрифтабзаца" style:family="text">
      <style:text-properties fo:language="en" fo:country="US"/>
    </style:style>
    <style:style style:name="T1099" style:parent-style-name="s01" style:family="text">
      <style:text-properties fo:language="en" fo:country="US"/>
    </style:style>
    <style:style style:name="T1100" style:parent-style-name="s11" style:family="text">
      <style:text-properties fo:language="en" fo:country="US"/>
    </style:style>
    <style:style style:name="T1101" style:parent-style-name="Основнойшрифтабзаца" style:family="text">
      <style:text-properties fo:language="en" fo:country="US"/>
    </style:style>
    <style:style style:name="T1102" style:parent-style-name="s11" style:family="text">
      <style:text-properties fo:language="en" fo:country="US"/>
    </style:style>
    <style:style style:name="T1103" style:parent-style-name="Основнойшрифтабзаца" style:family="text">
      <style:text-properties fo:language="en" fo:country="US"/>
    </style:style>
    <style:style style:name="T1104" style:parent-style-name="s11" style:family="text">
      <style:text-properties fo:language="en" fo:country="US"/>
    </style:style>
    <style:style style:name="T1105" style:parent-style-name="Основнойшрифтабзаца" style:family="text">
      <style:text-properties fo:language="en" fo:country="US"/>
    </style:style>
    <style:style style:name="T1106" style:parent-style-name="s11" style:family="text">
      <style:text-properties fo:language="en" fo:country="US"/>
    </style:style>
    <style:style style:name="T1107" style:parent-style-name="Основнойшрифтабзаца" style:family="text">
      <style:text-properties fo:language="en" fo:country="US"/>
    </style:style>
    <style:style style:name="T1108" style:parent-style-name="s01" style:family="text">
      <style:text-properties fo:language="en" fo:country="US"/>
    </style:style>
    <style:style style:name="T1109" style:parent-style-name="s11" style:family="text">
      <style:text-properties fo:language="en" fo:country="US"/>
    </style:style>
    <style:style style:name="T1110" style:parent-style-name="Основнойшрифтабзаца" style:family="text">
      <style:text-properties fo:language="en" fo:country="US"/>
    </style:style>
    <style:style style:name="T1111" style:parent-style-name="s11" style:family="text">
      <style:text-properties fo:language="en" fo:country="US"/>
    </style:style>
    <style:style style:name="P1112" style:parent-style-name="СтандартныйHTML" style:family="paragraph">
      <style:text-properties fo:language="en" fo:country="US"/>
    </style:style>
    <style:style style:name="T1113" style:parent-style-name="Основнойшрифтабзаца" style:family="text">
      <style:text-properties fo:language="en" fo:country="US"/>
    </style:style>
    <style:style style:name="T1114" style:parent-style-name="s01" style:family="text">
      <style:text-properties fo:language="en" fo:country="US"/>
    </style:style>
    <style:style style:name="T1115" style:parent-style-name="s11" style:family="text">
      <style:text-properties fo:language="en" fo:country="US"/>
    </style:style>
    <style:style style:name="T1116" style:parent-style-name="Основнойшрифтабзаца" style:family="text">
      <style:text-properties fo:language="en" fo:country="US"/>
    </style:style>
    <style:style style:name="T1117" style:parent-style-name="s11" style:family="text">
      <style:text-properties fo:language="en" fo:country="US"/>
    </style:style>
    <style:style style:name="T1118" style:parent-style-name="s01" style:family="text">
      <style:text-properties fo:language="en" fo:country="US"/>
    </style:style>
    <style:style style:name="T1119" style:parent-style-name="s01" style:family="text">
      <style:text-properties fo:language="en" fo:country="US"/>
    </style:style>
    <style:style style:name="T1120" style:parent-style-name="s11" style:family="text">
      <style:text-properties fo:language="en" fo:country="US"/>
    </style:style>
    <style:style style:name="T1121" style:parent-style-name="s21" style:family="text">
      <style:text-properties fo:language="en" fo:country="US"/>
    </style:style>
    <style:style style:name="T1122" style:parent-style-name="s11" style:family="text">
      <style:text-properties fo:language="en" fo:country="US"/>
    </style:style>
    <style:style style:name="T1123" style:parent-style-name="Основнойшрифтабзаца" style:family="text">
      <style:text-properties fo:language="en" fo:country="US"/>
    </style:style>
    <style:style style:name="T1124" style:parent-style-name="s11" style:family="text">
      <style:text-properties fo:language="en" fo:country="US"/>
    </style:style>
    <style:style style:name="T1125" style:parent-style-name="Основнойшрифтабзаца" style:family="text">
      <style:text-properties fo:language="en" fo:country="US"/>
    </style:style>
    <style:style style:name="T1126" style:parent-style-name="s01" style:family="text">
      <style:text-properties fo:language="en" fo:country="US"/>
    </style:style>
    <style:style style:name="T1127" style:parent-style-name="s11" style:family="text">
      <style:text-properties fo:language="en" fo:country="US"/>
    </style:style>
    <style:style style:name="T1128" style:parent-style-name="s01" style:family="text">
      <style:text-properties fo:language="en" fo:country="US"/>
    </style:style>
    <style:style style:name="T1129" style:parent-style-name="s11" style:family="text">
      <style:text-properties fo:language="en" fo:country="US"/>
    </style:style>
    <style:style style:name="T1130" style:parent-style-name="Основнойшрифтабзаца" style:family="text">
      <style:text-properties fo:language="en" fo:country="US"/>
    </style:style>
    <style:style style:name="T1131" style:parent-style-name="s11" style:family="text">
      <style:text-properties fo:language="en" fo:country="US"/>
    </style:style>
    <style:style style:name="T1132" style:parent-style-name="Основнойшрифтабзаца" style:family="text">
      <style:text-properties fo:language="en" fo:country="US"/>
    </style:style>
    <style:style style:name="T1133" style:parent-style-name="s11" style:family="text">
      <style:text-properties fo:language="en" fo:country="US"/>
    </style:style>
    <style:style style:name="T1134" style:parent-style-name="s21" style:family="text">
      <style:text-properties fo:language="en" fo:country="US"/>
    </style:style>
    <style:style style:name="T1135" style:parent-style-name="s11" style:family="text">
      <style:text-properties fo:language="en" fo:country="US"/>
    </style:style>
    <style:style style:name="T1136" style:parent-style-name="s21" style:family="text">
      <style:text-properties fo:language="en" fo:country="US"/>
    </style:style>
    <style:style style:name="T1137" style:parent-style-name="s11" style:family="text">
      <style:text-properties fo:language="en" fo:country="US"/>
    </style:style>
    <style:style style:name="T1138" style:parent-style-name="Основнойшрифтабзаца" style:family="text">
      <style:text-properties fo:language="en" fo:country="US"/>
    </style:style>
    <style:style style:name="T1139" style:parent-style-name="s11" style:family="text">
      <style:text-properties fo:language="en" fo:country="US"/>
    </style:style>
    <style:style style:name="T1140" style:parent-style-name="Основнойшрифтабзаца" style:family="text">
      <style:text-properties fo:language="en" fo:country="US"/>
    </style:style>
    <style:style style:name="T1141" style:parent-style-name="s01" style:family="text">
      <style:text-properties fo:language="en" fo:country="US"/>
    </style:style>
    <style:style style:name="T1142" style:parent-style-name="s11" style:family="text">
      <style:text-properties fo:language="en" fo:country="US"/>
    </style:style>
    <style:style style:name="T1143" style:parent-style-name="Основнойшрифтабзаца" style:family="text">
      <style:text-properties fo:language="en" fo:country="US"/>
    </style:style>
    <style:style style:name="T1144" style:parent-style-name="s11" style:family="text">
      <style:text-properties fo:language="en" fo:country="US"/>
    </style:style>
    <style:style style:name="T1145" style:parent-style-name="s21" style:family="text">
      <style:text-properties fo:language="en" fo:country="US"/>
    </style:style>
    <style:style style:name="T1146" style:parent-style-name="s11" style:family="text">
      <style:text-properties fo:language="en" fo:country="US"/>
    </style:style>
    <style:style style:name="T1147" style:parent-style-name="Основнойшрифтабзаца" style:family="text">
      <style:text-properties fo:language="en" fo:country="US"/>
    </style:style>
    <style:style style:name="T1148" style:parent-style-name="s01" style:family="text">
      <style:text-properties fo:language="en" fo:country="US"/>
    </style:style>
    <style:style style:name="T1149" style:parent-style-name="s11" style:family="text">
      <style:text-properties fo:language="en" fo:country="US"/>
    </style:style>
    <style:style style:name="T1150" style:parent-style-name="Основнойшрифтабзаца" style:family="text">
      <style:text-properties fo:language="en" fo:country="US"/>
    </style:style>
    <style:style style:name="T1151" style:parent-style-name="s11" style:family="text">
      <style:text-properties fo:language="en" fo:country="US"/>
    </style:style>
    <style:style style:name="T1152" style:parent-style-name="Основнойшрифтабзаца" style:family="text">
      <style:text-properties fo:language="en" fo:country="US"/>
    </style:style>
    <style:style style:name="T1153" style:parent-style-name="s01" style:family="text">
      <style:text-properties fo:language="en" fo:country="US"/>
    </style:style>
    <style:style style:name="T1154" style:parent-style-name="s11" style:family="text">
      <style:text-properties fo:language="en" fo:country="US"/>
    </style:style>
    <style:style style:name="T1155" style:parent-style-name="s01" style:family="text">
      <style:text-properties fo:language="en" fo:country="US"/>
    </style:style>
    <style:style style:name="T1156" style:parent-style-name="s11" style:family="text">
      <style:text-properties fo:language="en" fo:country="US"/>
    </style:style>
    <style:style style:name="T1157" style:parent-style-name="Основнойшрифтабзаца" style:family="text">
      <style:text-properties fo:language="en" fo:country="US"/>
    </style:style>
    <style:style style:name="T1158" style:parent-style-name="s11" style:family="text">
      <style:text-properties fo:language="en" fo:country="US"/>
    </style:style>
    <style:style style:name="T1159" style:parent-style-name="Основнойшрифтабзаца" style:family="text">
      <style:text-properties fo:language="en" fo:country="US"/>
    </style:style>
    <style:style style:name="T1160" style:parent-style-name="s11" style:family="text">
      <style:text-properties fo:language="en" fo:country="US"/>
    </style:style>
    <style:style style:name="T1161" style:parent-style-name="Основнойшрифтабзаца" style:family="text">
      <style:text-properties fo:language="en" fo:country="US"/>
    </style:style>
    <style:style style:name="T1162" style:parent-style-name="s11" style:family="text">
      <style:text-properties fo:language="en" fo:country="US"/>
    </style:style>
    <style:style style:name="T1163" style:parent-style-name="s21" style:family="text">
      <style:text-properties fo:language="en" fo:country="US"/>
    </style:style>
    <style:style style:name="T1164" style:parent-style-name="s11" style:family="text">
      <style:text-properties fo:language="en" fo:country="US"/>
    </style:style>
    <style:style style:name="T1165" style:parent-style-name="s21" style:family="text">
      <style:text-properties fo:language="en" fo:country="US"/>
    </style:style>
    <style:style style:name="T1166" style:parent-style-name="s11" style:family="text">
      <style:text-properties fo:language="en" fo:country="US"/>
    </style:style>
    <style:style style:name="T1167" style:parent-style-name="s21" style:family="text">
      <style:text-properties fo:language="en" fo:country="US"/>
    </style:style>
    <style:style style:name="T1168" style:parent-style-name="s11" style:family="text">
      <style:text-properties fo:language="en" fo:country="US"/>
    </style:style>
    <style:style style:name="T1169" style:parent-style-name="Основнойшрифтабзаца" style:family="text">
      <style:text-properties fo:language="en" fo:country="US"/>
    </style:style>
    <style:style style:name="T1170" style:parent-style-name="s11" style:family="text">
      <style:text-properties fo:language="en" fo:country="US"/>
    </style:style>
    <style:style style:name="T1171" style:parent-style-name="Основнойшрифтабзаца" style:family="text">
      <style:text-properties fo:language="en" fo:country="US"/>
    </style:style>
    <style:style style:name="T1172" style:parent-style-name="s11" style:family="text">
      <style:text-properties fo:language="en" fo:country="US"/>
    </style:style>
    <style:style style:name="T1173" style:parent-style-name="s21" style:family="text">
      <style:text-properties fo:language="en" fo:country="US"/>
    </style:style>
    <style:style style:name="T1174" style:parent-style-name="s11" style:family="text">
      <style:text-properties fo:language="en" fo:country="US"/>
    </style:style>
    <style:style style:name="T1175" style:parent-style-name="Основнойшрифтабзаца" style:family="text">
      <style:text-properties fo:language="en" fo:country="US"/>
    </style:style>
    <style:style style:name="T1176" style:parent-style-name="s01" style:family="text">
      <style:text-properties fo:language="en" fo:country="US"/>
    </style:style>
    <style:style style:name="T1177" style:parent-style-name="s11" style:family="text">
      <style:text-properties fo:language="en" fo:country="US"/>
    </style:style>
    <style:style style:name="T1178" style:parent-style-name="Основнойшрифтабзаца" style:family="text">
      <style:text-properties fo:language="en" fo:country="US"/>
    </style:style>
    <style:style style:name="T1179" style:parent-style-name="s11" style:family="text">
      <style:text-properties fo:language="en" fo:country="US"/>
    </style:style>
    <style:style style:name="P1180" style:parent-style-name="СтандартныйHTML" style:family="paragraph">
      <style:text-properties fo:language="en" fo:country="US"/>
    </style:style>
    <style:style style:name="T1181" style:parent-style-name="s11" style:family="text">
      <style:text-properties fo:language="en" fo:country="US"/>
    </style:style>
    <style:style style:name="P1182" style:parent-style-name="СтандартныйHTML" style:family="paragraph">
      <style:text-properties fo:language="en" fo:country="US"/>
    </style:style>
    <style:style style:name="T1183" style:parent-style-name="s01" style:family="text">
      <style:text-properties fo:language="en" fo:country="US"/>
    </style:style>
    <style:style style:name="T1184" style:parent-style-name="s11" style:family="text">
      <style:text-properties fo:language="en" fo:country="US"/>
    </style:style>
    <style:style style:name="P1185" style:parent-style-name="СтандартныйHTML" style:family="paragraph">
      <style:text-properties fo:language="en" fo:country="US"/>
    </style:style>
    <style:style style:name="T1186" style:parent-style-name="Основнойшрифтабзаца" style:family="text">
      <style:text-properties fo:language="en" fo:country="US"/>
    </style:style>
    <style:style style:name="T1187" style:parent-style-name="s01" style:family="text">
      <style:text-properties fo:language="en" fo:country="US"/>
    </style:style>
    <style:style style:name="T1188" style:parent-style-name="s11" style:family="text">
      <style:text-properties fo:language="en" fo:country="US"/>
    </style:style>
    <style:style style:name="T1189" style:parent-style-name="Основнойшрифтабзаца" style:family="text">
      <style:text-properties fo:language="en" fo:country="US"/>
    </style:style>
    <style:style style:name="T1190" style:parent-style-name="s11" style:family="text">
      <style:text-properties fo:language="en" fo:country="US"/>
    </style:style>
    <style:style style:name="T1191" style:parent-style-name="s11" style:family="text">
      <style:text-properties fo:language="en" fo:country="US"/>
    </style:style>
    <style:style style:name="T1192" style:parent-style-name="s01" style:family="text">
      <style:text-properties fo:language="en" fo:country="US"/>
    </style:style>
    <style:style style:name="T1193" style:parent-style-name="s11" style:family="text">
      <style:text-properties fo:language="en" fo:country="US"/>
    </style:style>
    <style:style style:name="P1194" style:parent-style-name="СтандартныйHTML" style:family="paragraph">
      <style:text-properties fo:language="en" fo:country="US"/>
    </style:style>
    <style:style style:name="T1195" style:parent-style-name="Основнойшрифтабзаца" style:family="text">
      <style:text-properties fo:language="en" fo:country="US"/>
    </style:style>
    <style:style style:name="T1196" style:parent-style-name="s11" style:family="text">
      <style:text-properties fo:language="en" fo:country="US"/>
    </style:style>
    <style:style style:name="T1197" style:parent-style-name="Основнойшрифтабзаца" style:family="text">
      <style:text-properties fo:language="en" fo:country="US"/>
    </style:style>
    <style:style style:name="P1198" style:parent-style-name="Обычный" style:family="paragraph">
      <style:paragraph-properties fo:break-before="page" fo:margin-bottom="0.1111in" fo:line-height="106%"/>
    </style:style>
    <style:style style:name="TableColumn1200" style:family="table-column">
      <style:table-column-properties style:column-width="6.4965in"/>
    </style:style>
    <style:style style:name="Table1199" style:family="table">
      <style:table-properties style:width="6.4965in" style:rel-width="100%" fo:margin-left="0in" table:align="left"/>
    </style:style>
    <style:style style:name="TableRow1201" style:family="table-row">
      <style:table-row-properties/>
    </style:style>
    <style:style style:name="TableCell1202" style:family="table-cell">
      <style:table-cell-properties fo:border="none" fo:background-color="#606060" style:writing-mode="lr-tb" style:vertical-align="middle" fo:padding-top="0.052in" fo:padding-left="0.052in" fo:padding-bottom="0.052in" fo:padding-right="0.052in"/>
    </style:style>
    <style:style style:name="P1203" style:parent-style-name="Обычный" style:family="paragraph">
      <style:paragraph-properties fo:text-align="center"/>
    </style:style>
    <style:style style:name="T1204" style:parent-style-name="Основнойшрифтабзаца" style:family="text">
      <style:text-properties style:font-name="Arial" style:font-name-complex="Arial" fo:color="#000000"/>
    </style:style>
    <style:style style:name="T1205" style:parent-style-name="s01" style:family="text">
      <style:text-properties fo:language="en" fo:country="US"/>
    </style:style>
    <style:style style:name="T1206" style:parent-style-name="s11" style:family="text">
      <style:text-properties fo:language="en" fo:country="US"/>
    </style:style>
    <style:style style:name="P1207" style:parent-style-name="СтандартныйHTML" style:family="paragraph">
      <style:text-properties fo:language="en" fo:country="US"/>
    </style:style>
    <style:style style:name="T1208" style:parent-style-name="s01" style:family="text">
      <style:text-properties fo:language="en" fo:country="US"/>
    </style:style>
    <style:style style:name="T1209" style:parent-style-name="s11" style:family="text">
      <style:text-properties fo:language="en" fo:country="US"/>
    </style:style>
    <style:style style:name="T1210" style:parent-style-name="s01" style:family="text">
      <style:text-properties fo:language="en" fo:country="US"/>
    </style:style>
    <style:style style:name="T1211" style:parent-style-name="s11" style:family="text">
      <style:text-properties fo:language="en" fo:country="US"/>
    </style:style>
    <style:style style:name="T1212" style:parent-style-name="s01" style:family="text">
      <style:text-properties fo:language="en" fo:country="US"/>
    </style:style>
    <style:style style:name="T1213" style:parent-style-name="s11" style:family="text">
      <style:text-properties fo:language="en" fo:country="US"/>
    </style:style>
    <style:style style:name="P1214" style:parent-style-name="СтандартныйHTML" style:family="paragraph">
      <style:text-properties fo:language="en" fo:country="US"/>
    </style:style>
    <style:style style:name="T1215" style:parent-style-name="s01" style:family="text">
      <style:text-properties fo:language="en" fo:country="US"/>
    </style:style>
    <style:style style:name="T1216" style:parent-style-name="s11" style:family="text">
      <style:text-properties fo:language="en" fo:country="US"/>
    </style:style>
    <style:style style:name="T1217" style:parent-style-name="Основнойшрифтабзаца" style:family="text">
      <style:text-properties fo:language="en" fo:country="US"/>
    </style:style>
    <style:style style:name="T1218" style:parent-style-name="s11" style:family="text">
      <style:text-properties fo:language="en" fo:country="US"/>
    </style:style>
    <style:style style:name="T1219" style:parent-style-name="Основнойшрифтабзаца" style:family="text">
      <style:text-properties fo:language="en" fo:country="US"/>
    </style:style>
    <style:style style:name="T1220" style:parent-style-name="s01" style:family="text">
      <style:text-properties fo:language="en" fo:country="US"/>
    </style:style>
    <style:style style:name="T1221" style:parent-style-name="s11" style:family="text">
      <style:text-properties fo:language="en" fo:country="US"/>
    </style:style>
    <style:style style:name="T1222" style:parent-style-name="s01" style:family="text">
      <style:text-properties fo:language="en" fo:country="US"/>
    </style:style>
    <style:style style:name="T1223" style:parent-style-name="s11" style:family="text">
      <style:text-properties fo:language="en" fo:country="US"/>
    </style:style>
    <style:style style:name="P1224" style:parent-style-name="СтандартныйHTML" style:family="paragraph">
      <style:text-properties fo:language="en" fo:country="US"/>
    </style:style>
    <style:style style:name="T1225" style:parent-style-name="Основнойшрифтабзаца" style:family="text">
      <style:text-properties fo:language="en" fo:country="US"/>
    </style:style>
    <style:style style:name="T1226" style:parent-style-name="s01" style:family="text">
      <style:text-properties fo:language="en" fo:country="US"/>
    </style:style>
    <style:style style:name="T1227" style:parent-style-name="s11" style:family="text">
      <style:text-properties fo:language="en" fo:country="US"/>
    </style:style>
    <style:style style:name="P1228" style:parent-style-name="СтандартныйHTML" style:family="paragraph">
      <style:text-properties fo:language="en" fo:country="US"/>
    </style:style>
    <style:style style:name="T1229" style:parent-style-name="Основнойшрифтабзаца" style:family="text">
      <style:text-properties fo:language="en" fo:country="US"/>
    </style:style>
    <style:style style:name="T1230" style:parent-style-name="s11" style:family="text">
      <style:text-properties fo:language="en" fo:country="US"/>
    </style:style>
    <style:style style:name="T1231" style:parent-style-name="s21" style:family="text">
      <style:text-properties fo:language="en" fo:country="US"/>
    </style:style>
    <style:style style:name="T1232" style:parent-style-name="s11" style:family="text">
      <style:text-properties fo:language="en" fo:country="US"/>
    </style:style>
    <style:style style:name="T1233" style:parent-style-name="s21" style:family="text">
      <style:text-properties fo:language="en" fo:country="US"/>
    </style:style>
    <style:style style:name="T1234" style:parent-style-name="s11" style:family="text">
      <style:text-properties fo:language="en" fo:country="US"/>
    </style:style>
    <style:style style:name="T1235" style:parent-style-name="s21" style:family="text">
      <style:text-properties fo:language="en" fo:country="US"/>
    </style:style>
    <style:style style:name="T1236" style:parent-style-name="s11" style:family="text">
      <style:text-properties fo:language="en" fo:country="US"/>
    </style:style>
    <style:style style:name="T1237" style:parent-style-name="s21" style:family="text">
      <style:text-properties fo:language="en" fo:country="US"/>
    </style:style>
    <style:style style:name="T1238" style:parent-style-name="s11" style:family="text">
      <style:text-properties fo:language="en" fo:country="US"/>
    </style:style>
    <style:style style:name="T1239" style:parent-style-name="s21" style:family="text">
      <style:text-properties fo:language="en" fo:country="US"/>
    </style:style>
    <style:style style:name="T1240" style:parent-style-name="s11" style:family="text">
      <style:text-properties fo:language="en" fo:country="US"/>
    </style:style>
    <style:style style:name="T1241" style:parent-style-name="s21" style:family="text">
      <style:text-properties fo:language="en" fo:country="US"/>
    </style:style>
    <style:style style:name="T1242" style:parent-style-name="s11" style:family="text">
      <style:text-properties fo:language="en" fo:country="US"/>
    </style:style>
    <style:style style:name="T1243" style:parent-style-name="s21" style:family="text">
      <style:text-properties fo:language="en" fo:country="US"/>
    </style:style>
    <style:style style:name="T1244" style:parent-style-name="s11" style:family="text">
      <style:text-properties fo:language="en" fo:country="US"/>
    </style:style>
    <style:style style:name="T1245" style:parent-style-name="s21" style:family="text">
      <style:text-properties fo:language="en" fo:country="US"/>
    </style:style>
    <style:style style:name="T1246" style:parent-style-name="s11" style:family="text">
      <style:text-properties fo:language="en" fo:country="US"/>
    </style:style>
    <style:style style:name="T1247" style:parent-style-name="s21" style:family="text">
      <style:text-properties fo:language="en" fo:country="US"/>
    </style:style>
    <style:style style:name="T1248" style:parent-style-name="s11" style:family="text">
      <style:text-properties fo:language="en" fo:country="US"/>
    </style:style>
    <style:style style:name="T1249" style:parent-style-name="s21" style:family="text">
      <style:text-properties fo:language="en" fo:country="US"/>
    </style:style>
    <style:style style:name="T1250" style:parent-style-name="s11" style:family="text">
      <style:text-properties fo:language="en" fo:country="US"/>
    </style:style>
    <style:style style:name="T1251" style:parent-style-name="Основнойшрифтабзаца" style:family="text">
      <style:text-properties fo:language="en" fo:country="US"/>
    </style:style>
    <style:style style:name="T1252" style:parent-style-name="s11" style:family="text">
      <style:text-properties fo:language="en" fo:country="US"/>
    </style:style>
    <style:style style:name="T1253" style:parent-style-name="s01" style:family="text">
      <style:text-properties fo:language="en" fo:country="US"/>
    </style:style>
    <style:style style:name="T1254" style:parent-style-name="s11" style:family="text">
      <style:text-properties fo:language="en" fo:country="US"/>
    </style:style>
    <style:style style:name="P1255" style:parent-style-name="СтандартныйHTML" style:family="paragraph">
      <style:text-properties fo:language="en" fo:country="US"/>
    </style:style>
    <style:style style:name="T1256" style:parent-style-name="Основнойшрифтабзаца" style:family="text">
      <style:text-properties fo:language="en" fo:country="US"/>
    </style:style>
    <style:style style:name="T1257" style:parent-style-name="s11" style:family="text">
      <style:text-properties fo:language="en" fo:country="US"/>
    </style:style>
    <style:style style:name="T1258" style:parent-style-name="s21" style:family="text">
      <style:text-properties fo:language="en" fo:country="US"/>
    </style:style>
    <style:style style:name="T1259" style:parent-style-name="s11" style:family="text">
      <style:text-properties fo:language="en" fo:country="US"/>
    </style:style>
    <style:style style:name="T1260" style:parent-style-name="s11" style:family="text">
      <style:text-properties fo:language="en" fo:country="US"/>
    </style:style>
    <style:style style:name="T1261" style:parent-style-name="Основнойшрифтабзаца" style:family="text">
      <style:text-properties fo:language="en" fo:country="US"/>
    </style:style>
    <style:style style:name="T1262" style:parent-style-name="s11" style:family="text">
      <style:text-properties fo:language="en" fo:country="US"/>
    </style:style>
    <style:style style:name="P1263" style:parent-style-name="СтандартныйHTML" style:family="paragraph">
      <style:text-properties fo:language="en" fo:country="US"/>
    </style:style>
    <style:style style:name="T1264" style:parent-style-name="Основнойшрифтабзаца" style:family="text">
      <style:text-properties fo:language="en" fo:country="US"/>
    </style:style>
    <style:style style:name="T1265" style:parent-style-name="s01" style:family="text">
      <style:text-properties fo:language="en" fo:country="US"/>
    </style:style>
    <style:style style:name="T1266" style:parent-style-name="s11" style:family="text">
      <style:text-properties fo:language="en" fo:country="US"/>
    </style:style>
    <style:style style:name="T1267" style:parent-style-name="Основнойшрифтабзаца" style:family="text">
      <style:text-properties fo:language="en" fo:country="US"/>
    </style:style>
    <style:style style:name="T1268" style:parent-style-name="s11" style:family="text">
      <style:text-properties fo:language="en" fo:country="US"/>
    </style:style>
    <style:style style:name="T1269" style:parent-style-name="s01" style:family="text">
      <style:text-properties fo:language="en" fo:country="US"/>
    </style:style>
    <style:style style:name="T1270" style:parent-style-name="s11" style:family="text">
      <style:text-properties fo:language="en" fo:country="US"/>
    </style:style>
    <style:style style:name="T1271" style:parent-style-name="Основнойшрифтабзаца" style:family="text">
      <style:text-properties fo:language="en" fo:country="US"/>
    </style:style>
    <style:style style:name="T1272" style:parent-style-name="s01" style:family="text">
      <style:text-properties fo:language="en" fo:country="US"/>
    </style:style>
    <style:style style:name="T1273" style:parent-style-name="s11" style:family="text">
      <style:text-properties fo:language="en" fo:country="US"/>
    </style:style>
    <style:style style:name="T1274" style:parent-style-name="s01" style:family="text">
      <style:text-properties fo:language="en" fo:country="US"/>
    </style:style>
    <style:style style:name="T1275" style:parent-style-name="s11" style:family="text">
      <style:text-properties fo:language="en" fo:country="US"/>
    </style:style>
    <style:style style:name="T1276" style:parent-style-name="s31" style:family="text">
      <style:text-properties fo:language="en" fo:country="US"/>
    </style:style>
    <style:style style:name="T1277" style:parent-style-name="s11" style:family="text">
      <style:text-properties fo:language="en" fo:country="US"/>
    </style:style>
    <style:style style:name="T1278" style:parent-style-name="s31" style:family="text">
      <style:text-properties fo:language="en" fo:country="US"/>
    </style:style>
    <style:style style:name="T1279" style:parent-style-name="s11" style:family="text">
      <style:text-properties fo:language="en" fo:country="US"/>
    </style:style>
    <style:style style:name="T1280" style:parent-style-name="s31" style:family="text">
      <style:text-properties fo:language="en" fo:country="US"/>
    </style:style>
    <style:style style:name="T1281" style:parent-style-name="s11" style:family="text">
      <style:text-properties fo:language="en" fo:country="US"/>
    </style:style>
    <style:style style:name="T1282" style:parent-style-name="Основнойшрифтабзаца" style:family="text">
      <style:text-properties fo:language="en" fo:country="US"/>
    </style:style>
    <style:style style:name="T1283" style:parent-style-name="s11" style:family="text">
      <style:text-properties fo:language="en" fo:country="US"/>
    </style:style>
    <style:style style:name="T1284" style:parent-style-name="s01" style:family="text">
      <style:text-properties fo:language="en" fo:country="US"/>
    </style:style>
    <style:style style:name="T1285" style:parent-style-name="s11" style:family="text">
      <style:text-properties fo:language="en" fo:country="US"/>
    </style:style>
    <style:style style:name="T1286" style:parent-style-name="Основнойшрифтабзаца" style:family="text">
      <style:text-properties fo:language="en" fo:country="US"/>
    </style:style>
    <style:style style:name="T1287" style:parent-style-name="s11" style:family="text">
      <style:text-properties fo:language="en" fo:country="US"/>
    </style:style>
    <style:style style:name="T1288" style:parent-style-name="Основнойшрифтабзаца" style:family="text">
      <style:text-properties fo:language="en" fo:country="US"/>
    </style:style>
    <style:style style:name="T1289" style:parent-style-name="s01" style:family="text">
      <style:text-properties fo:language="en" fo:country="US"/>
    </style:style>
    <style:style style:name="T1290" style:parent-style-name="s11" style:family="text">
      <style:text-properties fo:language="en" fo:country="US"/>
    </style:style>
    <style:style style:name="T1291" style:parent-style-name="Основнойшрифтабзаца" style:family="text">
      <style:text-properties fo:language="en" fo:country="US"/>
    </style:style>
    <style:style style:name="T1292" style:parent-style-name="s11" style:family="text">
      <style:text-properties fo:language="en" fo:country="US"/>
    </style:style>
    <style:style style:name="P1293" style:parent-style-name="СтандартныйHTML" style:family="paragraph">
      <style:text-properties fo:language="en" fo:country="US"/>
    </style:style>
    <style:style style:name="P1294" style:parent-style-name="СтандартныйHTML" style:family="paragraph">
      <style:text-properties fo:language="en" fo:country="US"/>
    </style:style>
    <style:style style:name="P1295" style:parent-style-name="СтандартныйHTML" style:family="paragraph">
      <style:text-properties fo:language="en" fo:country="US"/>
    </style:style>
    <style:style style:name="T1296" style:parent-style-name="Основнойшрифтабзаца" style:family="text">
      <style:text-properties fo:language="en" fo:country="US"/>
    </style:style>
    <style:style style:name="T1297" style:parent-style-name="s01" style:family="text">
      <style:text-properties fo:language="en" fo:country="US"/>
    </style:style>
    <style:style style:name="T1298" style:parent-style-name="s11" style:family="text">
      <style:text-properties fo:language="en" fo:country="US"/>
    </style:style>
    <style:style style:name="T1299" style:parent-style-name="s11" style:family="text">
      <style:text-properties fo:language="en" fo:country="US"/>
    </style:style>
    <style:style style:name="T1300" style:parent-style-name="Основнойшрифтабзаца" style:family="text">
      <style:text-properties fo:language="en" fo:country="US"/>
    </style:style>
    <style:style style:name="T1301" style:parent-style-name="s01" style:family="text">
      <style:text-properties fo:language="en" fo:country="US"/>
    </style:style>
    <style:style style:name="T1302" style:parent-style-name="s11" style:family="text">
      <style:text-properties fo:language="en" fo:country="US"/>
    </style:style>
    <style:style style:name="T1303" style:parent-style-name="Основнойшрифтабзаца" style:family="text">
      <style:text-properties fo:language="en" fo:country="US"/>
    </style:style>
    <style:style style:name="T1304" style:parent-style-name="s11" style:family="text">
      <style:text-properties fo:language="en" fo:country="US"/>
    </style:style>
    <style:style style:name="T1305" style:parent-style-name="Основнойшрифтабзаца" style:family="text">
      <style:text-properties fo:language="en" fo:country="US"/>
    </style:style>
    <style:style style:name="T1306" style:parent-style-name="s01" style:family="text">
      <style:text-properties fo:language="en" fo:country="US"/>
    </style:style>
    <style:style style:name="T1307" style:parent-style-name="s11" style:family="text">
      <style:text-properties fo:language="en" fo:country="US"/>
    </style:style>
    <style:style style:name="T1308" style:parent-style-name="Основнойшрифтабзаца" style:family="text">
      <style:text-properties fo:language="en" fo:country="US"/>
    </style:style>
    <style:style style:name="T1309" style:parent-style-name="s01" style:family="text">
      <style:text-properties fo:language="en" fo:country="US"/>
    </style:style>
    <style:style style:name="T1310" style:parent-style-name="s11" style:family="text">
      <style:text-properties fo:language="en" fo:country="US"/>
    </style:style>
    <style:style style:name="T1311" style:parent-style-name="Основнойшрифтабзаца" style:family="text">
      <style:text-properties fo:language="en" fo:country="US"/>
    </style:style>
    <style:style style:name="T1312" style:parent-style-name="s11" style:family="text">
      <style:text-properties fo:language="en" fo:country="US"/>
    </style:style>
    <style:style style:name="T1313" style:parent-style-name="Основнойшрифтабзаца" style:family="text">
      <style:text-properties fo:language="en" fo:country="US"/>
    </style:style>
    <style:style style:name="T1314" style:parent-style-name="s11" style:family="text">
      <style:text-properties fo:language="en" fo:country="US"/>
    </style:style>
    <style:style style:name="T1315" style:parent-style-name="Основнойшрифтабзаца" style:family="text">
      <style:text-properties fo:language="en" fo:country="US"/>
    </style:style>
    <style:style style:name="T1316" style:parent-style-name="s01" style:family="text">
      <style:text-properties fo:language="en" fo:country="US"/>
    </style:style>
    <style:style style:name="T1317" style:parent-style-name="s11" style:family="text">
      <style:text-properties fo:language="en" fo:country="US"/>
    </style:style>
    <style:style style:name="T1318" style:parent-style-name="Основнойшрифтабзаца" style:family="text">
      <style:text-properties fo:language="en" fo:country="US"/>
    </style:style>
    <style:style style:name="T1319" style:parent-style-name="s01" style:family="text">
      <style:text-properties fo:language="en" fo:country="US"/>
    </style:style>
    <style:style style:name="T1320" style:parent-style-name="s11" style:family="text">
      <style:text-properties fo:language="en" fo:country="US"/>
    </style:style>
    <style:style style:name="T1321" style:parent-style-name="s21" style:family="text">
      <style:text-properties fo:language="en" fo:country="US"/>
    </style:style>
    <style:style style:name="T1322" style:parent-style-name="s11" style:family="text">
      <style:text-properties fo:language="en" fo:country="US"/>
    </style:style>
    <style:style style:name="T1323" style:parent-style-name="Основнойшрифтабзаца" style:family="text">
      <style:text-properties fo:language="en" fo:country="US"/>
    </style:style>
    <style:style style:name="T1324" style:parent-style-name="s11" style:family="text">
      <style:text-properties fo:language="en" fo:country="US"/>
    </style:style>
    <style:style style:name="P1325" style:parent-style-name="СтандартныйHTML" style:family="paragraph">
      <style:text-properties fo:language="en" fo:country="US"/>
    </style:style>
    <style:style style:name="T1326" style:parent-style-name="Основнойшрифтабзаца" style:family="text">
      <style:text-properties fo:language="en" fo:country="US"/>
    </style:style>
    <style:style style:name="T1327" style:parent-style-name="s01" style:family="text">
      <style:text-properties fo:language="en" fo:country="US"/>
    </style:style>
    <style:style style:name="T1328" style:parent-style-name="s11" style:family="text">
      <style:text-properties fo:language="en" fo:country="US"/>
    </style:style>
    <style:style style:name="T1329" style:parent-style-name="Основнойшрифтабзаца" style:family="text">
      <style:text-properties fo:language="en" fo:country="US"/>
    </style:style>
    <style:style style:name="T1330" style:parent-style-name="s01" style:family="text">
      <style:text-properties fo:language="en" fo:country="US"/>
    </style:style>
    <style:style style:name="T1331" style:parent-style-name="s01" style:family="text">
      <style:text-properties fo:language="en" fo:country="US"/>
    </style:style>
    <style:style style:name="T1332" style:parent-style-name="s11" style:family="text">
      <style:text-properties fo:language="en" fo:country="US"/>
    </style:style>
    <style:style style:name="T1333" style:parent-style-name="Основнойшрифтабзаца" style:family="text">
      <style:text-properties fo:language="en" fo:country="US"/>
    </style:style>
    <style:style style:name="P1334" style:parent-style-name="Обычный" style:family="paragraph">
      <style:paragraph-properties fo:break-before="page" fo:margin-bottom="0.1111in" fo:line-height="106%"/>
    </style:style>
    <style:style style:name="TableColumn1336" style:family="table-column">
      <style:table-column-properties style:column-width="6.4965in"/>
    </style:style>
    <style:style style:name="Table1335" style:family="table">
      <style:table-properties style:width="6.4965in" style:rel-width="100%" fo:margin-left="0in" table:align="left"/>
    </style:style>
    <style:style style:name="TableRow1337" style:family="table-row">
      <style:table-row-properties/>
    </style:style>
    <style:style style:name="TableCell1338" style:family="table-cell">
      <style:table-cell-properties fo:border="none" fo:background-color="#606060" style:writing-mode="lr-tb" style:vertical-align="middle" fo:padding-top="0.052in" fo:padding-left="0.052in" fo:padding-bottom="0.052in" fo:padding-right="0.052in"/>
    </style:style>
    <style:style style:name="P1339" style:parent-style-name="Обычный" style:family="paragraph">
      <style:paragraph-properties fo:text-align="center"/>
    </style:style>
    <style:style style:name="T1340" style:parent-style-name="Основнойшрифтабзаца" style:family="text">
      <style:text-properties style:font-name="Arial" style:font-name-complex="Arial" fo:color="#000000"/>
    </style:style>
    <style:style style:name="T1341" style:parent-style-name="s01" style:family="text">
      <style:text-properties fo:language="en" fo:country="US"/>
    </style:style>
    <style:style style:name="T1342" style:parent-style-name="s11" style:family="text">
      <style:text-properties fo:language="en" fo:country="US"/>
    </style:style>
    <style:style style:name="P1343" style:parent-style-name="СтандартныйHTML" style:family="paragraph">
      <style:text-properties fo:language="en" fo:country="US"/>
    </style:style>
    <style:style style:name="T1344" style:parent-style-name="s01" style:family="text">
      <style:text-properties fo:language="en" fo:country="US"/>
    </style:style>
    <style:style style:name="T1345" style:parent-style-name="s11" style:family="text">
      <style:text-properties fo:language="en" fo:country="US"/>
    </style:style>
    <style:style style:name="T1346" style:parent-style-name="s01" style:family="text">
      <style:text-properties fo:language="en" fo:country="US"/>
    </style:style>
    <style:style style:name="T1347" style:parent-style-name="s11" style:family="text">
      <style:text-properties fo:language="en" fo:country="US"/>
    </style:style>
    <style:style style:name="P1348" style:parent-style-name="СтандартныйHTML" style:family="paragraph">
      <style:text-properties fo:language="en" fo:country="US"/>
    </style:style>
    <style:style style:name="P1349" style:parent-style-name="СтандартныйHTML" style:family="paragraph">
      <style:text-properties fo:language="en" fo:country="US"/>
    </style:style>
    <style:style style:name="T1350" style:parent-style-name="s01" style:family="text">
      <style:text-properties fo:language="en" fo:country="US"/>
    </style:style>
    <style:style style:name="T1351" style:parent-style-name="s11" style:family="text">
      <style:text-properties fo:language="en" fo:country="US"/>
    </style:style>
    <style:style style:name="T1352" style:parent-style-name="Основнойшрифтабзаца" style:family="text">
      <style:text-properties fo:language="en" fo:country="US"/>
    </style:style>
    <style:style style:name="T1353" style:parent-style-name="s11" style:family="text">
      <style:text-properties fo:language="en" fo:country="US"/>
    </style:style>
    <style:style style:name="T1354" style:parent-style-name="Основнойшрифтабзаца" style:family="text">
      <style:text-properties fo:language="en" fo:country="US"/>
    </style:style>
    <style:style style:name="T1355" style:parent-style-name="s11" style:family="text">
      <style:text-properties fo:language="en" fo:country="US"/>
    </style:style>
    <style:style style:name="T1356" style:parent-style-name="Основнойшрифтабзаца" style:family="text">
      <style:text-properties fo:language="en" fo:country="US"/>
    </style:style>
    <style:style style:name="T1357" style:parent-style-name="s11" style:family="text">
      <style:text-properties fo:language="en" fo:country="US"/>
    </style:style>
    <style:style style:name="T1358" style:parent-style-name="Основнойшрифтабзаца" style:family="text">
      <style:text-properties fo:language="en" fo:country="US"/>
    </style:style>
    <style:style style:name="T1359" style:parent-style-name="s11" style:family="text">
      <style:text-properties fo:language="en" fo:country="US"/>
    </style:style>
    <style:style style:name="T1360" style:parent-style-name="Основнойшрифтабзаца" style:family="text">
      <style:text-properties fo:language="en" fo:country="US"/>
    </style:style>
    <style:style style:name="T1361" style:parent-style-name="s11" style:family="text">
      <style:text-properties fo:language="en" fo:country="US"/>
    </style:style>
    <style:style style:name="P1362" style:parent-style-name="СтандартныйHTML" style:family="paragraph">
      <style:text-properties fo:language="en" fo:country="US"/>
    </style:style>
    <style:style style:name="P1363" style:parent-style-name="СтандартныйHTML" style:family="paragraph">
      <style:text-properties fo:language="en" fo:country="US"/>
    </style:style>
    <style:style style:name="T1364" style:parent-style-name="Основнойшрифтабзаца" style:family="text">
      <style:text-properties fo:language="en" fo:country="US"/>
    </style:style>
    <style:style style:name="T1365" style:parent-style-name="s11" style:family="text">
      <style:text-properties fo:language="en" fo:country="US"/>
    </style:style>
    <style:style style:name="P1366" style:parent-style-name="СтандартныйHTML" style:family="paragraph">
      <style:text-properties fo:language="en" fo:country="US"/>
    </style:style>
    <style:style style:name="T1367" style:parent-style-name="Основнойшрифтабзаца" style:family="text">
      <style:text-properties fo:language="en" fo:country="US"/>
    </style:style>
    <style:style style:name="T1368" style:parent-style-name="s11" style:family="text">
      <style:text-properties fo:language="en" fo:country="US"/>
    </style:style>
    <style:style style:name="T1369" style:parent-style-name="s01" style:family="text">
      <style:text-properties fo:language="en" fo:country="US"/>
    </style:style>
    <style:style style:name="T1370" style:parent-style-name="s11" style:family="text">
      <style:text-properties fo:language="en" fo:country="US"/>
    </style:style>
    <style:style style:name="P1371" style:parent-style-name="СтандартныйHTML" style:family="paragraph">
      <style:text-properties fo:language="en" fo:country="US"/>
    </style:style>
    <style:style style:name="T1372" style:parent-style-name="Основнойшрифтабзаца" style:family="text">
      <style:text-properties fo:language="en" fo:country="US"/>
    </style:style>
    <style:style style:name="T1373" style:parent-style-name="s11" style:family="text">
      <style:text-properties fo:language="en" fo:country="US"/>
    </style:style>
    <style:style style:name="T1374" style:parent-style-name="s21" style:family="text">
      <style:text-properties fo:language="en" fo:country="US"/>
    </style:style>
    <style:style style:name="T1375" style:parent-style-name="s11" style:family="text">
      <style:text-properties fo:language="en" fo:country="US"/>
    </style:style>
    <style:style style:name="T1376" style:parent-style-name="s21" style:family="text">
      <style:text-properties fo:language="en" fo:country="US"/>
    </style:style>
    <style:style style:name="T1377" style:parent-style-name="s11" style:family="text">
      <style:text-properties fo:language="en" fo:country="US"/>
    </style:style>
    <style:style style:name="T1378" style:parent-style-name="s21" style:family="text">
      <style:text-properties fo:language="en" fo:country="US"/>
    </style:style>
    <style:style style:name="T1379" style:parent-style-name="s11" style:family="text">
      <style:text-properties fo:language="en" fo:country="US"/>
    </style:style>
    <style:style style:name="T1380" style:parent-style-name="s21" style:family="text">
      <style:text-properties fo:language="en" fo:country="US"/>
    </style:style>
    <style:style style:name="T1381" style:parent-style-name="s11" style:family="text">
      <style:text-properties fo:language="en" fo:country="US"/>
    </style:style>
    <style:style style:name="T1382" style:parent-style-name="s21" style:family="text">
      <style:text-properties fo:language="en" fo:country="US"/>
    </style:style>
    <style:style style:name="T1383" style:parent-style-name="s11" style:family="text">
      <style:text-properties fo:language="en" fo:country="US"/>
    </style:style>
    <style:style style:name="T1384" style:parent-style-name="s21" style:family="text">
      <style:text-properties fo:language="en" fo:country="US"/>
    </style:style>
    <style:style style:name="T1385" style:parent-style-name="s11" style:family="text">
      <style:text-properties fo:language="en" fo:country="US"/>
    </style:style>
    <style:style style:name="T1386" style:parent-style-name="s21" style:family="text">
      <style:text-properties fo:language="en" fo:country="US"/>
    </style:style>
    <style:style style:name="T1387" style:parent-style-name="s11" style:family="text">
      <style:text-properties fo:language="en" fo:country="US"/>
    </style:style>
    <style:style style:name="T1388" style:parent-style-name="s21" style:family="text">
      <style:text-properties fo:language="en" fo:country="US"/>
    </style:style>
    <style:style style:name="T1389" style:parent-style-name="s11" style:family="text">
      <style:text-properties fo:language="en" fo:country="US"/>
    </style:style>
    <style:style style:name="T1390" style:parent-style-name="s21" style:family="text">
      <style:text-properties fo:language="en" fo:country="US"/>
    </style:style>
    <style:style style:name="T1391" style:parent-style-name="s11" style:family="text">
      <style:text-properties fo:language="en" fo:country="US"/>
    </style:style>
    <style:style style:name="T1392" style:parent-style-name="s21" style:family="text">
      <style:text-properties fo:language="en" fo:country="US"/>
    </style:style>
    <style:style style:name="T1393" style:parent-style-name="s11" style:family="text">
      <style:text-properties fo:language="en" fo:country="US"/>
    </style:style>
    <style:style style:name="P1394" style:parent-style-name="СтандартныйHTML" style:family="paragraph">
      <style:text-properties fo:language="en" fo:country="US"/>
    </style:style>
    <style:style style:name="T1395" style:parent-style-name="Основнойшрифтабзаца" style:family="text">
      <style:text-properties fo:language="en" fo:country="US"/>
    </style:style>
    <style:style style:name="T1396" style:parent-style-name="s11" style:family="text">
      <style:text-properties fo:language="en" fo:country="US"/>
    </style:style>
    <style:style style:name="T1397" style:parent-style-name="s21" style:family="text">
      <style:text-properties fo:language="en" fo:country="US"/>
    </style:style>
    <style:style style:name="T1398" style:parent-style-name="s11" style:family="text">
      <style:text-properties fo:language="en" fo:country="US"/>
    </style:style>
    <style:style style:name="T1399" style:parent-style-name="s31" style:family="text">
      <style:text-properties fo:language="en" fo:country="US"/>
    </style:style>
    <style:style style:name="T1400" style:parent-style-name="s11" style:family="text">
      <style:text-properties fo:language="en" fo:country="US"/>
    </style:style>
    <style:style style:name="T1401" style:parent-style-name="Основнойшрифтабзаца" style:family="text">
      <style:text-properties fo:language="en" fo:country="US"/>
    </style:style>
    <style:style style:name="T1402" style:parent-style-name="s11" style:family="text">
      <style:text-properties fo:language="en" fo:country="US"/>
    </style:style>
    <style:style style:name="T1403" style:parent-style-name="s21" style:family="text">
      <style:text-properties fo:language="en" fo:country="US"/>
    </style:style>
    <style:style style:name="T1404" style:parent-style-name="s11" style:family="text">
      <style:text-properties fo:language="en" fo:country="US"/>
    </style:style>
    <style:style style:name="T1405" style:parent-style-name="Основнойшрифтабзаца" style:family="text">
      <style:text-properties fo:language="en" fo:country="US"/>
    </style:style>
    <style:style style:name="T1406" style:parent-style-name="s11" style:family="text">
      <style:text-properties fo:language="en" fo:country="US"/>
    </style:style>
    <style:style style:name="T1407" style:parent-style-name="s31" style:family="text">
      <style:text-properties fo:language="en" fo:country="US"/>
    </style:style>
    <style:style style:name="T1408" style:parent-style-name="s11" style:family="text">
      <style:text-properties fo:language="en" fo:country="US"/>
    </style:style>
    <style:style style:name="T1409" style:parent-style-name="s31" style:family="text">
      <style:text-properties fo:language="en" fo:country="US"/>
    </style:style>
    <style:style style:name="T1410" style:parent-style-name="s11" style:family="text">
      <style:text-properties fo:language="en" fo:country="US"/>
    </style:style>
    <style:style style:name="P1411" style:parent-style-name="СтандартныйHTML" style:family="paragraph">
      <style:text-properties fo:language="en" fo:country="US"/>
    </style:style>
    <style:style style:name="T1412" style:parent-style-name="Основнойшрифтабзаца" style:family="text">
      <style:text-properties fo:language="en" fo:country="US"/>
    </style:style>
    <style:style style:name="T1413" style:parent-style-name="s01" style:family="text">
      <style:text-properties fo:language="en" fo:country="US"/>
    </style:style>
    <style:style style:name="T1414" style:parent-style-name="s11" style:family="text">
      <style:text-properties fo:language="en" fo:country="US"/>
    </style:style>
    <style:style style:name="T1415" style:parent-style-name="s31" style:family="text">
      <style:text-properties fo:language="en" fo:country="US"/>
    </style:style>
    <style:style style:name="T1416" style:parent-style-name="s11" style:family="text">
      <style:text-properties fo:language="en" fo:country="US"/>
    </style:style>
    <style:style style:name="T1417" style:parent-style-name="s31" style:family="text">
      <style:text-properties fo:language="en" fo:country="US"/>
    </style:style>
    <style:style style:name="T1418" style:parent-style-name="s11" style:family="text">
      <style:text-properties fo:language="en" fo:country="US"/>
    </style:style>
    <style:style style:name="T1419" style:parent-style-name="Основнойшрифтабзаца" style:family="text">
      <style:text-properties fo:language="en" fo:country="US"/>
    </style:style>
    <style:style style:name="T1420" style:parent-style-name="s11" style:family="text">
      <style:text-properties fo:language="en" fo:country="US"/>
    </style:style>
    <style:style style:name="T1421" style:parent-style-name="Основнойшрифтабзаца" style:family="text">
      <style:text-properties fo:language="en" fo:country="US"/>
    </style:style>
    <style:style style:name="T1422" style:parent-style-name="s11" style:family="text">
      <style:text-properties fo:language="en" fo:country="US"/>
    </style:style>
    <style:style style:name="T1423" style:parent-style-name="s31" style:family="text">
      <style:text-properties fo:language="en" fo:country="US"/>
    </style:style>
    <style:style style:name="T1424" style:parent-style-name="s11" style:family="text">
      <style:text-properties fo:language="en" fo:country="US"/>
    </style:style>
    <style:style style:name="T1425" style:parent-style-name="s21" style:family="text">
      <style:text-properties fo:language="en" fo:country="US"/>
    </style:style>
    <style:style style:name="T1426" style:parent-style-name="s11" style:family="text">
      <style:text-properties fo:language="en" fo:country="US"/>
    </style:style>
    <style:style style:name="T1427" style:parent-style-name="s21" style:family="text">
      <style:text-properties fo:language="en" fo:country="US"/>
    </style:style>
    <style:style style:name="T1428" style:parent-style-name="s21" style:family="text">
      <style:text-properties fo:language="en" fo:country="US"/>
    </style:style>
    <style:style style:name="T1429" style:parent-style-name="s21" style:family="text">
      <style:text-properties fo:language="en" fo:country="US"/>
    </style:style>
    <style:style style:name="T1430" style:parent-style-name="s21" style:family="text">
      <style:text-properties fo:language="en" fo:country="US"/>
    </style:style>
    <style:style style:name="T1431" style:parent-style-name="s11" style:family="text">
      <style:text-properties fo:language="en" fo:country="US"/>
    </style:style>
    <style:style style:name="T1432" style:parent-style-name="Основнойшрифтабзаца" style:family="text">
      <style:text-properties fo:language="en" fo:country="US"/>
    </style:style>
    <style:style style:name="T1433" style:parent-style-name="s11" style:family="text">
      <style:text-properties fo:language="en" fo:country="US"/>
    </style:style>
    <style:style style:name="P1434" style:parent-style-name="СтандартныйHTML" style:family="paragraph">
      <style:text-properties fo:language="en" fo:country="US"/>
    </style:style>
    <style:style style:name="T1435" style:parent-style-name="Основнойшрифтабзаца" style:family="text">
      <style:text-properties fo:language="en" fo:country="US"/>
    </style:style>
    <style:style style:name="T1436" style:parent-style-name="s01" style:family="text">
      <style:text-properties fo:language="en" fo:country="US"/>
    </style:style>
    <style:style style:name="T1437" style:parent-style-name="s11" style:family="text">
      <style:text-properties fo:language="en" fo:country="US"/>
    </style:style>
    <style:style style:name="T1438" style:parent-style-name="s11" style:family="text">
      <style:text-properties fo:language="en" fo:country="US"/>
    </style:style>
    <style:style style:name="T1439" style:parent-style-name="Основнойшрифтабзаца" style:family="text">
      <style:text-properties fo:language="en" fo:country="US"/>
    </style:style>
    <style:style style:name="T1440" style:parent-style-name="s01" style:family="text">
      <style:text-properties fo:language="en" fo:country="US"/>
    </style:style>
    <style:style style:name="T1441" style:parent-style-name="s11" style:family="text">
      <style:text-properties fo:language="en" fo:country="US"/>
    </style:style>
    <style:style style:name="T1442" style:parent-style-name="Основнойшрифтабзаца" style:family="text">
      <style:text-properties fo:language="en" fo:country="US"/>
    </style:style>
    <style:style style:name="T1443" style:parent-style-name="s11" style:family="text">
      <style:text-properties fo:language="en" fo:country="US"/>
    </style:style>
    <style:style style:name="P1444" style:parent-style-name="СтандартныйHTML" style:family="paragraph">
      <style:text-properties fo:language="en" fo:country="US"/>
    </style:style>
    <style:style style:name="T1445" style:parent-style-name="Основнойшрифтабзаца" style:family="text">
      <style:text-properties fo:language="en" fo:country="US"/>
    </style:style>
    <style:style style:name="T1446" style:parent-style-name="s01" style:family="text">
      <style:text-properties fo:language="en" fo:country="US"/>
    </style:style>
    <style:style style:name="T1447" style:parent-style-name="s11" style:family="text">
      <style:text-properties fo:language="en" fo:country="US"/>
    </style:style>
    <style:style style:name="T1448" style:parent-style-name="Основнойшрифтабзаца" style:family="text">
      <style:text-properties fo:language="en" fo:country="US"/>
    </style:style>
    <style:style style:name="T1449" style:parent-style-name="s01" style:family="text">
      <style:text-properties fo:language="en" fo:country="US"/>
    </style:style>
    <style:style style:name="T1450" style:parent-style-name="s11" style:family="text">
      <style:text-properties fo:language="en" fo:country="US"/>
    </style:style>
    <style:style style:name="T1451" style:parent-style-name="Основнойшрифтабзаца" style:family="text">
      <style:text-properties fo:language="en" fo:country="US"/>
    </style:style>
    <style:style style:name="T1452" style:parent-style-name="s11" style:family="text">
      <style:text-properties fo:language="en" fo:country="US"/>
    </style:style>
    <style:style style:name="P1453" style:parent-style-name="СтандартныйHTML" style:family="paragraph">
      <style:text-properties fo:language="en" fo:country="US"/>
    </style:style>
    <style:style style:name="T1454" style:parent-style-name="Основнойшрифтабзаца" style:family="text">
      <style:text-properties fo:language="en" fo:country="US"/>
    </style:style>
    <style:style style:name="T1455" style:parent-style-name="s01" style:family="text">
      <style:text-properties fo:language="en" fo:country="US"/>
    </style:style>
    <style:style style:name="T1456" style:parent-style-name="s11" style:family="text">
      <style:text-properties fo:language="en" fo:country="US"/>
    </style:style>
    <style:style style:name="T1457" style:parent-style-name="Основнойшрифтабзаца" style:family="text">
      <style:text-properties fo:language="en" fo:country="US"/>
    </style:style>
    <style:style style:name="T1458" style:parent-style-name="s01" style:family="text">
      <style:text-properties fo:language="en" fo:country="US"/>
    </style:style>
    <style:style style:name="T1459" style:parent-style-name="s11" style:family="text">
      <style:text-properties fo:language="en" fo:country="US"/>
    </style:style>
    <style:style style:name="T1460" style:parent-style-name="Основнойшрифтабзаца" style:family="text">
      <style:text-properties fo:language="en" fo:country="US"/>
    </style:style>
    <style:style style:name="T1461" style:parent-style-name="s11" style:family="text">
      <style:text-properties fo:language="en" fo:country="US"/>
    </style:style>
    <style:style style:name="P1462" style:parent-style-name="СтандартныйHTML" style:family="paragraph">
      <style:text-properties fo:language="en" fo:country="US"/>
    </style:style>
    <style:style style:name="T1463" style:parent-style-name="Основнойшрифтабзаца" style:family="text">
      <style:text-properties fo:language="en" fo:country="US"/>
    </style:style>
    <style:style style:name="T1464" style:parent-style-name="s01" style:family="text">
      <style:text-properties fo:language="en" fo:country="US"/>
    </style:style>
    <style:style style:name="T1465" style:parent-style-name="s11" style:family="text">
      <style:text-properties fo:language="en" fo:country="US"/>
    </style:style>
    <style:style style:name="T1466" style:parent-style-name="Основнойшрифтабзаца" style:family="text">
      <style:text-properties fo:language="en" fo:country="US"/>
    </style:style>
    <style:style style:name="T1467" style:parent-style-name="s01" style:family="text">
      <style:text-properties fo:language="en" fo:country="US"/>
    </style:style>
    <style:style style:name="T1468" style:parent-style-name="s11" style:family="text">
      <style:text-properties fo:language="en" fo:country="US"/>
    </style:style>
    <style:style style:name="T1469" style:parent-style-name="Основнойшрифтабзаца" style:family="text">
      <style:text-properties fo:language="en" fo:country="US"/>
    </style:style>
    <style:style style:name="T1470" style:parent-style-name="s11" style:family="text">
      <style:text-properties fo:language="en" fo:country="US"/>
    </style:style>
    <style:style style:name="P1471" style:parent-style-name="СтандартныйHTML" style:family="paragraph">
      <style:text-properties fo:language="en" fo:country="US"/>
    </style:style>
    <style:style style:name="T1472" style:parent-style-name="Основнойшрифтабзаца" style:family="text">
      <style:text-properties fo:language="en" fo:country="US"/>
    </style:style>
    <style:style style:name="T1473" style:parent-style-name="Основнойшрифтабзаца" style:family="text">
      <style:text-properties fo:language="en" fo:country="US"/>
    </style:style>
    <style:style style:name="T1474" style:parent-style-name="s01" style:family="text">
      <style:text-properties fo:language="en" fo:country="US"/>
    </style:style>
    <style:style style:name="T1475" style:parent-style-name="s11" style:family="text">
      <style:text-properties fo:language="en" fo:country="US"/>
    </style:style>
    <style:style style:name="T1476" style:parent-style-name="Основнойшрифтабзаца" style:family="text">
      <style:text-properties fo:language="en" fo:country="US"/>
    </style:style>
    <style:style style:name="T1477" style:parent-style-name="s01" style:family="text">
      <style:text-properties fo:language="en" fo:country="US"/>
    </style:style>
    <style:style style:name="T1478" style:parent-style-name="s11" style:family="text">
      <style:text-properties fo:language="en" fo:country="US"/>
    </style:style>
    <style:style style:name="T1479" style:parent-style-name="Основнойшрифтабзаца" style:family="text">
      <style:text-properties fo:language="en" fo:country="US"/>
    </style:style>
    <style:style style:name="T1480" style:parent-style-name="s11" style:family="text">
      <style:text-properties fo:language="en" fo:country="US"/>
    </style:style>
    <style:style style:name="P1481" style:parent-style-name="СтандартныйHTML" style:family="paragraph">
      <style:text-properties fo:language="en" fo:country="US"/>
    </style:style>
    <style:style style:name="T1482" style:parent-style-name="Основнойшрифтабзаца" style:family="text">
      <style:text-properties fo:language="en" fo:country="US"/>
    </style:style>
    <style:style style:name="T1483" style:parent-style-name="s01" style:family="text">
      <style:text-properties fo:language="en" fo:country="US"/>
    </style:style>
    <style:style style:name="T1484" style:parent-style-name="s11" style:family="text">
      <style:text-properties fo:language="en" fo:country="US"/>
    </style:style>
    <style:style style:name="T1485" style:parent-style-name="Основнойшрифтабзаца" style:family="text">
      <style:text-properties fo:language="en" fo:country="US"/>
    </style:style>
    <style:style style:name="T1486" style:parent-style-name="s01" style:family="text">
      <style:text-properties fo:language="en" fo:country="US"/>
    </style:style>
    <style:style style:name="T1487" style:parent-style-name="s11" style:family="text">
      <style:text-properties fo:language="en" fo:country="US"/>
    </style:style>
    <style:style style:name="T1488" style:parent-style-name="Основнойшрифтабзаца" style:family="text">
      <style:text-properties fo:language="en" fo:country="US"/>
    </style:style>
    <style:style style:name="T1489" style:parent-style-name="s11" style:family="text">
      <style:text-properties fo:language="en" fo:country="US"/>
    </style:style>
    <style:style style:name="P1490" style:parent-style-name="СтандартныйHTML" style:family="paragraph">
      <style:text-properties fo:language="en" fo:country="US"/>
    </style:style>
    <style:style style:name="T1491" style:parent-style-name="Основнойшрифтабзаца" style:family="text">
      <style:text-properties fo:language="en" fo:country="US"/>
    </style:style>
    <style:style style:name="T1492" style:parent-style-name="s01" style:family="text">
      <style:text-properties fo:language="en" fo:country="US"/>
    </style:style>
    <style:style style:name="T1493" style:parent-style-name="s11" style:family="text">
      <style:text-properties fo:language="en" fo:country="US"/>
    </style:style>
    <style:style style:name="T1494" style:parent-style-name="Основнойшрифтабзаца" style:family="text">
      <style:text-properties fo:language="en" fo:country="US"/>
    </style:style>
    <style:style style:name="T1495" style:parent-style-name="s01" style:family="text">
      <style:text-properties fo:language="en" fo:country="US"/>
    </style:style>
    <style:style style:name="T1496" style:parent-style-name="s11" style:family="text">
      <style:text-properties fo:language="en" fo:country="US"/>
    </style:style>
    <style:style style:name="T1497" style:parent-style-name="Основнойшрифтабзаца" style:family="text">
      <style:text-properties fo:language="en" fo:country="US"/>
    </style:style>
    <style:style style:name="T1498" style:parent-style-name="s11" style:family="text">
      <style:text-properties fo:language="en" fo:country="US"/>
    </style:style>
    <style:style style:name="P1499" style:parent-style-name="СтандартныйHTML" style:family="paragraph">
      <style:text-properties fo:language="en" fo:country="US"/>
    </style:style>
    <style:style style:name="T1500" style:parent-style-name="Основнойшрифтабзаца" style:family="text">
      <style:text-properties fo:language="en" fo:country="US"/>
    </style:style>
    <style:style style:name="T1501" style:parent-style-name="s01" style:family="text">
      <style:text-properties fo:language="en" fo:country="US"/>
    </style:style>
    <style:style style:name="T1502" style:parent-style-name="s11" style:family="text">
      <style:text-properties fo:language="en" fo:country="US"/>
    </style:style>
    <style:style style:name="T1503" style:parent-style-name="Основнойшрифтабзаца" style:family="text">
      <style:text-properties fo:language="en" fo:country="US"/>
    </style:style>
    <style:style style:name="T1504" style:parent-style-name="s01" style:family="text">
      <style:text-properties fo:language="en" fo:country="US"/>
    </style:style>
    <style:style style:name="T1505" style:parent-style-name="s11" style:family="text">
      <style:text-properties fo:language="en" fo:country="US"/>
    </style:style>
    <style:style style:name="T1506" style:parent-style-name="s11" style:family="text">
      <style:text-properties fo:language="en" fo:country="US"/>
    </style:style>
    <style:style style:name="T1507" style:parent-style-name="Основнойшрифтабзаца" style:family="text">
      <style:text-properties fo:language="en" fo:country="US"/>
    </style:style>
    <style:style style:name="T1508" style:parent-style-name="s11" style:family="text">
      <style:text-properties fo:language="en" fo:country="US"/>
    </style:style>
    <style:style style:name="P1509" style:parent-style-name="СтандартныйHTML" style:family="paragraph">
      <style:text-properties fo:language="en" fo:country="US"/>
    </style:style>
    <style:style style:name="T1510" style:parent-style-name="Основнойшрифтабзаца" style:family="text">
      <style:text-properties fo:language="en" fo:country="US"/>
    </style:style>
    <style:style style:name="T1511" style:parent-style-name="s01" style:family="text">
      <style:text-properties fo:language="en" fo:country="US"/>
    </style:style>
    <style:style style:name="T1512" style:parent-style-name="s11" style:family="text">
      <style:text-properties fo:language="en" fo:country="US"/>
    </style:style>
    <style:style style:name="T1513" style:parent-style-name="Основнойшрифтабзаца" style:family="text">
      <style:text-properties fo:language="en" fo:country="US"/>
    </style:style>
    <style:style style:name="T1514" style:parent-style-name="s01" style:family="text">
      <style:text-properties fo:language="en" fo:country="US"/>
    </style:style>
    <style:style style:name="T1515" style:parent-style-name="s11" style:family="text">
      <style:text-properties fo:language="en" fo:country="US"/>
    </style:style>
    <style:style style:name="T1516" style:parent-style-name="Основнойшрифтабзаца" style:family="text">
      <style:text-properties fo:language="en" fo:country="US"/>
    </style:style>
    <style:style style:name="T1517" style:parent-style-name="s11" style:family="text">
      <style:text-properties fo:language="en" fo:country="US"/>
    </style:style>
    <style:style style:name="P1518" style:parent-style-name="СтандартныйHTML" style:family="paragraph">
      <style:text-properties fo:language="en" fo:country="US"/>
    </style:style>
    <style:style style:name="T1519" style:parent-style-name="Основнойшрифтабзаца" style:family="text">
      <style:text-properties fo:language="en" fo:country="US"/>
    </style:style>
    <style:style style:name="T1520" style:parent-style-name="s01" style:family="text">
      <style:text-properties fo:language="en" fo:country="US"/>
    </style:style>
    <style:style style:name="T1521" style:parent-style-name="s11" style:family="text">
      <style:text-properties fo:language="en" fo:country="US"/>
    </style:style>
    <style:style style:name="T1522" style:parent-style-name="Основнойшрифтабзаца" style:family="text">
      <style:text-properties fo:language="en" fo:country="US"/>
    </style:style>
    <style:style style:name="T1523" style:parent-style-name="s01" style:family="text">
      <style:text-properties fo:language="en" fo:country="US"/>
    </style:style>
    <style:style style:name="T1524" style:parent-style-name="s11" style:family="text">
      <style:text-properties fo:language="en" fo:country="US"/>
    </style:style>
    <style:style style:name="T1525" style:parent-style-name="Основнойшрифтабзаца" style:family="text">
      <style:text-properties fo:language="en" fo:country="US"/>
    </style:style>
    <style:style style:name="T1526" style:parent-style-name="s11" style:family="text">
      <style:text-properties fo:language="en" fo:country="US"/>
    </style:style>
    <style:style style:name="P1527" style:parent-style-name="СтандартныйHTML" style:family="paragraph">
      <style:text-properties fo:language="en" fo:country="US"/>
    </style:style>
    <style:style style:name="T1528" style:parent-style-name="Основнойшрифтабзаца" style:family="text">
      <style:text-properties fo:language="en" fo:country="US"/>
    </style:style>
    <style:style style:name="T1529" style:parent-style-name="s11" style:family="text">
      <style:text-properties fo:language="en" fo:country="US"/>
    </style:style>
    <style:style style:name="T1530" style:parent-style-name="Основнойшрифтабзаца" style:family="text">
      <style:text-properties fo:language="en" fo:country="US"/>
    </style:style>
    <style:style style:name="T1531" style:parent-style-name="s01" style:family="text">
      <style:text-properties fo:language="en" fo:country="US"/>
    </style:style>
    <style:style style:name="T1532" style:parent-style-name="s11" style:family="text">
      <style:text-properties fo:language="en" fo:country="US"/>
    </style:style>
    <style:style style:name="T1533" style:parent-style-name="Основнойшрифтабзаца" style:family="text">
      <style:text-properties fo:language="en" fo:country="US"/>
    </style:style>
    <style:style style:name="T1534" style:parent-style-name="s01" style:family="text">
      <style:text-properties fo:language="en" fo:country="US"/>
    </style:style>
    <style:style style:name="T1535" style:parent-style-name="s11" style:family="text">
      <style:text-properties fo:language="en" fo:country="US"/>
    </style:style>
    <style:style style:name="T1536" style:parent-style-name="s21" style:family="text">
      <style:text-properties fo:language="en" fo:country="US"/>
    </style:style>
    <style:style style:name="T1537" style:parent-style-name="s11" style:family="text">
      <style:text-properties fo:language="en" fo:country="US"/>
    </style:style>
    <style:style style:name="T1538" style:parent-style-name="s21" style:family="text">
      <style:text-properties fo:language="en" fo:country="US"/>
    </style:style>
    <style:style style:name="T1539" style:parent-style-name="s21" style:family="text">
      <style:text-properties fo:language="en" fo:country="US"/>
    </style:style>
    <style:style style:name="T1540" style:parent-style-name="s11" style:family="text">
      <style:text-properties fo:language="en" fo:country="US"/>
    </style:style>
    <style:style style:name="T1541" style:parent-style-name="s21" style:family="text">
      <style:text-properties fo:language="en" fo:country="US"/>
    </style:style>
    <style:style style:name="T1542" style:parent-style-name="s11" style:family="text">
      <style:text-properties fo:language="en" fo:country="US"/>
    </style:style>
    <style:style style:name="T1543" style:parent-style-name="s21" style:family="text">
      <style:text-properties fo:language="en" fo:country="US"/>
    </style:style>
    <style:style style:name="T1544" style:parent-style-name="s11" style:family="text">
      <style:text-properties fo:language="en" fo:country="US"/>
    </style:style>
    <style:style style:name="T1545" style:parent-style-name="Основнойшрифтабзаца" style:family="text">
      <style:text-properties fo:language="en" fo:country="US"/>
    </style:style>
    <style:style style:name="T1546" style:parent-style-name="Основнойшрифтабзаца" style:family="text">
      <style:text-properties fo:language="en" fo:country="US"/>
    </style:style>
    <style:style style:name="T1547" style:parent-style-name="Гиперссылка" style:family="text">
      <style:text-properties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6">TestHashSet — копия.java</text:span><text:s/></text:p>
          </table:table-cell>
        </table:table-row>
      </table:table>
      <text:p text:style-name="СтандартныйHTML"><text:span text:style-name="T7">package<text:s/></text:span><text:span text:style-name="T8">src.main.java.test;</text:span></text:p>
      <text:p text:style-name="P9"/>
      <text:p text:style-name="СтандартныйHTML"><text:span text:style-name="T10">import<text:s/></text:span><text:span text:style-name="T11">src.main.java.base.MyEasyHashSet;</text:span></text:p>
      <text:p text:style-name="СтандартныйHTML"><text:span text:style-name="T12">import<text:s/></text:span><text:span text:style-name="T13">src.main.java.base.MyHardHashSet;</text:span></text:p>
      <text:p text:style-name="P14"/>
      <text:p text:style-name="СтандартныйHTML"><text:span text:style-name="T15">public class<text:s/></text:span><text:span text:style-name="T16">TestHashSet {</text:span></text:p>
      <text:p text:style-name="СтандартныйHTML"><text:span text:style-name="T17"><text:s text:c="4"/></text:span><text:span text:style-name="T18">public static<text:s/></text:span><text:span text:style-name="T19">void<text:s/></text:span><text:span text:style-name="T20">main(String[] args) {</text:span></text:p>
      <text:p text:style-name="P21"><text:s text:c="8"/></text:p>
      <text:p text:style-name="СтандартныйHTML"><text:span text:style-name="T22"><text:s text:c="8"/></text:span><text:span text:style-name="T23">boolean<text:s/></text:span><text:span text:style-name="T24">flg;</text:span></text:p>
      <text:p text:style-name="P25"/>
      <text:p text:style-name="СтандартныйHTML"><text:span text:style-name="T26"><text:s text:c="8"/></text:span><text:span text:style-name="T27">MyEasyHashSet&lt;Integer&gt; myEasyHashSet =<text:s/></text:span><text:span text:style-name="T28">new<text:s/></text:span><text:span text:style-name="T29">MyEasyHashSet&lt;&gt;();</text:span></text:p>
      <text:p text:style-name="P30"><text:s text:c="8"/></text:p>
      <text:p text:style-name="СтандартныйHTML"><text:span text:style-name="T31"><text:s text:c="8"/></text:span><text:span text:style-name="T32">System.out.println(</text:span><text:span text:style-name="T33">"</text:span><text:span text:style-name="s21">Массив</text:span><text:span text:style-name="T34">:"</text:span><text:span text:style-name="T35">+myEasyHashSet.getList()); <text:s text:c="39"/></text:span><text:span text:style-name="T36">//<text:s/></text:span><text:span text:style-name="s31">Пустой</text:span><text:span text:style-name="T37"><text:s/></text:span><text:span text:style-name="s31">список</text:span><text:span text:style-name="T38"><text:s text:c="20"/>#</text:span><text:span text:style-name="s31">Массив</text:span><text:span text:style-name="T39">:[]</text:span></text:p>
      <text:p text:style-name="СтандартныйHTML"><text:span text:style-name="T40"><text:s text:c="8"/></text:span><text:span text:style-name="T41">flg = myEasyHashSet.add(</text:span><text:span text:style-name="T42">1</text:span><text:span text:style-name="T43">);</text:span></text:p>
      <text:p text:style-name="СтандартныйHTML"><text:span text:style-name="T44"><text:s text:c="8"/></text:span><text:span text:style-name="T45">System.out.println(</text:span><text:span text:style-name="T46">"</text:span><text:span text:style-name="s21">Массив</text:span><text:span text:style-name="T47">:"</text:span><text:span text:style-name="T48">+myEasyHashSet.getList()+</text:span><text:span text:style-name="T49">"<text:s/></text:span><text:span text:style-name="s21">Результат</text:span><text:span text:style-name="T50"><text:s/></text:span><text:span text:style-name="s21">операции</text:span><text:span text:style-name="T51"><text:s/>(add(1)):"</text:span><text:span text:style-name="T52">+flg); <text:s text:c="3"/></text:span><text:span text:style-name="T53">//<text:s/></text:span><text:span text:style-name="s31">Добавили</text:span><text:span text:style-name="T54"><text:s/></text:span><text:span text:style-name="s31">единицу</text:span><text:span text:style-name="T55"><text:s text:c="17"/>#</text:span><text:span text:style-name="s31">Массив</text:span><text:span text:style-name="T56">:[1]<text:s/></text:span><text:span text:style-name="s31">Результат</text:span><text:span text:style-name="T57"><text:s/></text:span><text:span text:style-name="s31">операции</text:span><text:span text:style-name="T58"><text:s/>(add(1)):true</text:span></text:p>
      <text:p text:style-name="СтандартныйHTML"><text:span text:style-name="T59"><text:s text:c="8"/></text:span><text:span text:style-name="T60">flg = myEasyHashSet.add(</text:span><text:span text:style-name="T61">2</text:span><text:span text:style-name="T62">);</text:span></text:p>
      <text:p text:style-name="СтандартныйHTML"><text:span text:style-name="T63"><text:s text:c="8"/></text:span><text:span text:style-name="T64">System.out.println(</text:span><text:span text:style-name="T65">"</text:span><text:span text:style-name="s21">Массив</text:span><text:span text:style-name="T66">:"</text:span><text:span text:style-name="T67">+myEasyHashSet.getList()+</text:span><text:span text:style-name="T68">"<text:s/></text:span><text:span text:style-name="s21">Результат</text:span><text:span text:style-name="T69"><text:s/></text:span><text:span text:style-name="s21">операции</text:span><text:span text:style-name="T70"><text:s/>(add(2)):"</text:span><text:span text:style-name="T71">+flg); <text:s text:c="3"/></text:span><text:span text:style-name="T72">//<text:s/></text:span><text:span text:style-name="s31">Добавили</text:span><text:span text:style-name="T73"><text:s/></text:span><text:span text:style-name="s31">двойку</text:span><text:span text:style-name="T74"><text:s text:c="18"/>#</text:span><text:span text:style-name="s31">Массив</text:span><text:span text:style-name="T75">:[1, 2]<text:s/></text:span><text:span text:style-name="s31">Результат</text:span><text:span text:style-name="T76"><text:s/></text:span><text:span text:style-name="s31">операции</text:span><text:span text:style-name="T77"><text:s/>(add(2)):true</text:span></text:p>
      <text:p text:style-name="СтандартныйHTML"><text:span text:style-name="T78"><text:s text:c="8"/></text:span><text:span text:style-name="T79">flg = myEasyHashSet.add(</text:span><text:span text:style-name="T80">1</text:span><text:span text:style-name="T81">)</text:span><text:span text:style-name="T82">;</text:span></text:p>
      <text:p text:style-name="СтандартныйHTML"><text:span text:style-name="T83"><text:s text:c="8"/></text:span><text:span text:style-name="T84">System.out.println(</text:span><text:span text:style-name="T85">"</text:span><text:span text:style-name="s21">Массив</text:span><text:span text:style-name="T86">:"</text:span><text:span text:style-name="T87">+myEasyHashSet.getList()+</text:span><text:span text:style-name="T88">"<text:s/></text:span><text:span text:style-name="s21">Результат</text:span><text:span text:style-name="T89"><text:s/></text:span><text:span text:style-name="s21">операции</text:span><text:span text:style-name="T90"><text:s/>(add(1)):"</text:span><text:span text:style-name="T91">+flg); <text:s text:c="3"/></text:span><text:span text:style-name="T92">//<text:s/></text:span><text:span text:style-name="s31">Пробуем</text:span><text:span text:style-name="T93"><text:s/></text:span><text:span text:style-name="s31">добавить</text:span><text:span text:style-name="T94"><text:s/></text:span><text:span text:style-name="s31">единицу</text:span><text:span text:style-name="T95"><text:s/></text:span><text:span text:style-name="s31">еще</text:span><text:span text:style-name="T96"><text:s/></text:span><text:span text:style-name="s31">раз</text:span><text:span text:style-name="T97"><text:s/>#</text:span><text:span text:style-name="s31">Массив</text:span><text:span text:style-name="T98">:[1, 2]<text:s/></text:span><text:span text:style-name="s31">Результат</text:span><text:span text:style-name="T99"><text:s/></text:span><text:span text:style-name="s31">операции</text:span><text:span text:style-name="T100"><text:s/>(add(1)):false</text:span></text:p>
      <text:p text:style-name="СтандартныйHTML"><text:span text:style-name="T101"><text:s text:c="8"/></text:span><text:span text:style-name="T102">flg = myEasyHashSet.remove(</text:span><text:span text:style-name="T103">2</text:span><text:span text:style-name="T104">);</text:span></text:p>
      <text:p text:style-name="СтандартныйHTML"><text:span text:style-name="T105"><text:s text:c="8"/></text:span><text:span text:style-name="T106">System.out.println(</text:span><text:span text:style-name="T107">"</text:span><text:span text:style-name="s21">Массив</text:span><text:span text:style-name="T108">:"</text:span><text:span text:style-name="T109">+myEasyHashSet.getList()+</text:span><text:span text:style-name="T110">"<text:s/></text:span><text:span text:style-name="s21">Результат</text:span><text:span text:style-name="T111"><text:s/></text:span><text:span text:style-name="s21">операции</text:span><text:span text:style-name="T112"><text:s/>(remove(2)):"</text:span><text:span text:style-name="T113">+flg);<text:s/></text:span><text:span text:style-name="T114">//<text:s/></text:span><text:span text:style-name="s31">Пробуем</text:span><text:span text:style-name="T115"><text:s/></text:span><text:span text:style-name="s31">удалить</text:span><text:span text:style-name="T116"><text:s/></text:span><text:span text:style-name="s31">двойку</text:span><text:span text:style-name="T117"><text:s text:c="11"/>#</text:span><text:span text:style-name="s31">Массив</text:span><text:span text:style-name="T118">:[1]<text:s/></text:span><text:span text:style-name="s31">Результат</text:span><text:span text:style-name="T119"><text:s/></text:span><text:span text:style-name="s31">операции</text:span><text:span text:style-name="T120"><text:s/>(remove(2)):true</text:span></text:p>
      <text:p text:style-name="СтандартныйHTML"><text:span text:style-name="T121"><text:s text:c="8"/></text:span><text:span text:style-name="T122">flg = myEasyHashSet.remove(</text:span><text:span text:style-name="T123">2</text:span><text:span text:style-name="T124">);</text:span></text:p>
      <text:p text:style-name="СтандартныйHTML"><text:span text:style-name="T125"><text:s text:c="8"/></text:span><text:span text:style-name="T126">System.out.println(</text:span><text:span text:style-name="T127">"</text:span><text:span text:style-name="s21">Массив</text:span><text:span text:style-name="T128">:"</text:span><text:span text:style-name="T129">+myEasyHashSet.getList()+</text:span><text:span text:style-name="T130">"<text:s/></text:span><text:span text:style-name="s21">Результат</text:span><text:span text:style-name="T131"><text:s/></text:span><text:span text:style-name="s21">операции</text:span><text:span text:style-name="T132"><text:s/>(remove(2)):"</text:span><text:span text:style-name="T133">+flg);<text:s/></text:span><text:span text:style-name="T134">//<text:s/></text:span><text:span text:style-name="s31">Пробуем</text:span><text:span text:style-name="T135"><text:s/></text:span><text:span text:style-name="s31">удалить</text:span><text:span text:style-name="T136"><text:s/></text:span><text:span text:style-name="s31">двойку</text:span><text:span text:style-name="T137"><text:s/></text:span><text:span text:style-name="s31">еще</text:span><text:span text:style-name="T138"><text:s/></text:span><text:span text:style-name="s31">раз</text:span><text:span text:style-name="T139"><text:s text:c="3"/>#</text:span><text:span text:style-name="s31">Массив</text:span><text:span text:style-name="T140">:[1]<text:s/></text:span><text:span text:style-name="s31">Результат</text:span><text:span text:style-name="T141"><text:s/></text:span><text:span text:style-name="s31">операции</text:span><text:span text:style-name="T142"><text:s/>(remove(2)):false</text:span></text:p>
      <text:p text:style-name="СтандартныйHTML"><text:span text:style-name="T143"><text:s text:c="8"/></text:span><text:span text:style-name="T144">flg = myEasyHashSet.remove(</text:span><text:span text:style-name="T145">1</text:span><text:span text:style-name="T146">);</text:span></text:p>
      <text:p text:style-name="СтандартныйHTML"><text:span text:style-name="T147"><text:s text:c="8"/></text:span><text:span text:style-name="T148">System.out.println(</text:span><text:span text:style-name="T149">"</text:span><text:span text:style-name="s21">Массив</text:span><text:span text:style-name="T150">:"</text:span><text:span text:style-name="T151">+myEasyHashSet.getList()+</text:span><text:span text:style-name="T152">"<text:s/></text:span><text:span text:style-name="s21">Рез</text:span><text:span text:style-name="s21">ультат</text:span><text:span text:style-name="T153"><text:s/></text:span><text:span text:style-name="s21">операции</text:span><text:span text:style-name="T154"><text:s/>(remove(1)):"</text:span><text:span text:style-name="T155">+flg);<text:s/></text:span><text:span text:style-name="T156">//<text:s/></text:span><text:span text:style-name="s31">Пробуем</text:span><text:span text:style-name="T157"><text:s/></text:span><text:span text:style-name="s31">удалить</text:span><text:span text:style-name="T158"><text:s/></text:span><text:span text:style-name="s31">двойку</text:span><text:span text:style-name="T159"><text:s/></text:span><text:span text:style-name="s31">еще</text:span><text:span text:style-name="T160"><text:s/></text:span><text:span text:style-name="s31">раз</text:span><text:span text:style-name="T161"><text:s text:c="3"/>#</text:span><text:span text:style-name="s31">Массив</text:span><text:span text:style-name="T162">:[]<text:s/></text:span><text:span text:style-name="s31">Результат</text:span><text:span text:style-name="T163"><text:s/></text:span><text:span text:style-name="s31">операции</text:span><text:span text:style-name="T164"><text:s/>(remove(2)):true</text:span></text:p>
      <text:p text:style-name="СтандартныйHTML"><text:span text:style-name="T165"><text:s text:c="8"/></text:span><text:span text:style-name="T166">flg = myEasyHashSet.remove(</text:span><text:span text:style-name="T167">1</text:span><text:span text:style-name="T168">);</text:span></text:p>
      <text:p text:style-name="СтандартныйHTML"><text:span text:style-name="T169"><text:s text:c="8"/></text:span><text:span text:style-name="T170">System.out.println(</text:span><text:span text:style-name="T171">"</text:span><text:span text:style-name="s21">Массив</text:span><text:span text:style-name="T172">:"</text:span><text:span text:style-name="T173">+myEasyHashSet.getList()+</text:span><text:span text:style-name="T174">"<text:s/></text:span><text:span text:style-name="s21">Результат</text:span><text:span text:style-name="T175"><text:s/></text:span><text:span text:style-name="s21">операции</text:span><text:span text:style-name="T176"><text:s/>(remove(1)):"</text:span><text:span text:style-name="T177">+flg);<text:s/></text:span><text:span text:style-name="T178">//<text:s/></text:span><text:span text:style-name="s31">Пробуем</text:span><text:span text:style-name="T179"><text:s/></text:span><text:span text:style-name="s31">удалить</text:span><text:span text:style-name="T180"><text:s/></text:span><text:span text:style-name="s31">двойку</text:span><text:span text:style-name="T181"><text:s/></text:span><text:span text:style-name="s31">еще</text:span><text:span text:style-name="T182"><text:s/></text:span><text:span text:style-name="s31">раз</text:span><text:span text:style-name="T183"><text:s text:c="3"/>#</text:span><text:span text:style-name="s31">Массив</text:span><text:span text:style-name="T184">:[]<text:s/></text:span><text:span text:style-name="s31">Результат</text:span><text:span text:style-name="T185"><text:s/></text:span><text:span text:style-name="s31">операции</text:span><text:span text:style-name="T186"><text:s/>(remove(2)):false</text:span></text:p>
      <text:p text:style-name="P187"/>
      <text:p text:style-name="СтандартныйHTML"><text:span text:style-name="T188"><text:s text:c="8"/></text:span><text:span text:style-name="T189">System.out.println(</text:span><text:span text:style-name="T190">"</text:span><text:span text:style-name="T191">\n\n</text:span><text:span text:style-name="T192">"</text:span><text:span text:style-name="T193">);</text:span></text:p>
      <text:p text:style-name="P194"/>
      <text:p text:style-name="СтандартныйHTML"><text:span text:style-name="T195"><text:s text:c="8"/></text:span><text:span text:style-name="T196">MyHardHashSet&lt;Integer&gt; myHardHashSet =<text:s/></text:span><text:span text:style-name="T197">new<text:s/></text:span><text:span text:style-name="T198">MyHardHashSet&lt;&gt;();</text:span></text:p>
      <text:p text:style-name="P199"/>
      <text:p text:style-name="СтандартныйHTML"><text:span text:style-name="T200"><text:s text:c="8"/></text:span><text:span text:style-name="T201">System.out.println(</text:span><text:span text:style-name="T202">"</text:span><text:span text:style-name="s21">Массив</text:span><text:span text:style-name="T203">:"</text:span><text:span text:style-name="T204">+myHardHashSet.strma</text:span><text:span text:style-name="T205">s()); <text:s text:c="39"/></text:span><text:span text:style-name="T206">//<text:s/></text:span><text:span text:style-name="s31">Пустой</text:span><text:span text:style-name="T207"><text:s/></text:span><text:span text:style-name="s31">список</text:span><text:span text:style-name="T208"><text:s text:c="20"/>#</text:span><text:span text:style-name="s31">Массив</text:span><text:span text:style-name="T209">:[]</text:span></text:p>
      <text:p text:style-name="СтандартныйHTML"><text:span text:style-name="T210"><text:s text:c="8"/></text:span><text:span text:style-name="T211">flg = myHardHashSet.add(</text:span><text:span text:style-name="T212">1</text:span><text:span text:style-name="T213">);</text:span></text:p>
      <text:p text:style-name="СтандартныйHTML"><text:span text:style-name="T214"><text:s text:c="8"/></text:span><text:span text:style-name="T215">System.out.println(</text:span><text:span text:style-name="T216">"</text:span><text:span text:style-name="s21">Массив</text:span><text:span text:style-name="T217">:"</text:span><text:span text:style-name="T218">+myHardHashSet.strmas()+</text:span><text:span text:style-name="T219">"<text:s/></text:span><text:span text:style-name="s21">Результат</text:span><text:span text:style-name="T220"><text:s/></text:span><text:span text:style-name="s21">операции</text:span><text:span text:style-name="T221"><text:s/>(add(1)):"</text:span><text:span text:style-name="T222">+flg); <text:s text:c="3"/></text:span><text:span text:style-name="T223">//<text:s/></text:span><text:span text:style-name="s31">Добавили</text:span><text:span text:style-name="T224"><text:s/></text:span><text:span text:style-name="s31">единицу</text:span><text:span text:style-name="T225"><text:s text:c="17"/>#</text:span><text:span text:style-name="s31">Массив</text:span><text:span text:style-name="T226">:[1]<text:s/></text:span><text:span text:style-name="s31">Результат</text:span><text:span text:style-name="T227"><text:s/></text:span><text:span text:style-name="s31">операции</text:span><text:span text:style-name="T228"><text:s/>(add(1)):true</text:span></text:p>
      <text:p text:style-name="СтандартныйHTML"><text:span text:style-name="T229"><text:s text:c="8"/></text:span><text:span text:style-name="T230">flg = myHardHashSet.add(</text:span><text:span text:style-name="T231">2</text:span><text:span text:style-name="T232">);</text:span></text:p>
      <text:p text:style-name="СтандартныйHTML"><text:span text:style-name="T233"><text:s text:c="8"/></text:span><text:span text:style-name="T234">System.out.println(</text:span><text:span text:style-name="T235">"</text:span><text:span text:style-name="s21">Массив</text:span><text:span text:style-name="T236">:"</text:span><text:span text:style-name="T237">+myHardHashSet.strmas()+</text:span><text:span text:style-name="T238">"<text:s/></text:span><text:span text:style-name="s21">Результат</text:span><text:span text:style-name="T239"><text:s/></text:span><text:span text:style-name="s21">операции</text:span><text:span text:style-name="T240"><text:s/>(add(2)):"</text:span><text:span text:style-name="T241">+flg); <text:s text:c="3"/></text:span><text:span text:style-name="T242">//<text:s/></text:span><text:span text:style-name="s31">Добавили</text:span><text:span text:style-name="T243"><text:s/></text:span><text:span text:style-name="s31">двойку</text:span><text:span text:style-name="T244"><text:s text:c="18"/>#</text:span><text:span text:style-name="s31">Массив</text:span><text:span text:style-name="T245">:[1, 2]<text:s/></text:span><text:span text:style-name="s31">Резуль</text:span><text:span text:style-name="s31">тат</text:span><text:span text:style-name="T246"><text:s/></text:span><text:span text:style-name="s31">операции</text:span><text:span text:style-name="T247"><text:s/>(add(2)):true</text:span></text:p>
      <text:p text:style-name="СтандартныйHTML"><text:span text:style-name="T248"><text:s text:c="8"/></text:span><text:span text:style-name="T249">flg = myHardHashSet.add(</text:span><text:span text:style-name="T250">1</text:span><text:span text:style-name="T251">);</text:span></text:p>
      <text:p text:style-name="СтандартныйHTML"><text:span text:style-name="T252"><text:s text:c="8"/></text:span><text:span text:style-name="T253">System.out.println(</text:span><text:span text:style-name="T254">"</text:span><text:span text:style-name="s21">Массив</text:span><text:span text:style-name="T255">:"</text:span><text:span text:style-name="T256">+myHardHashSet.strmas()+</text:span><text:span text:style-name="T257">"<text:s/></text:span><text:span text:style-name="s21">Результат</text:span><text:span text:style-name="T258"><text:s/></text:span><text:span text:style-name="s21">операции</text:span><text:span text:style-name="T259"><text:s/>(add(1)):"</text:span><text:span text:style-name="T260">+flg); <text:s text:c="3"/></text:span><text:span text:style-name="T261">//<text:s/></text:span><text:span text:style-name="s31">Пробуем</text:span><text:span text:style-name="T262"><text:s/></text:span><text:span text:style-name="s31">добавить</text:span><text:span text:style-name="T263"><text:s/></text:span><text:span text:style-name="s31">единицу</text:span><text:span text:style-name="T264"><text:s/></text:span><text:span text:style-name="s31">еще</text:span><text:span text:style-name="T265"><text:s/></text:span><text:span text:style-name="s31">раз</text:span><text:span text:style-name="T266"><text:s/>#</text:span><text:span text:style-name="s31">Массив</text:span><text:span text:style-name="T267">:[1, 2]<text:s/></text:span><text:span text:style-name="s31">Результат</text:span><text:span text:style-name="T268"><text:s/></text:span><text:span text:style-name="s31">операции</text:span><text:span text:style-name="T269"><text:s/>(add(1)):false</text:span></text:p>
      <text:p text:style-name="СтандартныйHTML"><text:span text:style-name="T270"><text:s text:c="7"/></text:span><text:span text:style-name="T271"><text:s/></text:span><text:span text:style-name="T272">flg = myHardHashSet.remove(</text:span><text:span text:style-name="T273">2</text:span><text:span text:style-name="T274">);</text:span></text:p>
      <text:soft-page-break/>
      <text:p text:style-name="СтандартныйHTML"><text:span text:style-name="T275"><text:s text:c="8"/></text:span><text:span text:style-name="T276">System.out.println(</text:span><text:span text:style-name="T277">"</text:span><text:span text:style-name="s21">Массив</text:span><text:span text:style-name="T278">:"</text:span><text:span text:style-name="T279">+myHardHashSet.strmas()+</text:span><text:span text:style-name="T280">"<text:s/></text:span><text:span text:style-name="s21">Результат</text:span><text:span text:style-name="T281"><text:s/></text:span><text:span text:style-name="s21">операции</text:span><text:span text:style-name="T282"><text:s/>(remove(2)):"</text:span><text:span text:style-name="T283">+flg);<text:s/></text:span><text:span text:style-name="T284">//<text:s/></text:span><text:span text:style-name="s31">Пробуем</text:span><text:span text:style-name="T285"><text:s/></text:span><text:span text:style-name="s31">удалить</text:span><text:span text:style-name="T286"><text:s/></text:span><text:span text:style-name="s31">двойку</text:span><text:span text:style-name="T287"><text:s text:c="11"/>#</text:span><text:span text:style-name="s31">Массив</text:span><text:span text:style-name="T288">:[1]<text:s/></text:span><text:span text:style-name="s31">Результат</text:span><text:span text:style-name="T289"><text:s/></text:span><text:span text:style-name="s31">операции</text:span><text:span text:style-name="T290"><text:s/>(remove(2)):true</text:span></text:p>
      <text:p text:style-name="СтандартныйHTML"><text:span text:style-name="T291"><text:s text:c="8"/></text:span><text:span text:style-name="T292">flg = myHardHashSet.remove(</text:span><text:span text:style-name="T293">2</text:span><text:span text:style-name="T294">);</text:span></text:p>
      <text:p text:style-name="СтандартныйHTML"><text:span text:style-name="T295"><text:s text:c="8"/></text:span><text:span text:style-name="T296">System.out.println(</text:span><text:span text:style-name="T297">"</text:span><text:span text:style-name="s21">Массив</text:span><text:span text:style-name="T298">:"</text:span><text:span text:style-name="T299">+myHardHashSet.strmas()+</text:span><text:span text:style-name="T300">"<text:s/></text:span><text:span text:style-name="s21">Результат</text:span><text:span text:style-name="T301"><text:s/></text:span><text:span text:style-name="s21">операции</text:span><text:span text:style-name="T302"><text:s/>(remove(2)):"</text:span><text:span text:style-name="T303">+flg);<text:s/></text:span><text:span text:style-name="T304">//<text:s/></text:span><text:span text:style-name="s31">Пробуем</text:span><text:span text:style-name="T305"><text:s/></text:span><text:span text:style-name="s31">удалить</text:span><text:span text:style-name="T306"><text:s/></text:span><text:span text:style-name="s31">двойку</text:span><text:span text:style-name="T307"><text:s/></text:span><text:span text:style-name="s31">еще</text:span><text:span text:style-name="T308"><text:s/></text:span><text:span text:style-name="s31">раз</text:span><text:span text:style-name="T309"><text:s text:c="3"/>#</text:span><text:span text:style-name="s31">Массив</text:span><text:span text:style-name="T310">:[1]<text:s/></text:span><text:span text:style-name="s31">Результат</text:span><text:span text:style-name="T311"><text:s/></text:span><text:span text:style-name="s31">операции</text:span><text:span text:style-name="T312"><text:s/>(remove(2)):false</text:span></text:p>
      <text:p text:style-name="СтандартныйHTML"><text:span text:style-name="T313"><text:s text:c="8"/></text:span><text:span text:style-name="T314">flg = myHardHashSet.remove(</text:span><text:span text:style-name="T315">1</text:span><text:span text:style-name="T316">);</text:span></text:p>
      <text:p text:style-name="СтандартныйHTML"><text:span text:style-name="T317"><text:s text:c="8"/></text:span><text:span text:style-name="T318">System.out.println(</text:span><text:span text:style-name="T319">"</text:span><text:span text:style-name="s21">Мас</text:span><text:span text:style-name="s21">сив</text:span><text:span text:style-name="T320">:"</text:span><text:span text:style-name="T321">+myHardHashSet.strmas()+</text:span><text:span text:style-name="T322">"<text:s/></text:span><text:span text:style-name="s21">Результат</text:span><text:span text:style-name="T323"><text:s/></text:span><text:span text:style-name="s21">операции</text:span><text:span text:style-name="T324"><text:s/>(remove(1)):"</text:span><text:span text:style-name="T325">+flg);<text:s/></text:span><text:span text:style-name="T326">//<text:s/></text:span><text:span text:style-name="s31">Пробуем</text:span><text:span text:style-name="T327"><text:s/></text:span><text:span text:style-name="s31">удалить</text:span><text:span text:style-name="T328"><text:s/></text:span><text:span text:style-name="s31">двойку</text:span><text:span text:style-name="T329"><text:s/></text:span><text:span text:style-name="s31">еще</text:span><text:span text:style-name="T330"><text:s/></text:span><text:span text:style-name="s31">раз</text:span><text:span text:style-name="T331"><text:s text:c="3"/>#</text:span><text:span text:style-name="s31">Массив</text:span><text:span text:style-name="T332">:[]<text:s/></text:span><text:span text:style-name="s31">Результат</text:span><text:span text:style-name="T333"><text:s/></text:span><text:span text:style-name="s31">операции</text:span><text:span text:style-name="T334"><text:s/>(remove(2)):true</text:span></text:p>
      <text:p text:style-name="СтандартныйHTML"><text:span text:style-name="T335"><text:s text:c="8"/></text:span><text:span text:style-name="T336">flg = myHardHashSet.remove(</text:span><text:span text:style-name="T337">1</text:span><text:span text:style-name="T338">);</text:span></text:p>
      <text:p text:style-name="СтандартныйHTML"><text:span text:style-name="T339"><text:s text:c="8"/></text:span><text:span text:style-name="T340">System.out.println(</text:span><text:span text:style-name="T341">"</text:span><text:span text:style-name="s21">Массив</text:span><text:span text:style-name="T342">:"</text:span><text:span text:style-name="T343">+myHardHashSet.strmas()+</text:span><text:span text:style-name="T344">"<text:s/></text:span><text:span text:style-name="s21">Ре</text:span><text:span text:style-name="s21">зультат</text:span><text:span text:style-name="T345"><text:s/></text:span><text:span text:style-name="s21">операции</text:span><text:span text:style-name="T346"><text:s/>(remove(1)):"</text:span><text:span text:style-name="T347">+flg);<text:s/></text:span><text:span text:style-name="T348">//<text:s/></text:span><text:span text:style-name="s31">Пробуем</text:span><text:span text:style-name="T349"><text:s/></text:span><text:span text:style-name="s31">удалить</text:span><text:span text:style-name="T350"><text:s/></text:span><text:span text:style-name="s31">двойку</text:span><text:span text:style-name="T351"><text:s/></text:span><text:span text:style-name="s31">еще</text:span><text:span text:style-name="T352"><text:s/></text:span><text:span text:style-name="s31">раз</text:span><text:span text:style-name="T353"><text:s text:c="3"/>#</text:span><text:span text:style-name="s31">Массив</text:span><text:span text:style-name="T354">:[]<text:s/></text:span><text:span text:style-name="s31">Результат</text:span><text:span text:style-name="T355"><text:s/></text:span><text:span text:style-name="s31">операции</text:span><text:span text:style-name="T356"><text:s/>(remove(2)):false</text:span></text:p>
      <text:p text:style-name="P357"/>
      <text:p text:style-name="P358"/>
      <text:p text:style-name="P359"/>
      <text:p text:style-name="P360"/>
      <text:p text:style-name="СтандартныйHTML"><text:span text:style-name="T361"><text:s text:c="4"/></text:span><text:span text:style-name="s11">}</text:span></text:p>
      <text:p text:style-name="СтандартныйHTML"><text:span text:style-name="s11">}</text:span></text:p>
      <text:p text:style-name="P362"/>
      <table:table table:style-name="Table363">
        <table:table-columns>
          <table:table-column table:style-name="TableColumn364"/>
        </table:table-columns>
        <table:table-row table:style-name="TableRow365">
          <table:table-cell table:style-name="TableCell366">
            <text:p text:style-name="P367"><text:span text:style-name="T368">TestLinkedList — копия.java</text:span><text:s/></text:p>
          </table:table-cell>
        </table:table-row>
      </table:table>
      <text:p text:style-name="СтандартныйHTML"><text:span text:style-name="T369">package<text:s/></text:span><text:span text:style-name="T370">src.main.java.test;</text:span></text:p>
      <text:p text:style-name="P371"/>
      <text:p text:style-name="СтандартныйHTML"><text:span text:style-name="T372">import<text:s/></text:span><text:span text:style-name="T373">java.util.List;</text:span></text:p>
      <text:p text:style-name="СтандартныйHTML"><text:span text:style-name="T374">import<text:s/></text:span><text:span text:style-name="T375">src.main.java.base.MyLinkedList;</text:span></text:p>
      <text:p text:style-name="P376"/>
      <text:p text:style-name="СтандартныйHTML"><text:span text:style-name="T377">public class<text:s/></text:span><text:span text:style-name="T378">TestLinkedList {</text:span></text:p>
      <text:p text:style-name="СтандартныйHTML"><text:span text:style-name="T379"><text:s text:c="4"/></text:span><text:span text:style-name="T380">public static void<text:s/></text:span><text:span text:style-name="T381">main(String[] arg){</text:span></text:p>
      <text:p text:style-name="P382"/>
      <text:p text:style-name="СтандартныйHTML"><text:span text:style-name="T383"><text:s text:c="8"/></text:span><text:span text:style-name="T384">boolean<text:s/></text:span><text:span text:style-name="T385">flg;</text:span></text:p>
      <text:p text:style-name="СтандартныйHTML"><text:span text:style-name="T386"><text:s text:c="8"/></text:span><text:span text:style-name="T387">MyLinkedList&lt;Integer&gt;</text:span><text:span text:style-name="T388"><text:s/>myLinkedList =<text:s/></text:span><text:span text:style-name="T389">new<text:s/></text:span><text:span text:style-name="T390">MyLinkedList&lt;&gt;();</text:span></text:p>
      <text:p text:style-name="СтандартныйHTML"><text:span text:style-name="T391"><text:s text:c="8"/></text:span><text:span text:style-name="T392">List&lt;Integer&gt; list = List.of(</text:span><text:span text:style-name="T393">7</text:span><text:span text:style-name="T394">,</text:span><text:span text:style-name="T395">8</text:span><text:span text:style-name="T396">,</text:span><text:span text:style-name="T397">9</text:span><text:span text:style-name="T398">);</text:span></text:p>
      <text:p text:style-name="СтандартныйHTML"><text:span text:style-name="T399"><text:s text:c="8"/></text:span><text:span text:style-name="T400">List&lt;Integer&gt; list_empty = List.of();</text:span></text:p>
      <text:p text:style-name="P401"/>
      <text:p text:style-name="СтандартныйHTML"><text:span text:style-name="T402"><text:s text:c="8"/></text:span><text:span text:style-name="T403">System.out.println(myLinkedList.strLinkedList()); <text:s text:c="34"/></text:span><text:span text:style-name="T404">//</text:span><text:span text:style-name="s31">Пустой</text:span><text:span text:style-name="T405"><text:s/></text:span><text:span text:style-name="s31">лист</text:span><text:span text:style-name="T406"><text:s text:c="21"/></text:span><text:span text:style-name="T407"><text:s/>#null</text:span></text:p>
      <text:p text:style-name="СтандартныйHTML"><text:span text:style-name="T408"><text:s text:c="8"/></text:span><text:span text:style-name="T409">flg = myLinkedList.add(</text:span><text:span text:style-name="T410">1</text:span><text:span text:style-name="T411">);</text:span></text:p>
      <text:p text:style-name="СтандартныйHTML"><text:span text:style-name="T412"><text:s text:c="8"/></text:span><text:span text:style-name="T413">System.out.println(myLinkedList.strLinkedList()+</text:span><text:span text:style-name="T414">"<text:s/></text:span><text:span text:style-name="T415">\t\t<text:s/></text:span><text:span text:style-name="T416">add 1</text:span><text:span text:style-name="T417">\t</text:span><text:span text:style-name="T418">return: "</text:span><text:span text:style-name="T419">+flg); <text:s text:c="6"/></text:span><text:span text:style-name="T420">//</text:span><text:span text:style-name="s31">Добавили</text:span><text:span text:style-name="T421"><text:s/></text:span><text:span text:style-name="s31">единицу</text:span><text:span text:style-name="T422"><text:s text:c="17"/>#[1]-&gt;null <text:s text:c="22"/>add 1 <text:s/>return: true</text:span></text:p>
      <text:p text:style-name="СтандартныйHTML"><text:span text:style-name="T423"><text:s text:c="8"/></text:span><text:span text:style-name="T424">flg = myLinkedList.add(</text:span><text:span text:style-name="T425">2</text:span><text:span text:style-name="T426">);</text:span></text:p>
      <text:p text:style-name="СтандартныйHTML"><text:span text:style-name="T427"><text:s text:c="8"/></text:span><text:span text:style-name="T428">System.out.println(myLinkedList.strLinkedList()+</text:span><text:span text:style-name="T429">"<text:s/></text:span><text:span text:style-name="T430">\t\t<text:s/></text:span><text:span text:style-name="T431">add 2</text:span><text:span text:style-name="T432">\t</text:span><text:span text:style-name="T433">return: "</text:span><text:span text:style-name="T434">+flg); <text:s text:c="6"/></text:span><text:span text:style-name="T435">//</text:span><text:span text:style-name="s31">Добавили</text:span><text:span text:style-name="T436"><text:s/></text:span><text:span text:style-name="s31">два</text:span><text:span text:style-name="T437"><text:s text:c="21"/>#[1]-&gt;[2]-&gt;null <text:s text:c="17"/>add 2 <text:s/>return: true</text:span></text:p>
      <text:p text:style-name="СтандартныйHTML"><text:span text:style-name="T438"><text:s text:c="8"/></text:span><text:span text:style-name="T439">flg = myLinkedList.add(</text:span><text:span text:style-name="T440">3</text:span><text:span text:style-name="T441">);</text:span></text:p>
      <text:p text:style-name="СтандартныйHTML"><text:span text:style-name="T442"><text:s text:c="8"/></text:span><text:span text:style-name="T443">System.out.println(myLinkedList.</text:span><text:span text:style-name="T444">strLinkedList()+</text:span><text:span text:style-name="T445">"<text:s/></text:span><text:span text:style-name="T446">\t<text:s/></text:span><text:span text:style-name="T447">add 3</text:span><text:span text:style-name="T448">\t</text:span><text:span text:style-name="T449">return: "</text:span><text:span text:style-name="T450">+flg); <text:s text:c="8"/></text:span><text:span text:style-name="T451">//</text:span><text:span text:style-name="s31">Добавили</text:span><text:span text:style-name="T452"><text:s/></text:span><text:span text:style-name="s31">три</text:span><text:span text:style-name="T453"><text:s text:c="21"/>#[1]-&gt;[2]-&gt;[3]-&gt;null <text:s text:c="12"/>add 3 <text:s/>return: true</text:span></text:p>
      <text:p text:style-name="СтандартныйHTML"><text:span text:style-name="T454"><text:s text:c="8"/></text:span><text:span text:style-name="T455">flg = myLinkedList.add(</text:span><text:span text:style-name="T456">1</text:span><text:span text:style-name="T457">);</text:span></text:p>
      <text:p text:style-name="СтандартныйHTML"><text:span text:style-name="T458"><text:s text:c="8"/></text:span><text:span text:style-name="T459">System.out.println(myLinkedList.strLinkedList()+</text:span><text:span text:style-name="T460">" add 1</text:span><text:span text:style-name="T461">\t</text:span><text:span text:style-name="T462">return: "</text:span><text:span text:style-name="T463">+flg);<text:s/></text:span><text:span text:style-name="T464"><text:s text:c="11"/></text:span><text:span text:style-name="T465">//</text:span><text:span text:style-name="s31">Добавили</text:span><text:span text:style-name="T466"><text:s/></text:span><text:span text:style-name="s31">единицу</text:span><text:span text:style-name="T467"><text:s/></text:span><text:span text:style-name="s31">еще</text:span><text:span text:style-name="T468"><text:s/></text:span><text:span text:style-name="s31">раз</text:span><text:span text:style-name="T469"><text:s text:c="9"/>#[1]-&gt;[2]-&gt;[3]-&gt;[1]-&gt;null <text:s text:c="7"/>add 1 <text:s/>return: true</text:span></text:p>
      <text:p text:style-name="СтандартныйHTML"><text:span text:style-name="T470"><text:s text:c="8"/></text:span><text:span text:style-name="T471">flg = myLinkedList.remove(</text:span><text:span text:style-name="T472">2</text:span><text:span text:style-name="T473">);</text:span></text:p>
      <text:p text:style-name="СтандартныйHTML"><text:span text:style-name="T474"><text:s text:c="8"/></text:span><text:span text:style-name="T475">System.out.println(myLinkedList.strLinkedList()+</text:span><text:span text:style-name="T476">"<text:s/></text:span><text:span text:style-name="T477">\t<text:s/></text:span><text:span text:style-name="T478">rem 2</text:span><text:span text:style-name="T479">\t</text:span><text:span text:style-name="T480">return: "</text:span><text:span text:style-name="T481">+flg); <text:s text:c="8"/></text:span><text:span text:style-name="T482">//</text:span><text:span text:style-name="s31">Убрали</text:span><text:span text:style-name="T483"><text:s/></text:span><text:span text:style-name="s31">двойку</text:span><text:span text:style-name="T484"><text:s text:c="12"/></text:span><text:span text:style-name="T485"><text:s text:c="8"/>#[1]-&gt;[3]-&gt;[1]-&gt;null <text:s text:c="12"/>rem 2 <text:s/>return: true</text:span></text:p>
      <text:p text:style-name="СтандартныйHTML"><text:span text:style-name="T486"><text:s text:c="8"/></text:span><text:span text:style-name="T487">flg = myLinkedList.remove(</text:span><text:span text:style-name="T488">1</text:span><text:span text:style-name="T489">);</text:span></text:p>
      <text:p text:style-name="СтандартныйHTML"><text:span text:style-name="T490"><text:s text:c="8"/></text:span><text:span text:style-name="T491">System.out.println(myLinkedList.strLinkedList()+</text:span><text:span text:style-name="T492">"<text:s/></text:span><text:span text:style-name="T493">\t\t<text:s/></text:span><text:span text:style-name="T494">rem 1</text:span><text:span text:style-name="T495">\t</text:span><text:span text:style-name="T496">return: "</text:span><text:span text:style-name="T497">+flg); <text:s text:c="6"/></text:span><text:span text:style-name="T498">//</text:span><text:span text:style-name="s31">Убрали</text:span><text:span text:style-name="T499"><text:s/></text:span><text:span text:style-name="s31">единицу</text:span><text:span text:style-name="T500"><text:s text:c="19"/>#[3]-&gt;[1]-&gt;null <text:s text:c="14"/></text:span><text:span text:style-name="T501"><text:s text:c="3"/>rem 1 <text:s/>return: true</text:span></text:p>
      <text:p text:style-name="СтандартныйHTML"><text:span text:style-name="T502"><text:s text:c="8"/></text:span><text:span text:style-name="T503">flg = myLinkedList.remove(</text:span><text:span text:style-name="T504">1</text:span><text:span text:style-name="T505">);</text:span></text:p>
      <text:p text:style-name="СтандартныйHTML"><text:span text:style-name="T506"><text:s text:c="8"/></text:span><text:span text:style-name="T507">System.out.println(myLinkedList.strLinkedList()+</text:span><text:span text:style-name="T508">"<text:s/></text:span><text:span text:style-name="T509">\t\t<text:s/></text:span><text:span text:style-name="T510">rem 1</text:span><text:span text:style-name="T511">\t</text:span><text:span text:style-name="T512">return: "</text:span><text:span text:style-name="T513">+flg); <text:s text:c="6"/></text:span><text:span text:style-name="T514">//</text:span><text:span text:style-name="s31">Убрали</text:span><text:span text:style-name="T515"><text:s/></text:span><text:span text:style-name="s31">вторую</text:span><text:span text:style-name="T516"><text:s/></text:span><text:span text:style-name="s31">единицу</text:span><text:span text:style-name="T517"><text:s text:c="12"/>#[3]-&gt;null <text:s text:c="22"/>rem 1 <text:s/>return: true</text:span></text:p>
      <text:p text:style-name="СтандартныйHTML"><text:span text:style-name="T518"><text:s text:c="8"/></text:span><text:span text:style-name="T519">flg = m</text:span><text:span text:style-name="T520">yLinkedList.remove(</text:span><text:span text:style-name="T521">3</text:span><text:span text:style-name="T522">);</text:span></text:p>
      <text:p text:style-name="СтандартныйHTML"><text:span text:style-name="T523"><text:s text:c="8"/></text:span><text:span text:style-name="T524">System.out.println(myLinkedList.strLinkedList()+</text:span><text:span text:style-name="T525">"<text:s/></text:span><text:span text:style-name="T526">\t\t\t<text:s/></text:span><text:span text:style-name="T527">rem 3</text:span><text:span text:style-name="T528">\t</text:span><text:span text:style-name="T529">return: "</text:span><text:span text:style-name="T530">+flg); <text:s text:c="4"/></text:span><text:span text:style-name="T531">//</text:span><text:span text:style-name="s31">Убрали</text:span><text:span text:style-name="T532"><text:s/></text:span><text:span text:style-name="s31">тройку</text:span><text:span text:style-name="T533"><text:s text:c="20"/>#null <text:s text:c="27"/>rem 3 <text:s/>return: true</text:span></text:p>
      <text:p text:style-name="СтандартныйHTML"><text:span text:style-name="T534"><text:s text:c="8"/></text:span><text:span text:style-name="T535">flg = myLinkedList.remove(</text:span><text:span text:style-name="T536">3</text:span><text:span text:style-name="T537">);</text:span></text:p>
      <text:p text:style-name="СтандартныйHTML"><text:span text:style-name="T538"><text:s text:c="8"/></text:span><text:span text:style-name="T539">System.out.println(myLinkedList.strLinkedList()+</text:span><text:span text:style-name="T540">"<text:s/></text:span><text:span text:style-name="T541">\t\t\t<text:s/></text:span><text:span text:style-name="T542">rem 3</text:span><text:span text:style-name="T543">\t</text:span><text:span text:style-name="T544">return:"</text:span><text:span text:style-name="T545">+flg); <text:s text:c="4"/></text:span><text:span text:style-name="T546">//</text:span><text:span text:style-name="s31">Пробуем</text:span><text:span text:style-name="T547"><text:s/></text:span><text:span text:style-name="s31">убрать</text:span><text:span text:style-name="T548"><text:s/></text:span><text:span text:style-name="s31">тройку</text:span><text:span text:style-name="T549"><text:s/></text:span><text:span text:style-name="s31">еще</text:span><text:span text:style-name="T550"><text:s/></text:span><text:span text:style-name="s31">раз</text:span><text:span text:style-name="T551"><text:s text:c="5"/>#null <text:s text:c="27"/>rem 3 <text:s/>return:false</text:span></text:p>
      <text:p text:style-name="СтандартныйHTML"><text:span text:style-name="T552"><text:s text:c="8"/></text:span><text:span text:style-name="T553">flg = myLinkedList.addAll(list);</text:span></text:p>
      <text:p text:style-name="СтандартныйHTML"><text:span text:style-name="T554"><text:s text:c="8"/></text:span><text:span text:style-name="T555">System.out.println(myLinkedList.strLinkedList()+</text:span><text:span text:style-name="T556">"<text:s/></text:span><text:span text:style-name="T557">\t<text:s/></text:span><text:span text:style-name="T558">addAll 7,8,9 <text:s/>return:"</text:span><text:span text:style-name="T559">+flg); <text:s/></text:span><text:span text:style-name="T560">//</text:span><text:span text:style-name="s31">Добавим</text:span><text:span text:style-name="T561"><text:s/></text:span><text:span text:style-name="s31">массив</text:span><text:span text:style-name="T562"><text:s/></text:span><text:span text:style-name="s31">из</text:span><text:span text:style-name="T563"><text:s/></text:span><text:span text:style-name="s31">трех</text:span><text:span text:style-name="T564"><text:s/></text:span><text:span text:style-name="s31">элементов</text:span><text:span text:style-name="T565"><text:s text:c="2"/>#[7]-&gt;[8]-&gt;[9]-&gt;null <text:s text:c="12"/>addAll 7,8,9 <text:s/>return:true</text:span></text:p>
      <text:p text:style-name="СтандартныйHTML"><text:span text:style-name="T566"><text:s text:c="8"/></text:span><text:span text:style-name="T567">flg = myLinkedList.addAll(list_empty);</text:span></text:p>
      <text:p text:style-name="СтандартныйHTML"><text:span text:style-name="T568"><text:s text:c="8"/></text:span><text:span text:style-name="T569">System.out.println(myLi</text:span><text:span text:style-name="T570">nkedList.strLinkedList()+</text:span><text:span text:style-name="T571">"<text:s/></text:span><text:span text:style-name="T572">\t<text:s/></text:span><text:span text:style-name="T573">addAll empty <text:s/>return:"</text:span><text:span text:style-name="T574">+flg); <text:s/></text:span><text:span text:style-name="T575">//</text:span><text:span text:style-name="s31">Пробуем</text:span><text:span text:style-name="T576"><text:s/></text:span><text:span text:style-name="s31">добавить</text:span><text:span text:style-name="T577"><text:s/></text:span><text:span text:style-name="s31">пустой</text:span><text:span text:style-name="T578"><text:s/></text:span><text:span text:style-name="s31">массив</text:span><text:span text:style-name="T579"><text:s text:c="4"/>#[7]-&gt;[8]-&gt;[9]-&gt;null <text:s text:c="12"/>addAll 7,8,9 <text:s/>return:false</text:span></text:p>
      <text:p text:style-name="СтандартныйHTML"><text:span text:style-name="T580"><text:s text:c="4"/></text:span><text:span text:style-name="s11">}</text:span></text:p>
      <text:soft-page-break/>
      <text:p text:style-name="СтандартныйHTML"><text:span text:style-name="s11">}</text:span></text:p>
      <text:p text:style-name="P581"/>
      <table:table table:style-name="Table582">
        <table:table-columns>
          <table:table-column table:style-name="TableColumn583"/>
        </table:table-columns>
        <table:table-row table:style-name="TableRow584">
          <table:table-cell table:style-name="TableCell585">
            <text:p text:style-name="P586"><text:span text:style-name="T587">TestStudent — копия.java</text:span><text:s/></text:p>
          </table:table-cell>
        </table:table-row>
      </table:table>
      <text:p text:style-name="СтандартныйHTML"><text:span text:style-name="T588">package<text:s/></text:span><text:span text:style-name="T589">src.main.java.test;</text:span></text:p>
      <text:p text:style-name="P590"/>
      <text:p text:style-name="СтандартныйHTML"><text:span text:style-name="T591">import<text:s/></text:span><text:span text:style-name="T592">java.util.ArrayList;</text:span></text:p>
      <text:p text:style-name="СтандартныйHTML"><text:span text:style-name="T593">import<text:s/></text:span><text:span text:style-name="T594">java.util.Comparator;</text:span></text:p>
      <text:p text:style-name="СтандартныйHTML"><text:span text:style-name="T595">import<text:s/></text:span><text:span text:style-name="T596">java.util.List;</text:span></text:p>
      <text:p text:style-name="СтандартныйHTML"><text:span text:style-name="T597">import<text:s/></text:span><text:span text:style-name="T598">java.util.Random;</text:span></text:p>
      <text:p text:style-name="СтандартныйHTML"><text:span text:style-name="T599">import<text:s/></text:span><text:span text:style-name="T600">src.main.java.base.Book;</text:span></text:p>
      <text:p text:style-name="СтандартныйHTML"><text:span text:style-name="T601">import<text:s/></text:span><text:span text:style-name="T602">src.main.java.base.Student;</text:span></text:p>
      <text:p text:style-name="P603"/>
      <text:p text:style-name="СтандартныйHTML"><text:span text:style-name="T604">public class<text:s/></text:span><text:span text:style-name="T605">TestStudent {</text:span></text:p>
      <text:p text:style-name="СтандартныйHTML"><text:span text:style-name="T606"><text:s text:c="8"/></text:span><text:span text:style-name="T607">public static void<text:s/></text:span><text:span text:style-name="T608">main(String[] args) {</text:span></text:p>
      <text:p text:style-name="P609"/>
      <text:p text:style-name="P610"/>
      <text:p text:style-name="СтандартныйHTML"><text:span text:style-name="T611"><text:s text:c="12"/></text:span><text:span text:style-name="T612">Random rand =<text:s/></text:span><text:span text:style-name="T613">new<text:s/></text:span><text:span text:style-name="T614">Random();</text:span></text:p>
      <text:p text:style-name="СтандартныйHTML"><text:span text:style-name="T615"><text:s text:c="12"/></text:span><text:span text:style-name="T616">List&lt;Student&gt; sList =<text:s/></text:span><text:span text:style-name="T617">new<text:s/></text:span><text:span text:style-name="T618">ArrayList&lt;&gt;();</text:span></text:p>
      <text:p text:style-name="СтандартныйHTML"><text:span text:style-name="T619"><text:s text:c="12"/></text:span><text:span text:style-name="T620">for<text:s/></text:span><text:span text:style-name="T621">(</text:span><text:span text:style-name="T622">int<text:s/></text:span><text:span text:style-name="T623">i=</text:span><text:span text:style-name="T624">0</text:span><text:span text:style-name="T625">,j=rand.nextInt(</text:span><text:span text:style-name="T626">20</text:span><text:span text:style-name="T627">)+</text:span><text:span text:style-name="T628">20</text:span><text:span text:style-name="T629">;i&lt;j;i++){</text:span></text:p>
      <text:p text:style-name="СтандартныйHTML"><text:span text:style-name="T630"><text:s text:c="16"/></text:span><text:span text:style-name="T631">sList.add(</text:span><text:span text:style-name="T632">new<text:s/></text:span><text:span text:style-name="T633">Student());</text:span></text:p>
      <text:p text:style-name="СтандартныйHTML"><text:span text:style-name="T634"><text:s text:c="12"/></text:span><text:span text:style-name="T635">}</text:span></text:p>
      <text:p text:style-name="P636"/>
      <text:p text:style-name="СтандартныйHTML"><text:span text:style-name="T637"><text:s text:c="12"/></text:span><text:span text:style-name="T638">//</text:span><text:span text:style-name="s31">Начало</text:span><text:span text:style-name="T639"><text:s/></text:span><text:span text:style-name="s31">стрима</text:span></text:p>
      <text:p text:style-name="P640"/>
      <text:p text:style-name="СтандартныйHTML"><text:span text:style-name="T641"><text:s text:c="12"/></text:span><text:span text:style-name="T642">sList.stream()</text:span></text:p>
      <text:p text:style-name="СтандартныйHTML"><text:span text:style-name="T643"><text:s text:c="12"/></text:span><text:span text:style-name="T644">.peek(student -&gt; Syst</text:span><text:span text:style-name="T645">em.out.println(student)) <text:s text:c="41"/></text:span><text:span text:style-name="T646">//</text:span><text:span text:style-name="s31">выведим</text:span><text:span text:style-name="T647"><text:s/></text:span><text:span text:style-name="s31">имя</text:span><text:span text:style-name="T648"><text:s/></text:span><text:span text:style-name="s31">студента</text:span><text:span text:style-name="T649"><text:s/></text:span><text:span text:style-name="s31">и</text:span><text:span text:style-name="T650"><text:s/></text:span><text:span text:style-name="s31">количество</text:span><text:span text:style-name="T651"><text:s/></text:span><text:span text:style-name="s31">книг</text:span><text:span text:style-name="T652"><text:s/></text:span><text:span text:style-name="s31">у</text:span><text:span text:style-name="T653"><text:s/></text:span><text:span text:style-name="s31">данного</text:span><text:span text:style-name="T654"><text:s/></text:span><text:span text:style-name="s31">студента</text:span><text:span text:style-name="T655">(</text:span><text:span text:style-name="s31">пока</text:span><text:span text:style-name="T656"><text:s/></text:span><text:span text:style-name="s31">что</text:span><text:span text:style-name="T657"><text:s/>0)</text:span></text:p>
      <text:p text:style-name="СтандартныйHTML"><text:span text:style-name="T658"><text:s text:c="12"/></text:span><text:span text:style-name="s11">.peek(Student::add_books) <text:s text:c="61"/></text:span><text:span text:style-name="s31">//выдадим каждому<text:s/></text:span><text:span text:style-name="s31">студенту список книг</text:span></text:p>
      <text:p text:style-name="СтандартныйHTML"><text:s text:c="12"/><text:span text:style-name="T659">//.peek(student -&gt; System.out.println(student)) <text:s text:c="39"/>//</text:span><text:span text:style-name="s31">убедимся</text:span><text:span text:style-name="T660"><text:s/></text:span><text:span text:style-name="s31">что</text:span><text:span text:style-name="T661"><text:s/></text:span><text:span text:style-name="s31">книги</text:span><text:span text:style-name="T662"><text:s/></text:span><text:span text:style-name="s31">получены</text:span></text:p>
      <text:p text:style-name="СтандартныйHTML"><text:span text:style-name="T663"><text:s text:c="12"/></text:span><text:span text:style-name="T664">.flatMap(student -&gt; student.getBooklist().stream()) <text:s text:c="35"/></text:span><text:span text:style-name="T665">//</text:span><text:span text:style-name="s31">берем</text:span><text:span text:style-name="T666"><text:s/></text:span><text:span text:style-name="s31">все</text:span><text:span text:style-name="T667"><text:s/></text:span><text:span text:style-name="s31">книги</text:span><text:span text:style-name="T668"><text:s/></text:span><text:span text:style-name="s31">у</text:span><text:span text:style-name="T669"><text:s/></text:span><text:span text:style-name="s31">всех</text:span><text:span text:style-name="T670"><text:s/></text:span><text:span text:style-name="s31">студентов</text:span></text:p>
      <text:p text:style-name="СтандартныйHTML"><text:span text:style-name="T671"><text:s text:c="12"/></text:span><text:span text:style-name="T672">.distinct() <text:s text:c="75"/></text:span><text:span text:style-name="T673">//</text:span><text:span text:style-name="s31">оставляем</text:span><text:span text:style-name="T674"><text:s/></text:span><text:span text:style-name="s31">только</text:span><text:span text:style-name="T675"><text:s/></text:span><text:span text:style-name="s31">уникальные</text:span><text:span text:style-name="T676"><text:s/></text:span><text:span text:style-name="s31">книги</text:span></text:p>
      <text:p text:style-name="СтандартныйHTML"><text:span text:style-name="T677"><text:s text:c="12"/></text:span><text:span text:style-name="T678">.sorted(Comparator.comparing(Book::getPages)) <text:s text:c="35"/></text:span><text:span text:style-name="T679"><text:s text:c="6"/></text:span><text:span text:style-name="T680">//</text:span><text:span text:style-name="s31">сортируем</text:span><text:span text:style-name="T681"><text:s/></text:span><text:span text:style-name="s31">книги</text:span><text:span text:style-name="T682"><text:s/></text:span><text:span text:style-name="s31">по</text:span><text:span text:style-name="T683"><text:s/></text:span><text:span text:style-name="s31">страницам</text:span></text:p>
      <text:p text:style-name="СтандартныйHTML"><text:span text:style-name="T684"><text:s text:c="12"/></text:span><text:span text:style-name="s11">.toList() <text:s text:c="77"/></text:span><text:span text:style-name="s31">//складываем все книги в один List</text:span></text:p>
      <text:p text:style-name="СтандартныйHTML"><text:s text:c="12"/><text:span text:style-name="s11">.stream() <text:s text:c="63"/></text:span><text:span text:style-name="s11"><text:s text:c="14"/></text:span><text:span text:style-name="s31">//делаем стрим с новым классом Book</text:span></text:p>
      <text:p text:style-name="СтандартныйHTML"><text:s text:c="12"/><text:span text:style-name="s11">.filter(book -&gt; book.getYear()&gt;</text:span><text:span text:style-name="s21">2000</text:span><text:span text:style-name="s11">) <text:s text:c="50"/></text:span><text:span text:style-name="s31">//ограничиваем показ книг только для тех у кого год выпуска меньше 2000</text:span></text:p>
      <text:p text:style-name="СтандартныйHTML"><text:s text:c="12"/><text:span text:style-name="s11">.limit(</text:span><text:span text:style-name="s21">3</text:span><text:span text:style-name="s11">)<text:s/></text:span><text:span text:style-name="s11"><text:s text:c="69"/></text:span><text:span text:style-name="s31">//ограничиваем показ книг до трех</text:span></text:p>
      <text:p text:style-name="СтандартныйHTML"><text:s text:c="12"/><text:span text:style-name="s31">//.peek(book -&gt; System.out.println(book)) <text:s text:c="45"/>//можно посмотреть информацию о найденной книге</text:span></text:p>
      <text:p text:style-name="СтандартныйHTML"><text:s text:c="6"/><text:s text:c="6"/><text:span text:style-name="s11">.map(Book::getYear) <text:s text:c="67"/></text:span><text:span text:style-name="s31">//насколько я понял, это метод короткого замыкания</text:span></text:p>
      <text:p text:style-name="СтандартныйHTML"><text:s text:c="12"/><text:span text:style-name="s11">.findFirst() <text:s text:c="74"/></text:span><text:span text:style-name="s31">//у первой на</text:span><text:span text:style-name="s31">йденной книги берем getYear</text:span></text:p>
      <text:p text:style-name="СтандартныйHTML"><text:s text:c="12"/><text:span text:style-name="s11">.map(year -&gt;<text:s/></text:span><text:span text:style-name="s41">"Год выпуска: "<text:s/></text:span><text:span text:style-name="s11">+ year) <text:s text:c="50"/></text:span><text:span text:style-name="s31">//воспринимаем результат getYear как year</text:span></text:p>
      <text:p text:style-name="СтандартныйHTML"><text:s text:c="12"/><text:span text:style-name="s11">.ifPresentOrElse(System.out::println,() -&gt; System.out.println(</text:span><text:span text:style-name="s41">"Книга отсутс</text:span><text:span text:style-name="s41">твует"</text:span><text:span text:style-name="s11">));<text:s/></text:span><text:span text:style-name="s31">//не знаю как проверить, но код рабочий</text:span></text:p>
      <text:p text:style-name="СтандартныйHTML"><text:s text:c="99"/></text:p>
      <text:p text:style-name="СтандартныйHTML"><text:s text:c="12"/></text:p>
      <text:p text:style-name="СтандартныйHTML"><text:s text:c="93"/><text:s text:c="6"/><text:span text:style-name="T685">//</text:span><text:span text:style-name="s31">Пример</text:span><text:span text:style-name="T686"><text:s/></text:span><text:span text:style-name="s31">вывода</text:span></text:p>
      <text:p text:style-name="P687"/>
      <text:p text:style-name="СтандартныйHTML"><text:span text:style-name="T688"><text:s text:c="99"/></text:span><text:span text:style-name="T689">//Student A books:0</text:span></text:p>
      <text:soft-page-break/>
      <text:p text:style-name="СтандартныйHTML"><text:span text:style-name="T690"><text:s text:c="99"/></text:span><text:span text:style-name="T691">//Student I<text:s/></text:span><text:span text:style-name="T692">books:0</text:span></text:p>
      <text:p text:style-name="СтандартныйHTML"><text:span text:style-name="T693"><text:s text:c="99"/></text:span><text:span text:style-name="T694">//Student G books:0</text:span></text:p>
      <text:p text:style-name="СтандартныйHTML"><text:span text:style-name="T695"><text:s text:c="99"/></text:span><text:span text:style-name="T696">//Student D books:0</text:span></text:p>
      <text:p text:style-name="СтандартныйHTML"><text:span text:style-name="T697"><text:s text:c="10"/></text:span><text:span text:style-name="T698"><text:s text:c="89"/></text:span><text:span text:style-name="T699">//Student H books:0</text:span></text:p>
      <text:p text:style-name="СтандартныйHTML"><text:span text:style-name="T700"><text:s text:c="99"/></text:span><text:span text:style-name="T701">//Student D books:0</text:span></text:p>
      <text:p text:style-name="СтандартныйHTML"><text:span text:style-name="T702"><text:s text:c="28"/></text:span><text:span text:style-name="T703"><text:s text:c="71"/></text:span><text:span text:style-name="T704">//Student F books:0</text:span></text:p>
      <text:p text:style-name="СтандартныйHTML"><text:span text:style-name="T705"><text:s text:c="99"/></text:span><text:span text:style-name="T706">//Student G books:0</text:span></text:p>
      <text:p text:style-name="СтандартныйHTML"><text:span text:style-name="T707"><text:s text:c="46"/></text:span><text:span text:style-name="T708"><text:s text:c="53"/></text:span><text:span text:style-name="T709">//Student G books:0</text:span></text:p>
      <text:p text:style-name="СтандартныйHTML"><text:span text:style-name="T710"><text:s text:c="99"/></text:span><text:span text:style-name="T711">//Student I books:0</text:span></text:p>
      <text:p text:style-name="СтандартныйHTML"><text:span text:style-name="T712"><text:s text:c="64"/></text:span><text:span text:style-name="T713"><text:s text:c="35"/></text:span><text:span text:style-name="T714">//Student J books:0</text:span></text:p>
      <text:p text:style-name="СтандартныйHTML"><text:span text:style-name="T715"><text:s text:c="99"/></text:span><text:span text:style-name="T716">//Student B books:0</text:span></text:p>
      <text:p text:style-name="СтандартныйHTML"><text:span text:style-name="T717"><text:s text:c="82"/></text:span><text:span text:style-name="T718"><text:s text:c="17"/></text:span><text:span text:style-name="T719">//Student A books:0</text:span></text:p>
      <text:p text:style-name="СтандартныйHTML"><text:span text:style-name="T720"><text:s text:c="99"/></text:span><text:span text:style-name="T721">//book3 Author: H.G Year: 2005 Pages: 20 Optional: Made in Russia Federation (</text:span><text:span text:style-name="s31">строчка</text:span><text:span text:style-name="T722"><text:s/></text:span><text:span text:style-name="s31">закоментирована</text:span><text:span text:style-name="T723">,<text:s/></text:span><text:span text:style-name="s31">показывать</text:span><text:span text:style-name="T724"><text:s/></text:span><text:span text:style-name="s31">не</text:span><text:span text:style-name="T725"><text:s/></text:span><text:span text:style-name="s31">буд</text:span><text:span text:style-name="s31">ет</text:span><text:span text:style-name="T726">) //Optional<text:s/></text:span><text:span text:style-name="s31">добавил</text:span><text:span text:style-name="T727"><text:s/></text:span><text:span text:style-name="s31">до</text:span><text:span text:style-name="T728"><text:s/></text:span><text:span text:style-name="s31">того</text:span><text:span text:style-name="T729"><text:s/></text:span><text:span text:style-name="s31">как</text:span><text:span text:style-name="T730"><text:s/></text:span><text:span text:style-name="s31">прочитать</text:span><text:span text:style-name="T731"><text:s/></text:span><text:span text:style-name="s31">про</text:span><text:span text:style-name="T732"><text:s/></text:span><text:span text:style-name="s31">короткое</text:span><text:span text:style-name="T733"><text:s/></text:span><text:span text:style-name="s31">замыкание</text:span></text:p>
      <text:p text:style-name="СтандартныйHTML"><text:span text:style-name="T734"><text:s text:c="99"/></text:span><text:span text:style-name="s31">//Год выпуска: 2005</text:span></text:p>
      <text:p text:style-name="СтандартныйHTML"/>
      <text:p text:style-name="СтандартныйHTML"/>
      <text:p text:style-name="СтандартныйHTML"/>
      <text:p text:style-name="СтандартныйHTML"/>
      <text:p text:style-name="СтандартныйHTML"/>
      <text:p text:style-name="СтандартныйHTML"><text:s text:c="4"/><text:span text:style-name="s11">}</text:span></text:p>
      <text:p text:style-name="СтандартныйHTML"><text:span text:style-name="s11">}</text:span></text:p>
      <text:p text:style-name="P735"/>
      <table:table table:style-name="Table736">
        <table:table-columns>
          <table:table-column table:style-name="TableColumn737"/>
        </table:table-columns>
        <table:table-row table:style-name="TableRow738">
          <table:table-cell table:style-name="TableCell739">
            <text:p text:style-name="P740"><text:span text:style-name="T741">MyHardHashSet — копия.java</text:span><text:s/></text:p>
          </table:table-cell>
        </table:table-row>
      </table:table>
      <text:p text:style-name="СтандартныйHTML"><text:span text:style-name="T742">package<text:s/></text:span><text:span text:style-name="T743">src.main.java.base;</text:span></text:p>
      <text:p text:style-name="P744"/>
      <text:p text:style-name="СтандартныйHTML"><text:span text:style-name="s01">import<text:s/></text:span><text:span text:style-name="s11">java.util.Arrays;</text:span></text:p>
      <text:p text:style-name="СтандартныйHTML"/>
      <text:p text:style-name="СтандартныйHTML"><text:span text:style-name="s21">/* Допустим что я не знаю что такое Node и не знаю что HashSet написан с помощью HashMap.<text:s/></text:span></text:p>
      <text:p text:style-name="СтандартныйHTML"><text:span text:style-name="s21"><text:s/>* Попробуем реализовать коллекцию с помощью простого массива. Для этого добавим дополнительные<text:s/></text:span></text:p>
      <text:p text:style-name="СтандартныйHTML"><text:span text:style-name="s21"><text:s/>* функции увеличения</text:span><text:span text:style-name="s21"><text:s/>и уменьшения массива. <text:s/></text:span></text:p>
      <text:p text:style-name="СтандартныйHTML"><text:span text:style-name="s21"><text:s/></text:span><text:span text:style-name="T745">*/</text:span></text:p>
      <text:p text:style-name="P746"/>
      <text:p text:style-name="P747"/>
      <text:p text:style-name="P748"/>
      <text:p text:style-name="P749"/>
      <text:p text:style-name="P750"/>
      <text:p text:style-name="СтандартныйHTML"><text:span text:style-name="T751">public class<text:s/></text:span><text:span text:style-name="T752">MyHardHashSet&lt;T&gt;{</text:span></text:p>
      <text:p text:style-name="P753"/>
      <text:p text:style-name="СтандартныйHTML"><text:span text:style-name="T754"><text:s text:c="4"/></text:span><text:span text:style-name="T755">private<text:s/></text:span><text:span text:style-name="T756">T[] mas = (T[])<text:s/></text:span><text:span text:style-name="T757">new<text:s/></text:span><text:span text:style-name="T758">Object[</text:span><text:span text:style-name="T759">0</text:span><text:span text:style-name="T760">];</text:span></text:p>
      <text:p text:style-name="P761"/>
      <text:p text:style-name="СтандартныйHTML"><text:span text:style-name="T762"><text:s text:c="4"/></text:span><text:span text:style-name="T763">private void<text:s/></text:span><text:span text:style-name="T764">resize(){</text:span></text:p>
      <text:p text:style-name="СтандартныйHTML"><text:span text:style-name="T765"><text:s text:c="8"/></text:span><text:span text:style-name="T766">mas = Arrays.copyOf(mas, mas.length+</text:span><text:span text:style-name="T767">1</text:span><text:span text:style-name="T768">);</text:span></text:p>
      <text:p text:style-name="СтандартныйHTML"><text:span text:style-name="T769"><text:s text:c="4"/></text:span><text:span text:style-name="T770">}</text:span></text:p>
      <text:p text:style-name="P771"/>
      <text:p text:style-name="СтандартныйHTML"><text:span text:style-name="T772"><text:s text:c="4"/></text:span><text:span text:style-name="T773">private void<text:s/></text:span><text:span text:style-name="T774">decreasize()</text:span></text:p>
      <text:p text:style-name="СтандартныйHTML"><text:span text:style-name="T775"><text:s text:c="4"/></text:span><text:span text:style-name="T776">{</text:span></text:p>
      <text:p text:style-name="СтандартныйHTML"><text:span text:style-name="T777"><text:s text:c="8"/></text:span><text:span text:style-name="T778">mas =<text:s/></text:span><text:span text:style-name="T779">Arrays.copyOf(mas, mas.length-</text:span><text:span text:style-name="T780">1</text:span><text:span text:style-name="T781">);</text:span></text:p>
      <text:p text:style-name="СтандартныйHTML"><text:span text:style-name="T782"><text:s text:c="4"/></text:span><text:span text:style-name="T783">}</text:span></text:p>
      <text:p text:style-name="P784"/>
      <text:p text:style-name="СтандартныйHTML"><text:span text:style-name="T785"><text:s text:c="4"/></text:span><text:span text:style-name="T786">public boolean<text:s/></text:span><text:span text:style-name="T787">add(T value){</text:span></text:p>
      <text:p text:style-name="P788"/>
      <text:p text:style-name="СтандартныйHTML"><text:span text:style-name="T789"><text:s text:c="8"/></text:span><text:span text:style-name="T790">for<text:s/></text:span><text:span text:style-name="T791">(T val : mas) {</text:span></text:p>
      <text:p text:style-name="СтандартныйHTML"><text:span text:style-name="T792"><text:s text:c="12"/></text:span><text:span text:style-name="T793">if<text:s/></text:span><text:span text:style-name="T794">(val == value) {</text:span></text:p>
      <text:p text:style-name="СтандартныйHTML"><text:span text:style-name="T795"><text:s text:c="16"/></text:span><text:span text:style-name="T796">return false</text:span><text:span text:style-name="T797">;</text:span></text:p>
      <text:p text:style-name="СтандартныйHTML"><text:span text:style-name="T798"><text:s text:c="12"/></text:span><text:span text:style-name="T799">}</text:span></text:p>
      <text:p text:style-name="СтандартныйHTML"><text:span text:style-name="T800"><text:s text:c="8"/></text:span><text:span text:style-name="T801">}</text:span></text:p>
      <text:p text:style-name="СтандартныйHTML"><text:span text:style-name="T802"><text:s text:c="8"/></text:span><text:span text:style-name="T803">resize();</text:span></text:p>
      <text:p text:style-name="СтандартныйHTML"><text:span text:style-name="T804"><text:s text:c="8"/></text:span><text:span text:style-name="T805">mas[mas.length-</text:span><text:span text:style-name="T806">1</text:span><text:span text:style-name="T807">] = value;</text:span></text:p>
      <text:p text:style-name="СтандартныйHTML"><text:span text:style-name="T808"><text:s text:c="8"/></text:span><text:span text:style-name="T809">return</text:span><text:span text:style-name="T810"><text:s/>true</text:span><text:span text:style-name="T811">;</text:span></text:p>
      <text:p text:style-name="СтандартныйHTML"><text:span text:style-name="T812"><text:s text:c="4"/></text:span><text:span text:style-name="T813">}</text:span></text:p>
      <text:p text:style-name="P814"><text:s text:c="4"/></text:p>
      <text:p text:style-name="СтандартныйHTML"><text:span text:style-name="T815"><text:s text:c="4"/></text:span><text:span text:style-name="T816">public boolean<text:s/></text:span><text:span text:style-name="T817">remove(T value){</text:span></text:p>
      <text:p text:style-name="СтандартныйHTML"><text:span text:style-name="T818"><text:s text:c="8"/></text:span><text:span text:style-name="T819">for<text:s/></text:span><text:span text:style-name="T820">(</text:span><text:span text:style-name="T821">int<text:s/></text:span><text:span text:style-name="T822">i =<text:s/></text:span><text:span text:style-name="T823">0</text:span><text:span text:style-name="T824">;i&lt;mas.length;i++)</text:span></text:p>
      <text:p text:style-name="СтандартныйHTML"><text:span text:style-name="T825"><text:s text:c="8"/></text:span><text:span text:style-name="T826">{</text:span></text:p>
      <text:p text:style-name="СтандартныйHTML"><text:span text:style-name="T827"><text:s text:c="12"/></text:span><text:span text:style-name="T828">if<text:s/></text:span><text:span text:style-name="T829">(mas[i] == value){</text:span></text:p>
      <text:p text:style-name="СтандартныйHTML"><text:span text:style-name="T830"><text:s text:c="16"/></text:span><text:span text:style-name="T831">mas[i] = mas[mas.length-</text:span><text:span text:style-name="T832">1</text:span><text:span text:style-name="T833">];</text:span></text:p>
      <text:p text:style-name="СтандартныйHTML"><text:span text:style-name="T834"><text:s text:c="16"/></text:span><text:span text:style-name="T835">decreasize();</text:span></text:p>
      <text:p text:style-name="СтандартныйHTML"><text:span text:style-name="T836"><text:s text:c="16"/></text:span><text:span text:style-name="T837">return true</text:span><text:span text:style-name="T838">;</text:span></text:p>
      <text:p text:style-name="СтандартныйHTML"><text:span text:style-name="T839"><text:s text:c="12"/></text:span><text:span text:style-name="T840">}</text:span></text:p>
      <text:p text:style-name="СтандартныйHTML"><text:span text:style-name="T841"><text:s text:c="8"/></text:span><text:span text:style-name="T842">}</text:span></text:p>
      <text:p text:style-name="СтандартныйHTML"><text:span text:style-name="T843"><text:s text:c="8"/></text:span><text:span text:style-name="T844">return false</text:span><text:span text:style-name="T845">;</text:span></text:p>
      <text:p text:style-name="СтандартныйHTML"><text:span text:style-name="T846"><text:s text:c="4"/></text:span><text:span text:style-name="T847">}</text:span></text:p>
      <text:p text:style-name="P848"/>
      <text:p text:style-name="СтандартныйHTML"><text:span text:style-name="T849"><text:s text:c="4"/></text:span><text:span text:style-name="T850">public<text:s/></text:span><text:span text:style-name="T851">StringBuilder strmas() { <text:s text:c="20"/></text:span><text:span text:style-name="T852">//</text:span><text:span text:style-name="s21">Для</text:span><text:span text:style-name="T853"><text:s/></text:span><text:span text:style-name="s21">тестов</text:span></text:p>
      <text:p text:style-name="P854"/>
      <text:p text:style-name="СтандартныйHTML"><text:span text:style-name="T855"><text:s text:c="8"/></text:span><text:span text:style-name="T856">StringBuilder ret =<text:s/></text:span><text:span text:style-name="T857">new<text:s/></text:span><text:span text:style-name="T858">StringBuilder(</text:span><text:span text:style-name="T859">"["</text:span><text:span text:style-name="T860">);</text:span></text:p>
      <text:p text:style-name="P861"/>
      <text:p text:style-name="СтандартныйHTML"><text:span text:style-name="T862"><text:s text:c="8"/></text:span><text:span text:style-name="T863">if<text:s/></text:span><text:span text:style-name="T864">(mas.length&gt;=</text:span><text:span text:style-name="T865">1</text:span><text:span text:style-name="T866">)</text:span></text:p>
      <text:p text:style-name="СтандартныйHTML"><text:span text:style-name="T867"><text:s text:c="8"/></text:span><text:span text:style-name="T868">{</text:span></text:p>
      <text:p text:style-name="P869"><text:s text:c="8"/></text:p>
      <text:p text:style-name="СтандартныйHTML"><text:span text:style-name="T870"><text:s text:c="8"/></text:span><text:span text:style-name="T871">for<text:s/></text:span><text:span text:style-name="T872">(</text:span><text:span text:style-name="T873">int<text:s/></text:span><text:span text:style-name="T874">i =<text:s/></text:span><text:span text:style-name="T875">0</text:span><text:span text:style-name="T876">;i&lt;mas.length-</text:span><text:span text:style-name="T877">1</text:span><text:span text:style-name="T878">;i++)</text:span></text:p>
      <text:soft-page-break/>
      <text:p text:style-name="СтандартныйHTML"><text:span text:style-name="T879"><text:s text:c="8"/></text:span><text:span text:style-name="T880">{</text:span></text:p>
      <text:p text:style-name="СтандартныйHTML"><text:span text:style-name="T881"><text:s text:c="12"/></text:span><text:span text:style-name="T882">ret.append(mas[i].toString()).append(</text:span><text:span text:style-name="T883">", "</text:span><text:span text:style-name="T884">);</text:span></text:p>
      <text:p text:style-name="СтандартныйHTML"><text:span text:style-name="T885"><text:s text:c="8"/></text:span><text:span text:style-name="T886">}</text:span></text:p>
      <text:p text:style-name="СтандартныйHTML"><text:span text:style-name="T887"><text:s text:c="8"/></text:span><text:span text:style-name="T888">ret.append(mas[mas.length-</text:span><text:span text:style-name="T889">1</text:span><text:span text:style-name="T890">].toString()).append(</text:span><text:span text:style-name="T891">"]"</text:span><text:span text:style-name="T892">);</text:span></text:p>
      <text:p text:style-name="СтандартныйHTML"><text:span text:style-name="T893"><text:s text:c="8"/></text:span><text:span text:style-name="T894">return<text:s/></text:span><text:span text:style-name="T895">ret;</text:span></text:p>
      <text:p text:style-name="СтандартныйHTML"><text:span text:style-name="T896"><text:s text:c="8"/></text:span><text:span text:style-name="T897">}</text:span></text:p>
      <text:p text:style-name="СтандартныйHTML"><text:span text:style-name="T898"><text:s text:c="8"/></text:span><text:span text:style-name="T899">else<text:s/></text:span><text:span text:style-name="T900">{</text:span></text:p>
      <text:p text:style-name="СтандартныйHTML"><text:span text:style-name="T901"><text:s text:c="12"/></text:span><text:span text:style-name="T902">ret.append(</text:span><text:span text:style-name="T903">"]"</text:span><text:span text:style-name="T904">);</text:span></text:p>
      <text:p text:style-name="СтандартныйHTML"><text:span text:style-name="T905"><text:s text:c="12"/></text:span><text:span text:style-name="s01">return<text:s/></text:span><text:span text:style-name="s11">ret;</text:span></text:p>
      <text:p text:style-name="СтандартныйHTML"><text:s text:c="8"/><text:span text:style-name="s11">}</text:span></text:p>
      <text:p text:style-name="СтандартныйHTML"><text:s text:c="4"/><text:span text:style-name="s11">}</text:span></text:p>
      <text:p text:style-name="СтандартныйHTML"/>
      <text:p text:style-name="СтандартныйHTML"><text:span text:style-name="s11">}</text:span></text:p>
      <text:p text:style-name="P906"/>
      <table:table table:style-name="Table907">
        <table:table-columns>
          <table:table-column table:style-name="TableColumn908"/>
        </table:table-columns>
        <table:table-row table:style-name="TableRow909">
          <table:table-cell table:style-name="TableCell910">
            <text:p text:style-name="P911"><text:span text:style-name="T912">MyEasyHashSet — копия.java</text:span><text:s/></text:p>
          </table:table-cell>
        </table:table-row>
      </table:table>
      <text:p text:style-name="СтандартныйHTML"><text:span text:style-name="T913">package<text:s/></text:span><text:span text:style-name="T914">src.main.java.base;</text:span></text:p>
      <text:p text:style-name="P915"/>
      <text:p text:style-name="СтандартныйHTML"><text:span text:style-name="s01">import<text:s/></text:span><text:span text:style-name="s11">java.util.LinkedList;</text:span></text:p>
      <text:p text:style-name="СтандартныйHTML"/>
      <text:p text:style-name="СтандартныйHTML"/>
      <text:p text:style-name="СтандартныйHTML"><text:span text:style-name="s21">/*<text:s/></text:span></text:p>
      <text:p text:style-name="СтандартныйHTML"><text:span text:style-name="s21"><text:s/>* Set - неупорядоченный набор уникальных значений,<text:s/></text:span></text:p>
      <text:p text:style-name="СтандартныйHTML"><text:span text:style-name="s21"><text:s/>* <text:s/>добавим список в поле, который будем контролировать.<text:s/></text:span></text:p>
      <text:p text:style-name="СтандартныйHTML"><text:span text:style-name="s21"><text:s/>* <text:s/>Да, можно получить список и работать с ним как с</text:span><text:span text:style-name="s21"><text:s/>списком,<text:s/></text:span></text:p>
      <text:p text:style-name="СтандартныйHTML"><text:span text:style-name="s21"><text:s/>* <text:s/>но изменения не будут влиять на сам объект MyEasyHashSet,<text:s/></text:span></text:p>
      <text:p text:style-name="СтандартныйHTML"><text:span text:style-name="s21"><text:s/>* <text:s/>так как создается новый объект LinkedList, поэтому<text:s/></text:span></text:p>
      <text:p text:style-name="СтандартныйHTML"><text:span text:style-name="s21"><text:s/>* <text:s/>сам объект можно воспринимать как аналог HashSet<text:s/></text:span></text:p>
      <text:p text:style-name="СтандартныйHTML"><text:span text:style-name="s21"><text:s/>* <text:s/></text:span></text:p>
      <text:p text:style-name="СтандартныйHTML"><text:span text:style-name="s21"><text:s/>* <text:s/>Это простая версия аналога HashSet<text:s/></text:span></text:p>
      <text:p text:style-name="СтандартныйHTML"><text:span text:style-name="s21"><text:s/>* <text:s/></text:span></text:p>
      <text:p text:style-name="СтандартныйHTML"><text:span text:style-name="s21"><text:s/></text:span><text:span text:style-name="T916">*/</text:span></text:p>
      <text:p text:style-name="P917"/>
      <text:p text:style-name="СтандартныйHTML"><text:span text:style-name="T918">public class<text:s/></text:span><text:span text:style-name="T919">MyEa</text:span><text:span text:style-name="T920">syHashSet&lt;T&gt;{</text:span></text:p>
      <text:p text:style-name="P921"/>
      <text:p text:style-name="СтандартныйHTML"><text:span text:style-name="T922"><text:s text:c="4"/></text:span><text:span text:style-name="T923">private final<text:s/></text:span><text:span text:style-name="T924">LinkedList&lt;T&gt; list =<text:s/></text:span><text:span text:style-name="T925">new<text:s/></text:span><text:span text:style-name="T926">LinkedList&lt;&gt;();</text:span></text:p>
      <text:p text:style-name="P927"/>
      <text:p text:style-name="СтандартныйHTML"><text:span text:style-name="T928"><text:s text:c="4"/></text:span><text:span text:style-name="T929">public boolean<text:s/></text:span><text:span text:style-name="T930">add(T value){</text:span></text:p>
      <text:p text:style-name="СтандартныйHTML"><text:span text:style-name="T931"><text:s text:c="8"/></text:span><text:span text:style-name="T932">return<text:s/></text:span><text:span text:style-name="T933">list.contains(value)?</text:span><text:span text:style-name="T934">false</text:span><text:span text:style-name="T935">:list.add(value);</text:span></text:p>
      <text:p text:style-name="СтандартныйHTML"><text:span text:style-name="T936"><text:s text:c="4"/></text:span><text:span text:style-name="T937">}</text:span></text:p>
      <text:p text:style-name="P938"><text:s text:c="4"/></text:p>
      <text:p text:style-name="СтандартныйHTML"><text:span text:style-name="T939"><text:s text:c="4"/></text:span><text:span text:style-name="T940">public boolean<text:s/></text:span><text:span text:style-name="T941">remove(T value){</text:span></text:p>
      <text:p text:style-name="СтандартныйHTML"><text:span text:style-name="T942"><text:s text:c="8"/></text:span><text:span text:style-name="T943">return<text:s/></text:span><text:span text:style-name="T944">list.contains(value)?list.remove(value):</text:span><text:span text:style-name="T945">false</text:span><text:span text:style-name="T946">;</text:span></text:p>
      <text:p text:style-name="СтандартныйHTML"><text:span text:style-name="T947"><text:s text:c="4"/></text:span><text:span text:style-name="T948">}</text:span></text:p>
      <text:p text:style-name="P949"><text:s text:c="4"/></text:p>
      <text:p text:style-name="СтандартныйHTML"><text:span text:style-name="T950"><text:s text:c="4"/></text:span><text:span text:style-name="T951">public<text:s/></text:span><text:span text:style-name="T952">LinkedList&lt;T&gt; getList() { <text:s text:c="20"/></text:span><text:span text:style-name="T953">//</text:span><text:span text:style-name="s21">Для</text:span><text:span text:style-name="T954"><text:s/></text:span><text:span text:style-name="s21">тестов</text:span></text:p>
      <text:p text:style-name="СтандартныйHTML"><text:span text:style-name="T955"><text:s text:c="8"/></text:span><text:span text:style-name="s01">return new<text:s/></text:span><text:span text:style-name="s11">LinkedList&lt;&gt;(list);</text:span></text:p>
      <text:p text:style-name="СтандартныйHTML"><text:s text:c="4"/><text:span text:style-name="s11">}</text:span></text:p>
      <text:p text:style-name="СтандартныйHTML"/>
      <text:p text:style-name="СтандартныйHTML"><text:span text:style-name="s11">}</text:span></text:p>
      <text:p text:style-name="P956"/>
      <table:table table:style-name="Table957">
        <table:table-columns>
          <table:table-column table:style-name="TableColumn958"/>
        </table:table-columns>
        <table:table-row table:style-name="TableRow959">
          <table:table-cell table:style-name="TableCell960">
            <text:p text:style-name="P961"><text:span text:style-name="T962">MyLinkedList — копия.java</text:span><text:s/></text:p>
          </table:table-cell>
        </table:table-row>
      </table:table>
      <text:p text:style-name="СтандартныйHTML"><text:span text:style-name="T963">package<text:s/></text:span><text:span text:style-name="T964">src.main.java.base;</text:span></text:p>
      <text:p text:style-name="P965"/>
      <text:p text:style-name="СтандартныйHTML"><text:span text:style-name="T966">import<text:s/></text:span><text:span text:style-name="T967">java.util.Collection;</text:span></text:p>
      <text:p text:style-name="P968"/>
      <text:p text:style-name="P969"/>
      <text:p text:style-name="СтандартныйHTML"><text:span text:style-name="T970">public class<text:s/></text:span><text:span text:style-name="T971">MyLinkedList&lt;T&gt;</text:span><text:span text:style-name="T972"><text:s/>{</text:span></text:p>
      <text:p text:style-name="P973"/>
      <text:p text:style-name="СтандартныйHTML"><text:span text:style-name="T974"><text:s text:c="4"/></text:span><text:span text:style-name="T975">private<text:s/></text:span><text:span text:style-name="T976">Node&lt;T&gt; start =<text:s/></text:span><text:span text:style-name="T977">null</text:span><text:span text:style-name="T978">;</text:span></text:p>
      <text:p text:style-name="P979"/>
      <text:p text:style-name="СтандартныйHTML"><text:span text:style-name="T980"><text:s text:c="4"/></text:span><text:span text:style-name="T981">public boolean<text:s/></text:span><text:span text:style-name="T982">add(T value){</text:span></text:p>
      <text:p text:style-name="СтандартныйHTML"><text:span text:style-name="T983"><text:s text:c="8"/></text:span><text:span text:style-name="T984">if<text:s/></text:span><text:span text:style-name="T985">(start ==<text:s/></text:span><text:span text:style-name="T986">null</text:span><text:span text:style-name="T987">){</text:span></text:p>
      <text:p text:style-name="СтандартныйHTML"><text:span text:style-name="T988"><text:s text:c="12"/></text:span><text:span text:style-name="T989">start =<text:s/></text:span><text:span text:style-name="T990">new<text:s/></text:span><text:span text:style-name="T991">Node&lt;&gt;(value);</text:span></text:p>
      <text:p text:style-name="СтандартныйHTML"><text:span text:style-name="T992"><text:s text:c="8"/></text:span><text:span text:style-name="T993">}</text:span></text:p>
      <text:p text:style-name="СтандартныйHTML"><text:span text:style-name="T994"><text:s text:c="8"/></text:span><text:span text:style-name="T995">else</text:span><text:span text:style-name="T996">{</text:span></text:p>
      <text:p text:style-name="СтандартныйHTML"><text:span text:style-name="T997"><text:s text:c="12"/></text:span><text:span text:style-name="T998">Node&lt;T&gt; curr = start;</text:span></text:p>
      <text:p text:style-name="СтандартныйHTML"><text:span text:style-name="T999"><text:s text:c="12"/></text:span><text:span text:style-name="T1000">while<text:s/></text:span><text:span text:style-name="T1001">(</text:span><text:span text:style-name="T1002">true</text:span><text:span text:style-name="T1003">) {<text:s/></text:span></text:p>
      <text:p text:style-name="СтандартныйHTML"><text:span text:style-name="T1004"><text:s text:c="16"/></text:span><text:span text:style-name="T1005">if<text:s/></text:span><text:span text:style-name="T1006">(curr.next =</text:span><text:span text:style-name="T1007">=<text:s/></text:span><text:span text:style-name="T1008">null</text:span><text:span text:style-name="T1009">){</text:span></text:p>
      <text:p text:style-name="СтандартныйHTML"><text:span text:style-name="T1010"><text:s text:c="20"/></text:span><text:span text:style-name="T1011">curr.next =<text:s/></text:span><text:span text:style-name="T1012">new<text:s/></text:span><text:span text:style-name="T1013">Node&lt;&gt;(value);</text:span></text:p>
      <text:p text:style-name="СтандартныйHTML"><text:span text:style-name="T1014"><text:s text:c="28"/></text:span><text:span text:style-name="T1015">break</text:span><text:span text:style-name="T1016">;</text:span></text:p>
      <text:p text:style-name="СтандартныйHTML"><text:span text:style-name="T1017"><text:s text:c="16"/></text:span><text:span text:style-name="T1018">}</text:span></text:p>
      <text:p text:style-name="СтандартныйHTML"><text:span text:style-name="T1019"><text:s text:c="16"/></text:span><text:span text:style-name="T1020">curr = curr.next;</text:span></text:p>
      <text:p text:style-name="СтандартныйHTML"><text:span text:style-name="T1021"><text:s text:c="12"/></text:span><text:span text:style-name="T1022">}</text:span></text:p>
      <text:p text:style-name="СтандартныйHTML"><text:span text:style-name="T1023"><text:s text:c="8"/></text:span><text:span text:style-name="T1024">}</text:span></text:p>
      <text:p text:style-name="СтандартныйHTML"><text:span text:style-name="T1025"><text:s text:c="8"/></text:span><text:span text:style-name="T1026">return true</text:span><text:span text:style-name="T1027">;</text:span></text:p>
      <text:p text:style-name="СтандартныйHTML"><text:span text:style-name="T1028"><text:s text:c="4"/></text:span><text:span text:style-name="T1029">}</text:span></text:p>
      <text:p text:style-name="P1030"><text:s text:c="4"/></text:p>
      <text:p text:style-name="СтандартныйHTML"><text:span text:style-name="T1031"><text:s text:c="4"/></text:span><text:span text:style-name="T1032">public boolean<text:s/></text:span><text:span text:style-name="T1033">addAll(Collection&lt;T&gt;</text:span><text:span text:style-name="T1034"><text:s/>collection){</text:span></text:p>
      <text:p text:style-name="СтандартныйHTML"><text:span text:style-name="T1035"><text:s text:c="8"/></text:span><text:span text:style-name="T1036">if<text:s/></text:span><text:span text:style-name="T1037">(collection.isEmpty()){</text:span></text:p>
      <text:p text:style-name="СтандартныйHTML"><text:span text:style-name="T1038"><text:s text:c="12"/></text:span><text:span text:style-name="T1039">return false</text:span><text:span text:style-name="T1040">;</text:span></text:p>
      <text:p text:style-name="СтандартныйHTML"><text:span text:style-name="T1041"><text:s text:c="8"/></text:span><text:span text:style-name="T1042">}</text:span></text:p>
      <text:p text:style-name="СтандартныйHTML"><text:span text:style-name="T1043"><text:s text:c="8"/></text:span><text:span text:style-name="T1044">for<text:s/></text:span><text:span text:style-name="T1045">(T elem : collection) {</text:span></text:p>
      <text:p text:style-name="СтандартныйHTML"><text:span text:style-name="T1046"><text:s text:c="12"/></text:span><text:span text:style-name="T1047">if<text:s/></text:span><text:span text:style-name="T1048">(!add(elem)){</text:span></text:p>
      <text:p text:style-name="СтандартныйHTML"><text:span text:style-name="T1049"><text:s text:c="16"/></text:span><text:span text:style-name="T1050">return false</text:span><text:span text:style-name="T1051">;</text:span></text:p>
      <text:p text:style-name="СтандартныйHTML"><text:span text:style-name="T1052"><text:s text:c="12"/></text:span><text:span text:style-name="T1053">}</text:span></text:p>
      <text:p text:style-name="СтандартныйHTML"><text:span text:style-name="T1054"><text:s text:c="8"/></text:span><text:span text:style-name="T1055">}</text:span></text:p>
      <text:p text:style-name="СтандартныйHTML"><text:span text:style-name="T1056"><text:s text:c="8"/></text:span><text:span text:style-name="T1057">return true</text:span><text:span text:style-name="T1058">;</text:span></text:p>
      <text:p text:style-name="СтандартныйHTML"><text:span text:style-name="T1059"><text:s text:c="4"/></text:span><text:span text:style-name="T1060">}</text:span></text:p>
      <text:p text:style-name="P1061"/>
      <text:p text:style-name="P1062"/>
      <text:p text:style-name="СтандартныйHTML"><text:span text:style-name="T1063"><text:s text:c="4"/></text:span><text:span text:style-name="T1064">public boolean<text:s/></text:span><text:span text:style-name="T1065">remove(T value){</text:span></text:p>
      <text:p text:style-name="СтандартныйHTML"><text:span text:style-name="T1066"><text:s text:c="8"/></text:span><text:span text:style-name="T1067">Node&lt;T&gt; curr = start;</text:span></text:p>
      <text:p text:style-name="СтандартныйHTML"><text:span text:style-name="T1068"><text:s text:c="8"/></text:span><text:span text:style-name="T1069">if<text:s/></text:span><text:span text:style-name="T1070">(start ==<text:s/></text:span><text:span text:style-name="T1071">null</text:span><text:span text:style-name="T1072">)<text:s/></text:span><text:span text:style-name="T1073">return false</text:span><text:span text:style-name="T1074">;</text:span></text:p>
      <text:p text:style-name="СтандартныйHTML"><text:span text:style-name="T1075"><text:s text:c="8"/></text:span><text:span text:style-name="T1076">if<text:s/></text:span><text:span text:style-name="T1077">(curr.value == value){</text:span></text:p>
      <text:p text:style-name="СтандартныйHTML"><text:span text:style-name="T1078"><text:s text:c="12"/></text:span><text:span text:style-name="T1079">this</text:span><text:span text:style-name="T1080">.start = curr.next;</text:span></text:p>
      <text:p text:style-name="СтандартныйHTML"><text:span text:style-name="T1081"><text:s text:c="12"/></text:span><text:span text:style-name="T1082">return true</text:span><text:span text:style-name="T1083">;</text:span></text:p>
      <text:p text:style-name="СтандартныйHTML"><text:span text:style-name="T1084"><text:s text:c="8"/></text:span><text:span text:style-name="T1085">}</text:span></text:p>
      <text:p text:style-name="СтандартныйHTML"><text:span text:style-name="T1086"><text:s text:c="8"/></text:span><text:span text:style-name="T1087">while<text:s/></text:span><text:span text:style-name="T1088">(curr.next!=</text:span><text:span text:style-name="T1089">null</text:span><text:span text:style-name="T1090">)</text:span></text:p>
      <text:p text:style-name="СтандартныйHTML"><text:span text:style-name="T1091"><text:s text:c="8"/></text:span><text:span text:style-name="T1092">{</text:span></text:p>
      <text:p text:style-name="СтандартныйHTML"><text:span text:style-name="T1093"><text:s text:c="12"/></text:span><text:span text:style-name="T1094">if<text:s/></text:span><text:span text:style-name="T1095">(curr.next.value == value){</text:span></text:p>
      <text:p text:style-name="СтандартныйHTML"><text:span text:style-name="T1096"><text:s text:c="16"/></text:span><text:span text:style-name="T1097">curr.next = curr.next.next;</text:span></text:p>
      <text:p text:style-name="СтандартныйHTML"><text:span text:style-name="T1098"><text:s text:c="16"/></text:span><text:span text:style-name="T1099">return true</text:span><text:span text:style-name="T1100">;</text:span></text:p>
      <text:p text:style-name="СтандартныйHTML"><text:span text:style-name="T1101"><text:s text:c="12"/></text:span><text:span text:style-name="T1102">}</text:span></text:p>
      <text:p text:style-name="СтандартныйHTML"><text:span text:style-name="T1103"><text:s text:c="12"/></text:span><text:span text:style-name="T1104">curr = curr.next;</text:span></text:p>
      <text:p text:style-name="СтандартныйHTML"><text:span text:style-name="T1105"><text:s text:c="8"/></text:span><text:span text:style-name="T1106">}</text:span></text:p>
      <text:p text:style-name="СтандартныйHTML"><text:span text:style-name="T1107"><text:s text:c="8"/></text:span><text:span text:style-name="T1108">return false</text:span><text:span text:style-name="T1109">;</text:span></text:p>
      <text:p text:style-name="СтандартныйHTML"><text:span text:style-name="T1110"><text:s text:c="4"/></text:span><text:span text:style-name="T1111">}</text:span></text:p>
      <text:p text:style-name="P1112"/>
      <text:p text:style-name="СтандартныйHTML"><text:span text:style-name="T1113"><text:s text:c="4"/></text:span><text:span text:style-name="T1114">public<text:s/></text:span><text:span text:style-name="T1115">StringBuilder strLinkedList(){<text:s/></text:span></text:p>
      <text:p text:style-name="СтандартныйHTML"><text:span text:style-name="T1116"><text:s text:c="8"/></text:span><text:span text:style-name="T1117">StringBuilder ret =<text:s/></text:span><text:span text:style-name="T1118">n</text:span><text:span text:style-name="T1119">ew<text:s/></text:span><text:span text:style-name="T1120">StringBuilder(</text:span><text:span text:style-name="T1121">""</text:span><text:span text:style-name="T1122">);</text:span></text:p>
      <text:p text:style-name="СтандартныйHTML"><text:span text:style-name="T1123"><text:s text:c="8"/></text:span><text:span text:style-name="T1124">Node&lt;T&gt; curr = start;</text:span></text:p>
      <text:soft-page-break/>
      <text:p text:style-name="СтандартныйHTML"><text:span text:style-name="T1125"><text:s text:c="8"/></text:span><text:span text:style-name="T1126">if<text:s/></text:span><text:span text:style-name="T1127">(curr!=</text:span><text:span text:style-name="T1128">null</text:span><text:span text:style-name="T1129">)</text:span></text:p>
      <text:p text:style-name="СтандартныйHTML"><text:span text:style-name="T1130"><text:s text:c="8"/></text:span><text:span text:style-name="T1131">{</text:span></text:p>
      <text:p text:style-name="СтандартныйHTML"><text:span text:style-name="T1132"><text:s text:c="12"/></text:span><text:span text:style-name="T1133">ret.append(</text:span><text:span text:style-name="T1134">"["</text:span><text:span text:style-name="T1135">).append(curr.value).append(</text:span><text:span text:style-name="T1136">"]-&gt;"</text:span><text:span text:style-name="T1137">);</text:span></text:p>
      <text:p text:style-name="СтандартныйHTML"><text:span text:style-name="T1138"><text:s text:c="8"/></text:span><text:span text:style-name="T1139">}</text:span></text:p>
      <text:p text:style-name="СтандартныйHTML"><text:span text:style-name="T1140"><text:s text:c="8"/></text:span><text:span text:style-name="T1141">else<text:s/></text:span><text:span text:style-name="T1142">{</text:span></text:p>
      <text:p text:style-name="СтандартныйHTML"><text:span text:style-name="T1143"><text:s text:c="12"/></text:span><text:span text:style-name="T1144">ret.append(</text:span><text:span text:style-name="T1145">"null"</text:span><text:span text:style-name="T1146">);</text:span></text:p>
      <text:p text:style-name="СтандартныйHTML"><text:span text:style-name="T1147"><text:s text:c="12"/></text:span><text:span text:style-name="T1148">return<text:s/></text:span><text:span text:style-name="T1149">ret;</text:span></text:p>
      <text:p text:style-name="СтандартныйHTML"><text:span text:style-name="T1150"><text:s text:c="8"/></text:span><text:span text:style-name="T1151">}</text:span></text:p>
      <text:p text:style-name="СтандартныйHTML"><text:span text:style-name="T1152"><text:s text:c="8"/></text:span><text:span text:style-name="T1153">while<text:s/></text:span><text:span text:style-name="T1154">(curr.next!=</text:span><text:span text:style-name="T1155">null</text:span><text:span text:style-name="T1156">)</text:span></text:p>
      <text:p text:style-name="СтандартныйHTML"><text:span text:style-name="T1157"><text:s text:c="8"/></text:span><text:span text:style-name="T1158">{</text:span></text:p>
      <text:p text:style-name="СтандартныйHTML"><text:span text:style-name="T1159"><text:s text:c="12"/></text:span><text:span text:style-name="T1160">curr = curr.next;</text:span></text:p>
      <text:p text:style-name="СтандартныйHTML"><text:span text:style-name="T1161"><text:s text:c="12"/></text:span><text:span text:style-name="T1162">ret.append(</text:span><text:span text:style-name="T1163">"["</text:span><text:span text:style-name="T1164">).append(curr.value).append(</text:span><text:span text:style-name="T1165">"]"</text:span><text:span text:style-name="T1166">).append(</text:span><text:span text:style-name="T1167">"-&gt;"</text:span><text:span text:style-name="T1168">);</text:span></text:p>
      <text:p text:style-name="СтандартныйHTML"><text:span text:style-name="T1169"><text:s text:c="8"/></text:span><text:span text:style-name="T1170">}</text:span></text:p>
      <text:p text:style-name="СтандартныйHTML"><text:span text:style-name="T1171"><text:s text:c="8"/></text:span><text:span text:style-name="T1172">ret.append(</text:span><text:span text:style-name="T1173">"null"</text:span><text:span text:style-name="T1174">);</text:span></text:p>
      <text:p text:style-name="СтандартныйHTML"><text:span text:style-name="T1175"><text:s text:c="8"/></text:span><text:span text:style-name="T1176">return<text:s/></text:span><text:span text:style-name="T1177">ret;</text:span></text:p>
      <text:p text:style-name="СтандартныйHTML"><text:span text:style-name="T1178"><text:s text:c="4"/></text:span><text:span text:style-name="T1179">}</text:span></text:p>
      <text:p text:style-name="P1180"/>
      <text:p text:style-name="СтандартныйHTML"><text:span text:style-name="T1181">}</text:span></text:p>
      <text:p text:style-name="P1182"/>
      <text:p text:style-name="СтандартныйHTML"><text:span text:style-name="T1183">class<text:s/></text:span><text:span text:style-name="T1184">Node&lt;T&gt;{</text:span></text:p>
      <text:p text:style-name="P1185"><text:s text:c="4"/></text:p>
      <text:p text:style-name="СтандартныйHTML"><text:span text:style-name="T1186"><text:s text:c="4"/></text:span><text:span text:style-name="T1187">protected<text:s/></text:span><text:span text:style-name="T1188">T value;</text:span></text:p>
      <text:p text:style-name="СтандартныйHTML"><text:span text:style-name="T1189"><text:s text:c="4"/></text:span><text:span text:style-name="T1190">Node&lt;T&gt;</text:span><text:span text:style-name="T1191"><text:s/>next =<text:s/></text:span><text:span text:style-name="T1192">null</text:span><text:span text:style-name="T1193">;</text:span></text:p>
      <text:p text:style-name="P1194"><text:s text:c="4"/></text:p>
      <text:p text:style-name="СтандартныйHTML"><text:span text:style-name="T1195"><text:s text:c="4"/></text:span><text:span text:style-name="T1196">Node(T value){</text:span></text:p>
      <text:p text:style-name="СтандартныйHTML"><text:span text:style-name="T1197"><text:s text:c="8"/></text:span><text:span text:style-name="s01">this</text:span><text:span text:style-name="s11">.value=value;</text:span></text:p>
      <text:p text:style-name="СтандартныйHTML"><text:s text:c="4"/><text:span text:style-name="s11">}</text:span></text:p>
      <text:p text:style-name="СтандартныйHTML"/>
      <text:p text:style-name="СтандартныйHTML"><text:span text:style-name="s11">}</text:span></text:p>
      <text:p text:style-name="P1198"/>
      <table:table table:style-name="Table1199">
        <table:table-columns>
          <table:table-column table:style-name="TableColumn1200"/>
        </table:table-columns>
        <table:table-row table:style-name="TableRow1201">
          <table:table-cell table:style-name="TableCell1202">
            <text:p text:style-name="P1203"><text:span text:style-name="T1204">Student — копия.java</text:span><text:s/></text:p>
          </table:table-cell>
        </table:table-row>
      </table:table>
      <text:p text:style-name="СтандартныйHTML"><text:span text:style-name="T1205">package<text:s/></text:span><text:span text:style-name="T1206">src.main.java.base;</text:span></text:p>
      <text:p text:style-name="P1207"/>
      <text:p text:style-name="СтандартныйHTML"><text:span text:style-name="T1208">import<text:s/></text:span><text:span text:style-name="T1209">java.util.ArrayList;</text:span></text:p>
      <text:p text:style-name="СтандартныйHTML"><text:span text:style-name="T1210">import<text:s/></text:span><text:span text:style-name="T1211">java.util.List;</text:span></text:p>
      <text:p text:style-name="СтандартныйHTML"><text:span text:style-name="T1212">import<text:s/></text:span><text:span text:style-name="T1213">java.util.Random;</text:span></text:p>
      <text:p text:style-name="P1214"/>
      <text:p text:style-name="СтандартныйHTML"><text:span text:style-name="T1215">public class<text:s/></text:span><text:span text:style-name="T1216">Student {</text:span></text:p>
      <text:p text:style-name="СтандартныйHTML"><text:span text:style-name="T1217"><text:s text:c="4"/></text:span><text:span text:style-name="T1218">String name;</text:span></text:p>
      <text:p text:style-name="СтандартныйHTML"><text:span text:style-name="T1219"><text:s text:c="4"/></text:span><text:span text:style-name="T1220">private<text:s/></text:span><text:span text:style-name="T1221">List&lt;Book&gt; booklist =<text:s/></text:span><text:span text:style-name="T1222">new<text:s/></text:span><text:span text:style-name="T1223">ArrayList&lt;&gt;();</text:span></text:p>
      <text:p text:style-name="P1224"/>
      <text:p text:style-name="СтандартныйHTML"><text:span text:style-name="T1225"><text:s text:c="4"/></text:span><text:span text:style-name="T1226">public<text:s/></text:span><text:span text:style-name="T1227">Student() {</text:span></text:p>
      <text:p text:style-name="P1228"><text:s text:c="8"/></text:p>
      <text:p text:style-name="СтандартныйHTML"><text:span text:style-name="T1229"><text:s text:c="8"/></text:span><text:span text:style-name="T1230">List&lt;String&gt; namelist = List.of(</text:span><text:span text:style-name="T1231">"A"</text:span><text:span text:style-name="T1232">,</text:span><text:span text:style-name="T1233">"B"</text:span><text:span text:style-name="T1234">,</text:span><text:span text:style-name="T1235">"C"</text:span><text:span text:style-name="T1236">,</text:span><text:span text:style-name="T1237">"D"</text:span><text:span text:style-name="T1238">,</text:span><text:span text:style-name="T1239">"E"</text:span><text:span text:style-name="T1240">,</text:span><text:span text:style-name="T1241">"F"</text:span><text:span text:style-name="T1242">,</text:span><text:span text:style-name="T1243">"G"</text:span><text:span text:style-name="T1244">,</text:span><text:span text:style-name="T1245">"H"</text:span><text:span text:style-name="T1246">,</text:span><text:span text:style-name="T1247">"I"</text:span><text:span text:style-name="T1248">,</text:span><text:span text:style-name="T1249">"J"</text:span><text:span text:style-name="T1250">);</text:span></text:p>
      <text:p text:style-name="СтандартныйHTML"><text:span text:style-name="T1251"><text:s text:c="8"/></text:span><text:span text:style-name="T1252">Random rand =<text:s/></text:span><text:span text:style-name="T1253">new<text:s/></text:span><text:span text:style-name="T1254">Random();</text:span></text:p>
      <text:p text:style-name="P1255"><text:s text:c="8"/></text:p>
      <text:p text:style-name="СтандартныйHTML"><text:span text:style-name="T1256"><text:s text:c="8"/></text:span><text:span text:style-name="T1257">setName(</text:span><text:span text:style-name="T1258">"Student "</text:span><text:span text:style-name="T1259">+namelist.get(rand.nextInt(na</text:span><text:span text:style-name="T1260">melist.size())));</text:span></text:p>
      <text:p text:style-name="СтандартныйHTML"><text:span text:style-name="T1261"><text:s text:c="4"/></text:span><text:span text:style-name="T1262">}</text:span></text:p>
      <text:p text:style-name="P1263"><text:s text:c="4"/></text:p>
      <text:p text:style-name="СтандартныйHTML"><text:span text:style-name="T1264"><text:s text:c="4"/></text:span><text:span text:style-name="T1265">public<text:s/></text:span><text:span text:style-name="T1266">Student add_books(){</text:span></text:p>
      <text:p text:style-name="СтандартныйHTML"><text:span text:style-name="T1267"><text:s text:c="8"/></text:span><text:span text:style-name="T1268">Random rand =<text:s/></text:span><text:span text:style-name="T1269">new<text:s/></text:span><text:span text:style-name="T1270">Random();</text:span></text:p>
      <text:p text:style-name="СтандартныйHTML"><text:span text:style-name="T1271"><text:s text:c="8"/></text:span><text:span text:style-name="T1272">for<text:s/></text:span><text:span text:style-name="T1273">(</text:span><text:span text:style-name="T1274">int<text:s/></text:span><text:span text:style-name="T1275">i=</text:span><text:span text:style-name="T1276">0</text:span><text:span text:style-name="T1277">,j=rand.nextInt(</text:span><text:span text:style-name="T1278">5</text:span><text:span text:style-name="T1279">)+</text:span><text:span text:style-name="T1280">5</text:span><text:span text:style-name="T1281">;i&lt;j;i++){</text:span></text:p>
      <text:p text:style-name="СтандартныйHTML"><text:span text:style-name="T1282"><text:s text:c="12"/></text:span><text:span text:style-name="T1283">booklist.add(</text:span><text:span text:style-name="T1284">new<text:s/></text:span><text:span text:style-name="T1285">Book());</text:span></text:p>
      <text:p text:style-name="СтандартныйHTML"><text:span text:style-name="T1286"><text:s text:c="8"/></text:span><text:span text:style-name="T1287">}</text:span></text:p>
      <text:p text:style-name="СтандартныйHTML"><text:span text:style-name="T1288"><text:s text:c="8"/></text:span><text:span text:style-name="T1289">return this</text:span><text:span text:style-name="T1290">;</text:span></text:p>
      <text:p text:style-name="СтандартныйHTML"><text:span text:style-name="T1291"><text:s text:c="4"/></text:span><text:span text:style-name="T1292">}</text:span></text:p>
      <text:p text:style-name="P1293"><text:s text:c="4"/></text:p>
      <text:p text:style-name="P1294"><text:s text:c="4"/></text:p>
      <text:p text:style-name="P1295"><text:s text:c="4"/></text:p>
      <text:p text:style-name="СтандартныйHTML"><text:span text:style-name="T1296"><text:s text:c="4"/></text:span><text:span text:style-name="T1297">public<text:s/></text:span><text:span text:style-name="T1298">String<text:s/></text:span><text:span text:style-name="T1299">getName() {</text:span></text:p>
      <text:p text:style-name="СтандартныйHTML"><text:span text:style-name="T1300"><text:s text:c="8"/></text:span><text:span text:style-name="T1301">return<text:s/></text:span><text:span text:style-name="T1302">name;</text:span></text:p>
      <text:p text:style-name="СтандартныйHTML"><text:span text:style-name="T1303"><text:s text:c="4"/></text:span><text:span text:style-name="T1304">}</text:span></text:p>
      <text:p text:style-name="СтандартныйHTML"><text:span text:style-name="T1305"><text:s text:c="4"/></text:span><text:span text:style-name="T1306">public void<text:s/></text:span><text:span text:style-name="T1307">setName(String name) {</text:span></text:p>
      <text:p text:style-name="СтандартныйHTML"><text:span text:style-name="T1308"><text:s text:c="8"/></text:span><text:span text:style-name="T1309">this</text:span><text:span text:style-name="T1310">.name = name;</text:span></text:p>
      <text:p text:style-name="СтандартныйHTML"><text:span text:style-name="T1311"><text:s text:c="4"/></text:span><text:span text:style-name="T1312">}</text:span></text:p>
      <text:p text:style-name="СтандартныйHTML"><text:span text:style-name="T1313"><text:s text:c="4"/></text:span><text:span text:style-name="T1314">@Override</text:span></text:p>
      <text:p text:style-name="СтандартныйHTML"><text:span text:style-name="T1315"><text:s text:c="4"/></text:span><text:span text:style-name="T1316">public<text:s/></text:span><text:span text:style-name="T1317">String toString(){</text:span></text:p>
      <text:p text:style-name="СтандартныйHTML"><text:span text:style-name="T1318"><text:s text:c="8"/></text:span><text:span text:style-name="T1319">return<text:s/></text:span><text:span text:style-name="T1320">name+</text:span><text:span text:style-name="T1321">" books:"</text:span><text:span text:style-name="T1322">+booklist.size();<text:s/></text:span></text:p>
      <text:p text:style-name="СтандартныйHTML"><text:span text:style-name="T1323"><text:s text:c="4"/></text:span><text:span text:style-name="T1324">}</text:span></text:p>
      <text:p text:style-name="P1325"/>
      <text:p text:style-name="СтандартныйHTML"><text:span text:style-name="T1326"><text:s text:c="4"/></text:span><text:span text:style-name="T1327">public<text:s/></text:span><text:span text:style-name="T1328">List&lt;Book&gt; getBooklist() {</text:span></text:p>
      <text:p text:style-name="СтандартныйHTML"><text:span text:style-name="T1329"><text:s text:c="8"/></text:span><text:span text:style-name="T1330">r</text:span><text:span text:style-name="T1331">eturn<text:s/></text:span><text:span text:style-name="T1332">List.copyOf(booklist);</text:span></text:p>
      <text:p text:style-name="СтандартныйHTML"><text:span text:style-name="T1333"><text:s text:c="4"/></text:span><text:span text:style-name="s11">}</text:span></text:p>
      <text:p text:style-name="СтандартныйHTML"/>
      <text:p text:style-name="СтандартныйHTML"><text:span text:style-name="s11">}</text:span></text:p>
      <text:p text:style-name="P1334"/>
      <table:table table:style-name="Table1335">
        <table:table-columns>
          <table:table-column table:style-name="TableColumn1336"/>
        </table:table-columns>
        <table:table-row table:style-name="TableRow1337">
          <table:table-cell table:style-name="TableCell1338">
            <text:p text:style-name="P1339"><text:span text:style-name="T1340">Book — копия.java</text:span><text:s/></text:p>
          </table:table-cell>
        </table:table-row>
      </table:table>
      <text:p text:style-name="СтандартныйHTML"><text:span text:style-name="T1341">package<text:s/></text:span><text:span text:style-name="T1342">src.main.java.base;</text:span></text:p>
      <text:p text:style-name="P1343"/>
      <text:p text:style-name="СтандартныйHTML"><text:span text:style-name="T1344">import<text:s/></text:span><text:span text:style-name="T1345">java.util.List;</text:span></text:p>
      <text:p text:style-name="СтандартныйHTML"><text:span text:style-name="T1346">import<text:s/></text:span><text:span text:style-name="T1347">java.util.Random;</text:span></text:p>
      <text:p text:style-name="P1348"/>
      <text:p text:style-name="P1349"/>
      <text:p text:style-name="СтандартныйHTML"><text:span text:style-name="T1350">public class<text:s/></text:span><text:span text:style-name="T1351">Book {</text:span></text:p>
      <text:p text:style-name="СтандартныйHTML"><text:span text:style-name="T1352"><text:s text:c="4"/></text:span><text:span text:style-name="T1353">String name;</text:span></text:p>
      <text:p text:style-name="СтандартныйHTML"><text:span text:style-name="T1354"><text:s text:c="4"/></text:span><text:span text:style-name="T1355">String author;</text:span></text:p>
      <text:p text:style-name="СтандартныйHTML"><text:span text:style-name="T1356"><text:s text:c="4"/></text:span><text:span text:style-name="T1357">Integer year;</text:span></text:p>
      <text:p text:style-name="СтандартныйHTML"><text:span text:style-name="T1358"><text:s text:c="4"/></text:span><text:span text:style-name="T1359">Integer pages;</text:span></text:p>
      <text:p text:style-name="СтандартныйHTML"><text:span text:style-name="T1360"><text:s text:c="4"/></text:span><text:span text:style-name="T1361">String optional;</text:span></text:p>
      <text:p text:style-name="P1362"/>
      <text:p text:style-name="P1363"/>
      <text:p text:style-name="СтандартныйHTML"><text:span text:style-name="T1364"><text:s text:c="4"/></text:span><text:span text:style-name="T1365">Book(){</text:span></text:p>
      <text:p text:style-name="P1366"/>
      <text:p text:style-name="СтандартныйHTML"><text:span text:style-name="T1367"><text:s text:c="8"/></text:span><text:span text:style-name="T1368">Random rand =<text:s/></text:span><text:span text:style-name="T1369">new<text:s/></text:span><text:span text:style-name="T1370">Random();</text:span></text:p>
      <text:p text:style-name="P1371"/>
      <text:p text:style-name="СтандартныйHTML"><text:span text:style-name="T1372"><text:s text:c="8"/></text:span><text:span text:style-name="T1373">List&lt;String&gt; authorlist= List.of(</text:span><text:span text:style-name="T1374">"A"</text:span><text:span text:style-name="T1375">,</text:span><text:span text:style-name="T1376">"B"</text:span><text:span text:style-name="T1377">,</text:span><text:span text:style-name="T1378">"C"</text:span><text:span text:style-name="T1379">,</text:span><text:span text:style-name="T1380">"D"</text:span><text:span text:style-name="T1381">,</text:span><text:span text:style-name="T1382">"E"</text:span><text:span text:style-name="T1383">,</text:span><text:span text:style-name="T1384">"F"</text:span><text:span text:style-name="T1385">,</text:span><text:span text:style-name="T1386">"G"</text:span><text:span text:style-name="T1387">,</text:span><text:span text:style-name="T1388">"H"</text:span><text:span text:style-name="T1389">,</text:span><text:span text:style-name="T1390">"I"</text:span><text:span text:style-name="T1391">,</text:span><text:span text:style-name="T1392">"J"</text:span><text:span text:style-name="T1393">);</text:span></text:p>
      <text:p text:style-name="P1394"/>
      <text:p text:style-name="СтандартныйHTML"><text:span text:style-name="T1395"><text:s text:c="8"/></text:span><text:span text:style-name="T1396">setName(</text:span><text:span text:style-name="T1397">"book"</text:span><text:span text:style-name="T1398">+rand.nextInt(</text:span><text:span text:style-name="T1399">10</text:span><text:span text:style-name="T1400">));</text:span></text:p>
      <text:p text:style-name="СтандартныйHTML"><text:span text:style-name="T1401"><text:s text:c="8"/></text:span><text:span text:style-name="T1402">setAuthor(authorlist.get(rand.nextInt(authorlist.size()))+</text:span><text:span text:style-name="T1403">"."</text:span><text:span text:style-name="T1404">+authorlist.get(rand.nextInt(authorlist.size())));</text:span></text:p>
      <text:p text:style-name="СтандартныйHTML"><text:span text:style-name="T1405"><text:s text:c="8"/></text:span><text:span text:style-name="T1406">setPages(rand.nextInt(</text:span><text:span text:style-name="T1407">190</text:span><text:span text:style-name="T1408">)+</text:span><text:span text:style-name="T1409">10</text:span><text:span text:style-name="T1410">);</text:span></text:p>
      <text:p text:style-name="P1411"/>
      <text:p text:style-name="СтандартныйHTML"><text:span text:style-name="T1412"><text:s text:c="8"/></text:span><text:span text:style-name="T1413">int<text:s/></text:span><text:span text:style-name="T1414">y = rand.nextInt(</text:span><text:span text:style-name="T1415">75</text:span><text:span text:style-name="T1416">)+</text:span><text:span text:style-name="T1417">1950</text:span><text:span text:style-name="T1418">;</text:span></text:p>
      <text:p text:style-name="СтандартныйHTML"><text:span text:style-name="T1419"><text:s text:c="8"/></text:span><text:span text:style-name="T1420">setYear(y);</text:span></text:p>
      <text:p text:style-name="СтандартныйHTML"><text:span text:style-name="T1421"><text:s text:c="8"/></text:span><text:span text:style-name="T1422">setOptional(y&gt;=</text:span><text:span text:style-name="T1423">1991</text:span><text:span text:style-name="T1424">?</text:span><text:span text:style-name="T1425">"Made in Russia Federation"</text:span><text:span text:style-name="T1426">:</text:span><text:span text:style-name="T1427">"</text:span><text:span text:style-name="s21">Сделано</text:span><text:span text:style-name="T1428"><text:s/></text:span><text:span text:style-name="s21">в</text:span><text:span text:style-name="T1429"><text:s/></text:span><text:span text:style-name="s21">СССР</text:span><text:span text:style-name="T1430">"</text:span><text:span text:style-name="T1431">);</text:span></text:p>
      <text:p text:style-name="СтандартныйHTML"><text:span text:style-name="T1432"><text:s text:c="4"/></text:span><text:span text:style-name="T1433">}</text:span></text:p>
      <text:p text:style-name="P1434"/>
      <text:p text:style-name="СтандартныйHTML"><text:span text:style-name="T1435"><text:s text:c="4"/></text:span><text:span text:style-name="T1436">public<text:s/></text:span><text:span text:style-name="T1437">String<text:s/></text:span><text:span text:style-name="T1438">getName() {</text:span></text:p>
      <text:p text:style-name="СтандартныйHTML"><text:span text:style-name="T1439"><text:s text:c="8"/></text:span><text:span text:style-name="T1440">return<text:s/></text:span><text:span text:style-name="T1441">name;</text:span></text:p>
      <text:p text:style-name="СтандартныйHTML"><text:span text:style-name="T1442"><text:s text:c="4"/></text:span><text:span text:style-name="T1443">}</text:span></text:p>
      <text:p text:style-name="P1444"/>
      <text:p text:style-name="СтандартныйHTML"><text:span text:style-name="T1445"><text:s text:c="4"/></text:span><text:span text:style-name="T1446">public void<text:s/></text:span><text:span text:style-name="T1447">setName(String name) {</text:span></text:p>
      <text:p text:style-name="СтандартныйHTML"><text:span text:style-name="T1448"><text:s text:c="8"/></text:span><text:span text:style-name="T1449">this</text:span><text:span text:style-name="T1450">.name = name;</text:span></text:p>
      <text:p text:style-name="СтандартныйHTML"><text:span text:style-name="T1451"><text:s text:c="4"/></text:span><text:span text:style-name="T1452">}</text:span></text:p>
      <text:p text:style-name="P1453"/>
      <text:p text:style-name="СтандартныйHTML"><text:span text:style-name="T1454"><text:s text:c="4"/></text:span><text:span text:style-name="T1455">public<text:s/></text:span><text:span text:style-name="T1456">String getAuthor() {</text:span></text:p>
      <text:p text:style-name="СтандартныйHTML"><text:span text:style-name="T1457"><text:s text:c="8"/></text:span><text:span text:style-name="T1458">return<text:s/></text:span><text:span text:style-name="T1459">author;</text:span></text:p>
      <text:p text:style-name="СтандартныйHTML"><text:span text:style-name="T1460"><text:s text:c="4"/></text:span><text:span text:style-name="T1461">}</text:span></text:p>
      <text:p text:style-name="P1462"/>
      <text:p text:style-name="СтандартныйHTML"><text:span text:style-name="T1463"><text:s text:c="4"/></text:span><text:span text:style-name="T1464">public void<text:s/></text:span><text:span text:style-name="T1465">setAuthor(String author) {</text:span></text:p>
      <text:p text:style-name="СтандартныйHTML"><text:span text:style-name="T1466"><text:s text:c="8"/></text:span><text:span text:style-name="T1467">this</text:span><text:span text:style-name="T1468">.author = author;</text:span></text:p>
      <text:p text:style-name="СтандартныйHTML"><text:span text:style-name="T1469"><text:s text:c="4"/></text:span><text:span text:style-name="T1470">}</text:span></text:p>
      <text:p text:style-name="P1471"/>
      <text:p text:style-name="СтандартныйHTML"><text:span text:style-name="T1472"><text:s text:c="2"/></text:span><text:span text:style-name="T1473"><text:s text:c="2"/></text:span><text:span text:style-name="T1474">public<text:s/></text:span><text:span text:style-name="T1475">Integer getYear() {</text:span></text:p>
      <text:p text:style-name="СтандартныйHTML"><text:span text:style-name="T1476"><text:s text:c="8"/></text:span><text:span text:style-name="T1477">return<text:s/></text:span><text:span text:style-name="T1478">year;</text:span></text:p>
      <text:p text:style-name="СтандартныйHTML"><text:span text:style-name="T1479"><text:s text:c="4"/></text:span><text:span text:style-name="T1480">}</text:span></text:p>
      <text:p text:style-name="P1481"/>
      <text:p text:style-name="СтандартныйHTML"><text:span text:style-name="T1482"><text:s text:c="4"/></text:span><text:span text:style-name="T1483">public void<text:s/></text:span><text:span text:style-name="T1484">setYear(Integer year) {</text:span></text:p>
      <text:p text:style-name="СтандартныйHTML"><text:span text:style-name="T1485"><text:s text:c="8"/></text:span><text:span text:style-name="T1486">this</text:span><text:span text:style-name="T1487">.year = year;</text:span></text:p>
      <text:p text:style-name="СтандартныйHTML"><text:span text:style-name="T1488"><text:s text:c="4"/></text:span><text:span text:style-name="T1489">}</text:span></text:p>
      <text:p text:style-name="P1490"/>
      <text:p text:style-name="СтандартныйHTML"><text:span text:style-name="T1491"><text:s text:c="4"/></text:span><text:span text:style-name="T1492">public<text:s/></text:span><text:span text:style-name="T1493">Integer getPages() {</text:span></text:p>
      <text:p text:style-name="СтандартныйHTML"><text:span text:style-name="T1494"><text:s text:c="8"/></text:span><text:span text:style-name="T1495">return<text:s/></text:span><text:span text:style-name="T1496">pages;</text:span></text:p>
      <text:p text:style-name="СтандартныйHTML"><text:span text:style-name="T1497"><text:s text:c="4"/></text:span><text:span text:style-name="T1498">}</text:span></text:p>
      <text:p text:style-name="P1499"/>
      <text:soft-page-break/>
      <text:p text:style-name="СтандартныйHTML"><text:span text:style-name="T1500"><text:s text:c="4"/></text:span><text:span text:style-name="T1501">public void<text:s/></text:span><text:span text:style-name="T1502">setPages(Integer pages) {</text:span></text:p>
      <text:p text:style-name="СтандартныйHTML"><text:span text:style-name="T1503"><text:s text:c="8"/></text:span><text:span text:style-name="T1504">this</text:span><text:span text:style-name="T1505">.pages =<text:s/></text:span><text:span text:style-name="T1506">pages;</text:span></text:p>
      <text:p text:style-name="СтандартныйHTML"><text:span text:style-name="T1507"><text:s text:c="4"/></text:span><text:span text:style-name="T1508">}</text:span></text:p>
      <text:p text:style-name="P1509"/>
      <text:p text:style-name="СтандартныйHTML"><text:span text:style-name="T1510"><text:s text:c="4"/></text:span><text:span text:style-name="T1511">public<text:s/></text:span><text:span text:style-name="T1512">String getOptional() {</text:span></text:p>
      <text:p text:style-name="СтандартныйHTML"><text:span text:style-name="T1513"><text:s text:c="8"/></text:span><text:span text:style-name="T1514">return<text:s/></text:span><text:span text:style-name="T1515">optional;</text:span></text:p>
      <text:p text:style-name="СтандартныйHTML"><text:span text:style-name="T1516"><text:s text:c="4"/></text:span><text:span text:style-name="T1517">}</text:span></text:p>
      <text:p text:style-name="P1518"/>
      <text:p text:style-name="СтандартныйHTML"><text:span text:style-name="T1519"><text:s text:c="4"/></text:span><text:span text:style-name="T1520">public void<text:s/></text:span><text:span text:style-name="T1521">setOptional(String optional) {</text:span></text:p>
      <text:p text:style-name="СтандартныйHTML"><text:span text:style-name="T1522"><text:s text:c="8"/></text:span><text:span text:style-name="T1523">this</text:span><text:span text:style-name="T1524">.optional = optional;</text:span></text:p>
      <text:p text:style-name="СтандартныйHTML"><text:span text:style-name="T1525"><text:s text:c="4"/></text:span><text:span text:style-name="T1526">}</text:span></text:p>
      <text:p text:style-name="P1527"/>
      <text:p text:style-name="СтандартныйHTML"><text:span text:style-name="T1528"><text:s text:c="4"/></text:span><text:span text:style-name="T1529">@Override</text:span></text:p>
      <text:p text:style-name="СтандартныйHTML"><text:span text:style-name="T1530"><text:s text:c="4"/></text:span><text:span text:style-name="T1531">public<text:s/></text:span><text:span text:style-name="T1532">String toString(){</text:span></text:p>
      <text:p text:style-name="СтандартныйHTML"><text:span text:style-name="T1533"><text:s text:c="8"/></text:span><text:span text:style-name="T1534">return<text:s/></text:span><text:span text:style-name="T1535">name+</text:span><text:span text:style-name="T1536">" Author: "</text:span><text:span text:style-name="T1537">+author+</text:span><text:span text:style-name="T1538">" Yea</text:span><text:span text:style-name="T1539">r: "</text:span><text:span text:style-name="T1540">+year+</text:span><text:span text:style-name="T1541">" Pages: "</text:span><text:span text:style-name="T1542">+pages+</text:span><text:span text:style-name="T1543">" Optional: "</text:span><text:span text:style-name="T1544">+optional;</text:span></text:p>
      <text:p text:style-name="СтандартныйHTML"><text:span text:style-name="T1545"><text:s text:c="4"/></text:span><text:span text:style-name="s11">}</text:span></text:p>
      <text:p text:style-name="СтандартныйHTML"><text:span text:style-name="s11">}</text:span></text:p>
      <text:p text:style-name="Обычный"/>
      <text:p text:style-name="Обычный">Ссылка на<text:s/><text:span text:style-name="T1546">GitHub:</text:span></text:p>
      <text:p text:style-name="Обычный"><text:a xlink:href="https://github.com/SokIvan/First_Homework" office:target-frame-name="_top" xlink:show="replace"><text:span text:style-name="T1547">https://github.com/SokIvan/First_Homework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ru" style:country-asian="RU" fo:hyphenate="false"/>
    </style:style>
    <style:style style:name="Основнойшрифтабзаца" style:display-name="Основной шрифт абзаца" style:family="text"/>
    <style:style style:name="СтандартныйHTML" style:display-name="Стандартный HTML" style:family="paragraph" style:parent-style-name="Обычный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font-size="10pt" style:font-size-asian="10pt" style:font-size-complex="10pt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s01" style:display-name="s01" style:family="text" style:parent-style-name="Основнойшрифтабзаца">
      <style:text-properties fo:color="#0033B3"/>
    </style:style>
    <style:style style:name="s11" style:display-name="s11" style:family="text" style:parent-style-name="Основнойшрифтабзаца">
      <style:text-properties fo:color="#080808"/>
    </style:style>
    <style:style style:name="s21" style:display-name="s21" style:family="text" style:parent-style-name="Основнойшрифтабзаца">
      <style:text-properties fo:color="#067D17"/>
    </style:style>
    <style:style style:name="s31" style:display-name="s31" style:family="text" style:parent-style-name="Основнойшрифтабзаца">
      <style:text-properties fo:font-style="italic" style:font-style-asian="italic" style:font-style-complex="italic" fo:color="#8C8C8C"/>
    </style:style>
    <style:style style:name="s41" style:display-name="s41" style:family="text" style:parent-style-name="Основнойшрифтабзаца">
      <style:text-properties fo:color="#1750EB"/>
    </style:style>
    <style:style style:name="s51" style:display-name="s51" style:family="text" style:parent-style-name="Основнойшрифтабзаца">
      <style:text-properties fo:color="#0037A6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Учетная запись Майкрософт</meta:initial-creator>
    <dc:creator>Учетная запись Майкрософт</dc:creator>
    <meta:creation-date>2025-09-07T08:15:00Z</meta:creation-date>
    <dc:date>2025-09-07T08:25:00Z</dc:date>
    <meta:template xlink:href="Normal.dotm" xlink:type="simple"/>
    <meta:editing-cycles>3</meta:editing-cycles>
    <meta:editing-duration>PT360S</meta:editing-duration>
    <meta:document-statistic meta:page-count="14" meta:paragraph-count="37" meta:word-count="2797" meta:character-count="18705" meta:row-count="132" meta:non-whitespace-character-count="15945"/>
  </office:meta>
</office:document-meta>
</file>